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5.14cm"/>
    </style:style>
    <style:style style:name="co30" style:family="table-column">
      <style:table-column-properties fo:break-before="auto" style:column-width="2.178cm"/>
    </style:style>
    <style:style style:name="co31" style:family="table-column">
      <style:table-column-properties fo:break-before="auto" style:column-width="1.506cm"/>
    </style:style>
    <style:style style:name="co32" style:family="table-column">
      <style:table-column-properties fo:break-before="auto" style:column-width="2.776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2.205cm"/>
    </style:style>
    <style:style style:name="co35" style:family="table-column">
      <style:table-column-properties fo:break-before="auto" style:column-width="2.233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3.685cm"/>
    </style:style>
    <style:style style:name="co38" style:family="table-column">
      <style:table-column-properties fo:break-before="auto" style:column-width="2.669cm"/>
    </style:style>
    <style:style style:name="co39" style:family="table-column">
      <style:table-column-properties fo:break-before="auto" style:column-width="2.586cm"/>
    </style:style>
    <style:style style:name="co40" style:family="table-column">
      <style:table-column-properties fo:break-before="auto" style:column-width="2.722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4.263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2" style:family="table-cell" style:parent-style-name="Default" style:data-style-name="N1000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012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121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fo:background-color="#cccccc"/>
    </style:style>
    <style:style style:name="ce39" style:family="table-cell" style:parent-style-name="Default">
      <style:table-cell-properties fo:background-color="#cccccc"/>
      <style:text-properties fo:color="#000000"/>
    </style:style>
    <style:style style:name="ce4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0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4" style:family="table-cell" style:parent-style-name="Default" style:data-style-name="N100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0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0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0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1012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72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74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75" style:family="table-cell" style:parent-style-name="Default"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,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,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,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,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,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,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,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,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,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,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,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,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,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,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,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,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,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,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,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,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,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,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,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,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,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9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0" office:value-type="string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0" office:value-type="string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string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0" office:value-type="string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string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0" office:value-type="string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0" office:value-type="string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string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string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0" office:value-type="string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string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string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0" office:value-type="string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0" office:value-type="string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0" office:value-type="string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string">
            <text:p>9.9289E-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string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0" office:value-type="string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0" office:value-type="string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string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0" office:value-type="string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string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11" office:value-type="string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,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,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,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,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,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,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,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,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,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,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,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,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,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,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,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,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,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,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,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,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10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10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10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10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10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10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10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10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10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10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11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10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10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10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10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10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10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10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10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10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10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10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10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10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11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249">
            <text:p>249,00</text:p>
          </table:table-cell>
          <table:table-cell table:style-name="ce23" table:formula="of:=([.E3]+[.E31]+[.E59])/3" office:value-type="float" office:value="1847.66666666667">
            <text:p>1847,67</text:p>
          </table:table-cell>
          <table:table-cell table:style-name="ce10" table:formula="of:=([.F3]+[.F31]+[.F59])/3" office:value-type="float" office:value="0.274145769">
            <text:p>0,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50.3333333333333">
            <text:p>50,33</text:p>
          </table:table-cell>
          <table:table-cell table:style-name="ce23" table:formula="of:=([.E4]+[.E32]+[.E60])/3" office:value-type="float" office:value="510.666666666667">
            <text:p>510,67</text:p>
          </table:table-cell>
          <table:table-cell table:style-name="ce10" table:formula="of:=([.F4]+[.F32]+[.F60])/3" office:value-type="float" office:value="0.0135222786666667">
            <text:p>0,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480">
            <text:p>480,00</text:p>
          </table:table-cell>
          <table:table-cell table:style-name="ce10" table:formula="of:=([.F5]+[.F33]+[.F61])/3" office:value-type="float" office:value="0.004492322">
            <text:p>0,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5.6666666666667">
            <text:p>25,67</text:p>
          </table:table-cell>
          <table:table-cell table:style-name="ce23" table:formula="of:=([.E6]+[.E34]+[.E62])/3" office:value-type="float" office:value="262.333333333333">
            <text:p>262,33</text:p>
          </table:table-cell>
          <table:table-cell table:style-name="ce10" table:formula="of:=([.F6]+[.F34]+[.F62])/3" office:value-type="float" office:value="0.00336710266666667">
            <text:p>0,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2">
            <text:p>32,00</text:p>
          </table:table-cell>
          <table:table-cell table:style-name="ce23" table:formula="of:=([.E7]+[.E35]+[.E63])/3" office:value-type="float" office:value="484.333333333333">
            <text:p>484,33</text:p>
          </table:table-cell>
          <table:table-cell table:style-name="ce10" table:formula="of:=([.F7]+[.F35]+[.F63])/3" office:value-type="float" office:value="0.007107331">
            <text:p>0,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8096.66666666667">
            <text:p>8096,67</text:p>
          </table:table-cell>
          <table:table-cell table:style-name="ce23" table:formula="of:=([.E8]+[.E36]+[.E64])/3" office:value-type="float" office:value="3554">
            <text:p>3554,00</text:p>
          </table:table-cell>
          <table:table-cell table:style-name="ce10" table:formula="of:=([.F8]+[.F36]+[.F64])/3" office:value-type="float" office:value="13.5872388323333">
            <text:p>13,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35">
            <text:p>35,00</text:p>
          </table:table-cell>
          <table:table-cell table:style-name="ce23" table:formula="of:=([.E9]+[.E37]+[.E65])/3" office:value-type="float" office:value="2123">
            <text:p>2123,00</text:p>
          </table:table-cell>
          <table:table-cell table:style-name="ce10" table:formula="of:=([.F9]+[.F37]+[.F65])/3" office:value-type="float" office:value="0.026384028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1984">
            <text:p>1984,00</text:p>
          </table:table-cell>
          <table:table-cell table:style-name="ce10" table:formula="of:=([.F10]+[.F38]+[.F66])/3" office:value-type="float" office:value="0.01418232">
            <text:p>0,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37">
            <text:p>37,00</text:p>
          </table:table-cell>
          <table:table-cell table:style-name="ce23" table:formula="of:=([.E11]+[.E39]+[.E67])/3" office:value-type="float" office:value="680.333333333333">
            <text:p>680,33</text:p>
          </table:table-cell>
          <table:table-cell table:style-name="ce10" table:formula="of:=([.F11]+[.F39]+[.F67])/3" office:value-type="float" office:value="0.00642100633333333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206.333333333333">
            <text:p>206,33</text:p>
          </table:table-cell>
          <table:table-cell table:style-name="ce23" table:formula="of:=([.E12]+[.E40]+[.E68])/3" office:value-type="float" office:value="1230.33333333333">
            <text:p>1230,33</text:p>
          </table:table-cell>
          <table:table-cell table:style-name="ce10" table:formula="of:=([.F12]+[.F40]+[.F68])/3" office:value-type="float" office:value="1.44105252066667">
            <text:p>1,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90.3333333333333">
            <text:p>90,33</text:p>
          </table:table-cell>
          <table:table-cell table:style-name="ce23" table:formula="of:=([.E13]+[.E41]+[.E69])/3" office:value-type="float" office:value="2170">
            <text:p>2170,00</text:p>
          </table:table-cell>
          <table:table-cell table:style-name="ce10" table:formula="of:=([.F13]+[.F41]+[.F69])/3" office:value-type="float" office:value="0.040618881">
            <text:p>0,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2">
            <text:p>32,00</text:p>
          </table:table-cell>
          <table:table-cell table:style-name="ce23" table:formula="of:=([.E14]+[.E42]+[.E70])/3" office:value-type="float" office:value="757">
            <text:p>757,00</text:p>
          </table:table-cell>
          <table:table-cell table:style-name="ce10" table:formula="of:=([.F14]+[.F42]+[.F70])/3" office:value-type="float" office:value="0.0062876683333333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39">
            <text:p>39,00</text:p>
          </table:table-cell>
          <table:table-cell table:style-name="ce23" table:formula="of:=([.E15]+[.E43]+[.E71])/3" office:value-type="float" office:value="2663.66666666667">
            <text:p>2663,67</text:p>
          </table:table-cell>
          <table:table-cell table:style-name="ce10" table:formula="of:=([.F15]+[.F43]+[.F71])/3" office:value-type="float" office:value="0.0214096416666667">
            <text:p>0,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77.3333333333333">
            <text:p>77,33</text:p>
          </table:table-cell>
          <table:table-cell table:style-name="ce23" table:formula="of:=([.E16]+[.E44]+[.E72])/3" office:value-type="float" office:value="705.333333333333">
            <text:p>705,33</text:p>
          </table:table-cell>
          <table:table-cell table:style-name="ce10" table:formula="of:=([.F16]+[.F44]+[.F72])/3" office:value-type="float" office:value="0.018677715">
            <text:p>0,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45.6666666666667">
            <text:p>45,67</text:p>
          </table:table-cell>
          <table:table-cell table:style-name="ce23" table:formula="of:=([.E17]+[.E45]+[.E73])/3" office:value-type="float" office:value="808.666666666667">
            <text:p>808,67</text:p>
          </table:table-cell>
          <table:table-cell table:style-name="ce10" table:formula="of:=([.F17]+[.F45]+[.F73])/3" office:value-type="float" office:value="0.0120629783333333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206.333333333333">
            <text:p>206,33</text:p>
          </table:table-cell>
          <table:table-cell table:style-name="ce23" table:formula="of:=([.E18]+[.E46]+[.E74])/3" office:value-type="float" office:value="1230.33333333333">
            <text:p>1230,33</text:p>
          </table:table-cell>
          <table:table-cell table:style-name="ce10" table:formula="of:=([.F18]+[.F46]+[.F74])/3" office:value-type="float" office:value="1.496011294">
            <text:p>1,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62">
            <text:p>62,00</text:p>
          </table:table-cell>
          <table:table-cell table:style-name="ce23" table:formula="of:=([.E19]+[.E47]+[.E75])/3" office:value-type="float" office:value="1818">
            <text:p>1818,00</text:p>
          </table:table-cell>
          <table:table-cell table:style-name="ce10" table:formula="of:=([.F19]+[.F47]+[.F75])/3" office:value-type="float" office:value="0.022375988">
            <text:p>0,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12">
            <text:p>12,00</text:p>
          </table:table-cell>
          <table:table-cell table:style-name="ce10" table:formula="of:=([.F20]+[.F48]+[.F76])/3" office:value-type="float" office:value="0.00009246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3280">
            <text:p>3280,00</text:p>
          </table:table-cell>
          <table:table-cell table:style-name="ce10" table:formula="of:=([.F21]+[.F49]+[.F77])/3" office:value-type="float" office:value="0.026739103">
            <text:p>0,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52.6666666666667">
            <text:p>52,67</text:p>
          </table:table-cell>
          <table:table-cell table:style-name="ce23" table:formula="of:=([.E22]+[.E50]+[.E78])/3" office:value-type="float" office:value="1143.33333333333">
            <text:p>1143,33</text:p>
          </table:table-cell>
          <table:table-cell table:style-name="ce10" table:formula="of:=([.F22]+[.F50]+[.F78])/3" office:value-type="float" office:value="0.0829556223333333">
            <text:p>0,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49">
            <text:p>49,00</text:p>
          </table:table-cell>
          <table:table-cell table:style-name="ce23" table:formula="of:=([.E23]+[.E51]+[.E79])/3" office:value-type="float" office:value="844.666666666667">
            <text:p>844,67</text:p>
          </table:table-cell>
          <table:table-cell table:style-name="ce10" table:formula="of:=([.F23]+[.F51]+[.F79])/3" office:value-type="float" office:value="0.012401921333333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2">
            <text:p>42,00</text:p>
          </table:table-cell>
          <table:table-cell table:style-name="ce23" table:formula="of:=([.E24]+[.E52]+[.E80])/3" office:value-type="float" office:value="1104">
            <text:p>1104,00</text:p>
          </table:table-cell>
          <table:table-cell table:style-name="ce10" table:formula="of:=([.F24]+[.F52]+[.F80])/3" office:value-type="float" office:value="0.0106063443333333">
            <text:p>0,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55.3333333333333">
            <text:p>55,33</text:p>
          </table:table-cell>
          <table:table-cell table:style-name="ce23" table:formula="of:=([.E25]+[.E53]+[.E81])/3" office:value-type="float" office:value="1053.66666666667">
            <text:p>1053,67</text:p>
          </table:table-cell>
          <table:table-cell table:style-name="ce10" table:formula="of:=([.F25]+[.F53]+[.F81])/3" office:value-type="float" office:value="0.0418459923333333">
            <text:p>0,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3120">
            <text:p>3120,00</text:p>
          </table:table-cell>
          <table:table-cell table:style-name="ce10" table:formula="of:=([.F26]+[.F54]+[.F82])/3" office:value-type="float" office:value="0.0177475316666667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206.333333333333">
            <text:p>206,33</text:p>
          </table:table-cell>
          <table:table-cell table:style-name="ce24" table:formula="of:=([.E27]+[.E55]+[.E83])/3" office:value-type="float" office:value="1230.33333333333">
            <text:p>1230,33</text:p>
          </table:table-cell>
          <table:table-cell table:style-name="ce11" table:formula="of:=([.F27]+[.F55]+[.F83])/3" office:value-type="float" office:value="1.466993541">
            <text:p>1,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10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10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10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10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10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10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10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10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8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10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10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10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10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10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10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10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10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10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10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10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11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10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10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10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10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10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10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10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10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10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10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10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10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10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10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10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10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10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11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10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10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10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10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10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10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10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10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10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10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10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10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10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10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10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10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11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19"/>
        <table:table-column table:style-name="co12" table:default-cell-style-name="ce19"/>
        <table:table-column table:style-name="co15" table:default-cell-style-name="ce19"/>
        <table:table-column table:style-name="co24" table:default-cell-style-name="ce19"/>
        <table:table-column table:style-name="co22" table:default-cell-style-name="ce19"/>
        <table:table-column table:style-name="co9" table:number-columns-repeated="1016" table:default-cell-style-name="Default"/>
        <table:table-row table:style-name="ro4">
          <table:table-cell table:style-name="ce31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35">
            <text:p>135</text:p>
          </table:table-cell>
          <table:table-cell table:style-name="ce34" office:value-type="float" office:value="0.071615029">
            <text:p>0.0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34" office:value-type="float" office:value="0.008264791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8">
            <text:p>118</text:p>
          </table:table-cell>
          <table:table-cell table:style-name="ce34" office:value-type="float" office:value="0.00336456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0375694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23">
            <text:p>123</text:p>
          </table:table-cell>
          <table:table-cell table:style-name="ce34" office:value-type="float" office:value="0.00545111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34" office:value-type="float" office:value="0.861411268">
            <text:p>0.8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55">
            <text:p>55</text:p>
          </table:table-cell>
          <table:table-cell table:style-name="ce34" office:value-type="float" office:value="0.00129346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34" office:value-type="float" office:value="0.00102451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30">
            <text:p>130</text:p>
          </table:table-cell>
          <table:table-cell table:style-name="ce34" office:value-type="float" office:value="0.00188136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4" office:value-type="float" office:value="0.906063782">
            <text:p>0.9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34" office:value-type="float" office:value="0.0047484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5037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8">
            <text:p>88</text:p>
          </table:table-cell>
          <table:table-cell table:style-name="ce34" office:value-type="float" office:value="0.0010685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34" office:value-type="float" office:value="0.00468848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34" office:value-type="float" office:value="0.002813114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4" office:value-type="float" office:value="1.03235756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0.002421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4" office:value-type="float" office:value="0.00065421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35617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41">
            <text:p>1141</text:p>
          </table:table-cell>
          <table:table-cell table:style-name="ce7" office:value-type="float" office:value="142">
            <text:p>142</text:p>
          </table:table-cell>
          <table:table-cell table:style-name="ce34" office:value-type="float" office:value="0.02357172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34" office:value-type="float" office:value="0.003213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4" office:value-type="float" office:value="0.00171320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34" office:value-type="float" office:value="0.0204781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4" office:value-type="float" office:value="0.00106725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35" office:value-type="float" office:value="1.051040265">
            <text:p>1.0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37">
            <text:p>137</text:p>
          </table:table-cell>
          <table:table-cell table:style-name="ce34" office:value-type="float" office:value="0.08980599">
            <text:p>0.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34" office:value-type="float" office:value="0.00896989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352136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34" office:value-type="float" office:value="0.00383525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757337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21">
            <text:p>30921</text:p>
          </table:table-cell>
          <table:table-cell table:style-name="ce7" office:value-type="float" office:value="143">
            <text:p>143</text:p>
          </table:table-cell>
          <table:table-cell table:style-name="ce34" office:value-type="float" office:value="0.922175357">
            <text:p>0.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34" office:value-type="float" office:value="0.001161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009863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23010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1.510950096">
            <text:p>1.5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34" office:value-type="float" office:value="0.00452615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2">
            <text:p>122</text:p>
          </table:table-cell>
          <table:table-cell table:style-name="ce34" office:value-type="float" office:value="0.00148656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92">
            <text:p>92</text:p>
          </table:table-cell>
          <table:table-cell table:style-name="ce34" office:value-type="float" office:value="0.0010950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34" office:value-type="float" office:value="0.00429679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0259698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1.430459949">
            <text:p>1.4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34" office:value-type="float" office:value="0.0020448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34" office:value-type="float" office:value="0.00065917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44209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34" office:value-type="float" office:value="0.022036727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1">
            <text:p>111</text:p>
          </table:table-cell>
          <table:table-cell table:style-name="ce34" office:value-type="float" office:value="0.00275656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72547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23174212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039166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1">
            <text:p>131</text:p>
          </table:table-cell>
          <table:table-cell table:style-name="ce35" office:value-type="float" office:value="1.527728754">
            <text:p>1.53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1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34" office:value-type="float" office:value="0.059980859">
            <text:p>0.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34" office:value-type="float" office:value="0.010170745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32392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10">
            <text:p>110</text:p>
          </table:table-cell>
          <table:table-cell table:style-name="ce34" office:value-type="float" office:value="0.0041305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449705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7">
            <text:p>127</text:p>
          </table:table-cell>
          <table:table-cell table:style-name="ce34" office:value-type="float" office:value="0.723202894">
            <text:p>0.7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34" office:value-type="float" office:value="0.00122444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34" office:value-type="float" office:value="0.00095515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32">
            <text:p>132</text:p>
          </table:table-cell>
          <table:table-cell table:style-name="ce34" office:value-type="float" office:value="0.00192742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1.134289065">
            <text:p>1.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0.00480423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6">
            <text:p>116</text:p>
          </table:table-cell>
          <table:table-cell table:style-name="ce34" office:value-type="float" office:value="0.00136448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0108825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34" office:value-type="float" office:value="0.005508856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34" office:value-type="float" office:value="0.0032456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1.02890312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5">
            <text:p>125</text:p>
          </table:table-cell>
          <table:table-cell table:style-name="ce34" office:value-type="float" office:value="0.00218157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4" office:value-type="float" office:value="0.0006753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3190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34" office:value-type="float" office:value="0.018894389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34" office:value-type="float" office:value="0.00259000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38295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19103486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34" office:value-type="float" office:value="0.00092909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9">
            <text:p>139</text:p>
          </table:table-cell>
          <table:table-cell table:style-name="ce35" office:value-type="float" office:value="1.026153918">
            <text:p>1.03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1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32" table:formula="of:=([.D3]+[.D31]+[.D59])/3" office:value-type="float" office:value="1057.66666666667">
            <text:p>1057.67</text:p>
          </table:table-cell>
          <table:table-cell table:style-name="ce32" table:formula="of:=([.E3]+[.E31]+[.E59])/3" office:value-type="float" office:value="122.666666666667">
            <text:p>122.67</text:p>
          </table:table-cell>
          <table:table-cell table:style-name="ce36" table:formula="of:=([.F3]+[.F31]+[.F59])/3" office:value-type="float" office:value="0.073800626">
            <text:p>0.07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32" table:formula="of:=([.D4]+[.D32]+[.D60])/3" office:value-type="float" office:value="80">
            <text:p>80.00</text:p>
          </table:table-cell>
          <table:table-cell table:style-name="ce32" table:formula="of:=([.E4]+[.E32]+[.E60])/3" office:value-type="float" office:value="115">
            <text:p>115.00</text:p>
          </table:table-cell>
          <table:table-cell table:style-name="ce36" table:formula="of:=([.F4]+[.F32]+[.F60])/3" office:value-type="float" office:value="0.009135142">
            <text:p>0.0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32" table:formula="of:=([.D5]+[.D33]+[.D61])/3" office:value-type="float" office:value="18">
            <text:p>18.00</text:p>
          </table:table-cell>
          <table:table-cell table:style-name="ce32" table:formula="of:=([.E5]+[.E33]+[.E61])/3" office:value-type="float" office:value="119.333333333333">
            <text:p>119.33</text:p>
          </table:table-cell>
          <table:table-cell table:style-name="ce36" table:formula="of:=([.F5]+[.F33]+[.F61])/3" office:value-type="float" office:value="0.0033750446666666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32" table:formula="of:=([.D6]+[.D34]+[.D62])/3" office:value-type="float" office:value="26.3333333333333">
            <text:p>26.33</text:p>
          </table:table-cell>
          <table:table-cell table:style-name="ce32" table:formula="of:=([.E6]+[.E34]+[.E62])/3" office:value-type="float" office:value="104.333333333333">
            <text:p>104.33</text:p>
          </table:table-cell>
          <table:table-cell table:style-name="ce36" table:formula="of:=([.F6]+[.F34]+[.F62])/3" office:value-type="float" office:value="0.00390757366666667">
            <text:p>0.00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32" table:formula="of:=([.D7]+[.D35]+[.D63])/3" office:value-type="float" office:value="33.6666666666667">
            <text:p>33.67</text:p>
          </table:table-cell>
          <table:table-cell table:style-name="ce32" table:formula="of:=([.E7]+[.E35]+[.E63])/3" office:value-type="float" office:value="121">
            <text:p>121.00</text:p>
          </table:table-cell>
          <table:table-cell table:style-name="ce36" table:formula="of:=([.F7]+[.F35]+[.F63])/3" office:value-type="float" office:value="0.00584051466666667">
            <text:p>0.0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32" table:formula="of:=([.D8]+[.D36]+[.D64])/3" office:value-type="float" office:value="31165">
            <text:p>31165.00</text:p>
          </table:table-cell>
          <table:table-cell table:style-name="ce32" table:formula="of:=([.E8]+[.E36]+[.E64])/3" office:value-type="float" office:value="135.333333333333">
            <text:p>135.33</text:p>
          </table:table-cell>
          <table:table-cell table:style-name="ce36" table:formula="of:=([.F8]+[.F36]+[.F64])/3" office:value-type="float" office:value="0.835596506333333">
            <text:p>0.83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32" table:formula="of:=([.D9]+[.D37]+[.D65])/3" office:value-type="float" office:value="72">
            <text:p>72.00</text:p>
          </table:table-cell>
          <table:table-cell table:style-name="ce32" table:formula="of:=([.E9]+[.E37]+[.E65])/3" office:value-type="float" office:value="54.3333333333333">
            <text:p>54.33</text:p>
          </table:table-cell>
          <table:table-cell table:style-name="ce36" table:formula="of:=([.F9]+[.F37]+[.F65])/3" office:value-type="float" office:value="0.001226454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32" table:formula="of:=([.D10]+[.D38]+[.D66])/3" office:value-type="float" office:value="34">
            <text:p>34.00</text:p>
          </table:table-cell>
          <table:table-cell table:style-name="ce32" table:formula="of:=([.E10]+[.E38]+[.E66])/3" office:value-type="float" office:value="94.6666666666667">
            <text:p>94.67</text:p>
          </table:table-cell>
          <table:table-cell table:style-name="ce36" table:formula="of:=([.F10]+[.F38]+[.F66])/3" office:value-type="float" office:value="0.000988686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32" table:formula="of:=([.D11]+[.D39]+[.D67])/3" office:value-type="float" office:value="43.3333333333333">
            <text:p>43.33</text:p>
          </table:table-cell>
          <table:table-cell table:style-name="ce32" table:formula="of:=([.E11]+[.E39]+[.E67])/3" office:value-type="float" office:value="127.333333333333">
            <text:p>127.33</text:p>
          </table:table-cell>
          <table:table-cell table:style-name="ce36" table:formula="of:=([.F11]+[.F39]+[.F67])/3" office:value-type="float" office:value="0.002036599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([.D12]+[.D40]+[.D68])/3" office:value-type="float" office:value="33782.3333333333">
            <text:p>33782.33</text:p>
          </table:table-cell>
          <table:table-cell table:style-name="ce32" table:formula="of:=([.E12]+[.E40]+[.E68])/3" office:value-type="float" office:value="125.666666666667">
            <text:p>125.67</text:p>
          </table:table-cell>
          <table:table-cell table:style-name="ce36" table:formula="of:=([.F12]+[.F40]+[.F68])/3" office:value-type="float" office:value="1.18376764766667">
            <text:p>1.18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32" table:formula="of:=([.D13]+[.D41]+[.D69])/3" office:value-type="float" office:value="301.333333333333">
            <text:p>301.33</text:p>
          </table:table-cell>
          <table:table-cell table:style-name="ce32" table:formula="of:=([.E13]+[.E41]+[.E69])/3" office:value-type="float" office:value="118">
            <text:p>118.00</text:p>
          </table:table-cell>
          <table:table-cell table:style-name="ce36" table:formula="of:=([.F13]+[.F41]+[.F69])/3" office:value-type="float" office:value="0.00469295333333333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32" table:formula="of:=([.D14]+[.D42]+[.D70])/3" office:value-type="float" office:value="34">
            <text:p>34.00</text:p>
          </table:table-cell>
          <table:table-cell table:style-name="ce32" table:formula="of:=([.E14]+[.E42]+[.E70])/3" office:value-type="float" office:value="120.666666666667">
            <text:p>120.67</text:p>
          </table:table-cell>
          <table:table-cell table:style-name="ce36" table:formula="of:=([.F14]+[.F42]+[.F70])/3" office:value-type="float" office:value="0.001451601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32" table:formula="of:=([.D15]+[.D43]+[.D71])/3" office:value-type="float" office:value="39.6666666666667">
            <text:p>39.67</text:p>
          </table:table-cell>
          <table:table-cell table:style-name="ce32" table:formula="of:=([.E15]+[.E43]+[.E71])/3" office:value-type="float" office:value="92.6666666666667">
            <text:p>92.67</text:p>
          </table:table-cell>
          <table:table-cell table:style-name="ce36" table:formula="of:=([.F15]+[.F43]+[.F71])/3" office:value-type="float" office:value="0.00108395133333333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32" table:formula="of:=([.D16]+[.D44]+[.D72])/3" office:value-type="float" office:value="166.333333333333">
            <text:p>166.33</text:p>
          </table:table-cell>
          <table:table-cell table:style-name="ce32" table:formula="of:=([.E16]+[.E44]+[.E72])/3" office:value-type="float" office:value="108.666666666667">
            <text:p>108.67</text:p>
          </table:table-cell>
          <table:table-cell table:style-name="ce36" table:formula="of:=([.F16]+[.F44]+[.F72])/3" office:value-type="float" office:value="0.004831378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32" table:formula="of:=([.D17]+[.D45]+[.D73])/3" office:value-type="float" office:value="126">
            <text:p>126.00</text:p>
          </table:table-cell>
          <table:table-cell table:style-name="ce32" table:formula="of:=([.E17]+[.E45]+[.E73])/3" office:value-type="float" office:value="109">
            <text:p>109.00</text:p>
          </table:table-cell>
          <table:table-cell table:style-name="ce36" table:formula="of:=([.F17]+[.F45]+[.F73])/3" office:value-type="float" office:value="0.00288524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([.D18]+[.D46]+[.D74])/3" office:value-type="float" office:value="33782.3333333333">
            <text:p>33782.33</text:p>
          </table:table-cell>
          <table:table-cell table:style-name="ce32" table:formula="of:=([.E18]+[.E46]+[.E74])/3" office:value-type="float" office:value="125.666666666667">
            <text:p>125.67</text:p>
          </table:table-cell>
          <table:table-cell table:style-name="ce36" table:formula="of:=([.F18]+[.F46]+[.F74])/3" office:value-type="float" office:value="1.16390687633333">
            <text:p>1.16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32" table:formula="of:=([.D19]+[.D47]+[.D75])/3" office:value-type="float" office:value="113.333333333333">
            <text:p>113.33</text:p>
          </table:table-cell>
          <table:table-cell table:style-name="ce32" table:formula="of:=([.E19]+[.E47]+[.E75])/3" office:value-type="float" office:value="122.333333333333">
            <text:p>122.33</text:p>
          </table:table-cell>
          <table:table-cell table:style-name="ce36" table:formula="of:=([.F19]+[.F47]+[.F75])/3" office:value-type="float" office:value="0.002216068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2" table:formula="of:=([.D20]+[.D48]+[.D76])/3" office:value-type="float" office:value="6">
            <text:p>6.00</text:p>
          </table:table-cell>
          <table:table-cell table:style-name="ce32" table:formula="of:=([.E20]+[.E48]+[.E76])/3" office:value-type="float" office:value="69.3333333333333">
            <text:p>69.33</text:p>
          </table:table-cell>
          <table:table-cell table:style-name="ce36" table:formula="of:=([.F20]+[.F48]+[.F76])/3" office:value-type="float" office:value="0.0006629196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32" table:formula="of:=([.D21]+[.D49]+[.D77])/3" office:value-type="float" office:value="43">
            <text:p>43.00</text:p>
          </table:table-cell>
          <table:table-cell table:style-name="ce32" table:formula="of:=([.E21]+[.E49]+[.E77])/3" office:value-type="float" office:value="126.666666666667">
            <text:p>126.67</text:p>
          </table:table-cell>
          <table:table-cell table:style-name="ce36" table:formula="of:=([.F21]+[.F49]+[.F77])/3" office:value-type="float" office:value="0.001372424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32" table:formula="of:=([.D22]+[.D50]+[.D78])/3" office:value-type="float" office:value="1061.33333333333">
            <text:p>1061.33</text:p>
          </table:table-cell>
          <table:table-cell table:style-name="ce32" table:formula="of:=([.E22]+[.E50]+[.E78])/3" office:value-type="float" office:value="116.333333333333">
            <text:p>116.33</text:p>
          </table:table-cell>
          <table:table-cell table:style-name="ce36" table:formula="of:=([.F22]+[.F50]+[.F78])/3" office:value-type="float" office:value="0.021500948">
            <text:p>0.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32" table:formula="of:=([.D23]+[.D51]+[.D79])/3" office:value-type="float" office:value="132">
            <text:p>132.00</text:p>
          </table:table-cell>
          <table:table-cell table:style-name="ce32" table:formula="of:=([.E23]+[.E51]+[.E79])/3" office:value-type="float" office:value="96">
            <text:p>96.00</text:p>
          </table:table-cell>
          <table:table-cell table:style-name="ce36" table:formula="of:=([.F23]+[.F51]+[.F79])/3" office:value-type="float" office:value="0.002853259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32" table:formula="of:=([.D24]+[.D52]+[.D80])/3" office:value-type="float" office:value="42">
            <text:p>42.00</text:p>
          </table:table-cell>
          <table:table-cell table:style-name="ce32" table:formula="of:=([.E24]+[.E52]+[.E80])/3" office:value-type="float" office:value="124.666666666667">
            <text:p>124.67</text:p>
          </table:table-cell>
          <table:table-cell table:style-name="ce36" table:formula="of:=([.F24]+[.F52]+[.F80])/3" office:value-type="float" office:value="0.001607214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32" table:formula="of:=([.D25]+[.D53]+[.D81])/3" office:value-type="float" office:value="945.666666666667">
            <text:p>945.67</text:p>
          </table:table-cell>
          <table:table-cell table:style-name="ce32" table:formula="of:=([.E25]+[.E53]+[.E81])/3" office:value-type="float" office:value="101">
            <text:p>101.00</text:p>
          </table:table-cell>
          <table:table-cell table:style-name="ce36" table:formula="of:=([.F25]+[.F53]+[.F81])/3" office:value-type="float" office:value="0.020918626">
            <text:p>0.02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32" table:formula="of:=([.D26]+[.D54]+[.D82])/3" office:value-type="float" office:value="42">
            <text:p>42.00</text:p>
          </table:table-cell>
          <table:table-cell table:style-name="ce32" table:formula="of:=([.E26]+[.E54]+[.E82])/3" office:value-type="float" office:value="120">
            <text:p>120.00</text:p>
          </table:table-cell>
          <table:table-cell table:style-name="ce36" table:formula="of:=([.F26]+[.F54]+[.F82])/3" office:value-type="float" office:value="0.00101184133333333">
            <text:p>0.00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33" table:formula="of:=([.D27]+[.D55]+[.D83])/3" office:value-type="float" office:value="33782.3333333333">
            <text:p>33782.33</text:p>
          </table:table-cell>
          <table:table-cell table:style-name="ce33" table:formula="of:=([.E27]+[.E55]+[.E83])/3" office:value-type="float" office:value="125.666666666667">
            <text:p>125.67</text:p>
          </table:table-cell>
          <table:table-cell table:style-name="ce37" table:formula="of:=([.F27]+[.F55]+[.F83])/3" office:value-type="float" office:value="1.201640979">
            <text:p>1.202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08" table:default-cell-style-name="Default"/>
        <table:table-row table:style-name="ro4">
          <table:table-cell table:style-name="ce31" office:value-type="string" table:number-columns-spanned="6" table:number-rows-spanned="1">
            <text:p>Genetic Algorithm seed=10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54">
            <text:p>95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2">
            <text:p>72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40" office:value-type="float" office:value="31519">
            <text:p>31519</text:p>
          </table:table-cell>
          <table:table-cell table:style-name="ce21"/>
          <table:table-cell table:style-name="ce44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0">
            <text:p>60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0">
            <text:p>50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21"/>
          <table:table-cell table:style-name="ce44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32">
            <text:p>132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8">
            <text:p>48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2">
            <text:p>52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4">
            <text:p>12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4699">
            <text:p>4699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41">
            <text:p>141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21" office:value-type="float" office:value="69">
            <text:p>69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1">
            <text:p>91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87">
            <text:p>287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67">
            <text:p>167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6491">
            <text:p>6491</text:p>
          </table:table-cell>
          <table:table-cell table:style-name="ce22"/>
          <table:table-cell table:style-name="ce45"/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327489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25">
            <text:p>925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4">
            <text:p>7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40" office:value-type="float" office:value="31519">
            <text:p>31519</text:p>
          </table:table-cell>
          <table:table-cell table:style-name="ce21"/>
          <table:table-cell table:style-name="ce44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4">
            <text:p>6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21"/>
          <table:table-cell table:style-name="ce44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56">
            <text:p>15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6">
            <text:p>4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1">
            <text:p>111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3067">
            <text:p>3067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88">
            <text:p>88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63">
            <text:p>263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90">
            <text:p>190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115">
            <text:p>5115</text:p>
          </table:table-cell>
          <table:table-cell table:style-name="ce22"/>
          <table:table-cell table:style-name="ce45"/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 office:value-type="float" office:value="1099">
            <text:p>1099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2">
            <text:p>62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40" office:value-type="float" office:value="31519">
            <text:p>31519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9">
            <text:p>69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8">
            <text:p>48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88">
            <text:p>188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8">
            <text:p>78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2525">
            <text:p>2525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9">
            <text:p>139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18">
            <text:p>118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51">
            <text:p>251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41">
            <text:p>141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2621">
            <text:p>2621</text:p>
          </table:table-cell>
          <table:table-cell table:style-name="ce22"/>
          <table:table-cell table:style-name="ce47"/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41" table:formula="of:=([.D3]+[.D31]+[.D59])/3" office:value-type="float" office:value="992.666666666667">
            <text:p>992,67</text:p>
          </table:table-cell>
          <table:table-cell table:style-name="ce41" table:formula="of:=([.E3]+[.E31]+[.E59])/3" office:value-type="float" office:value="0">
            <text:p>0,00</text:p>
          </table:table-cell>
          <table:table-cell table:style-name="ce43" table:formula="of:=([.F3]+[.F31]+[.F59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41" table:formula="of:=([.D4]+[.D32]+[.D60])/3" office:value-type="float" office:value="69.3333333333333">
            <text:p>69,33</text:p>
          </table:table-cell>
          <table:table-cell table:style-name="ce41" table:formula="of:=([.E4]+[.E32]+[.E60])/3" office:value-type="float" office:value="0">
            <text:p>0,00</text:p>
          </table:table-cell>
          <table:table-cell table:style-name="ce43" table:formula="of:=([.F4]+[.F32]+[.F60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41" table:formula="of:=([.D5]+[.D33]+[.D61])/3" office:value-type="float" office:value="18">
            <text:p>18,00</text:p>
          </table:table-cell>
          <table:table-cell table:style-name="ce41" table:formula="of:=([.E5]+[.E33]+[.E61])/3" office:value-type="float" office:value="0">
            <text:p>0,00</text:p>
          </table:table-cell>
          <table:table-cell table:style-name="ce43" table:formula="of:=([.F5]+[.F33]+[.F61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41" table:formula="of:=([.D6]+[.D34]+[.D62])/3" office:value-type="float" office:value="28">
            <text:p>28,00</text:p>
          </table:table-cell>
          <table:table-cell table:style-name="ce41" table:formula="of:=([.E6]+[.E34]+[.E62])/3" office:value-type="float" office:value="0">
            <text:p>0,00</text:p>
          </table:table-cell>
          <table:table-cell table:style-name="ce43" table:formula="of:=([.F6]+[.F34]+[.F62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41" table:formula="of:=([.D7]+[.D35]+[.D63])/3" office:value-type="float" office:value="34">
            <text:p>34,00</text:p>
          </table:table-cell>
          <table:table-cell table:style-name="ce41" table:formula="of:=([.E7]+[.E35]+[.E63])/3" office:value-type="float" office:value="0">
            <text:p>0,00</text:p>
          </table:table-cell>
          <table:table-cell table:style-name="ce43" table:formula="of:=([.F7]+[.F35]+[.F63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40" office:value-type="float" office:value="31519">
            <text:p>31519</text:p>
          </table:table-cell>
          <table:table-cell table:style-name="ce41" table:formula="of:=([.D8]+[.D36]+[.D64])/3" office:value-type="float" office:value="31519">
            <text:p>31519,00</text:p>
          </table:table-cell>
          <table:table-cell table:style-name="ce41"/>
          <table:table-cell table:style-name="ce43" table:formula="of:=([.F8]+[.F36]+[.F64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41" table:formula="of:=([.D9]+[.D37]+[.D65])/3" office:value-type="float" office:value="64.3333333333333">
            <text:p>64,33</text:p>
          </table:table-cell>
          <table:table-cell table:style-name="ce41" table:formula="of:=([.E9]+[.E37]+[.E65])/3" office:value-type="float" office:value="0">
            <text:p>0,00</text:p>
          </table:table-cell>
          <table:table-cell table:style-name="ce43" table:formula="of:=([.F9]+[.F37]+[.F65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41" table:formula="of:=([.D10]+[.D38]+[.D66])/3" office:value-type="float" office:value="34">
            <text:p>34,00</text:p>
          </table:table-cell>
          <table:table-cell table:style-name="ce41" table:formula="of:=([.E10]+[.E38]+[.E66])/3" office:value-type="float" office:value="0">
            <text:p>0,00</text:p>
          </table:table-cell>
          <table:table-cell table:style-name="ce43" table:formula="of:=([.F10]+[.F38]+[.F66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41" table:formula="of:=([.D11]+[.D39]+[.D67])/3" office:value-type="float" office:value="48">
            <text:p>48,00</text:p>
          </table:table-cell>
          <table:table-cell table:style-name="ce41" table:formula="of:=([.E11]+[.E39]+[.E67])/3" office:value-type="float" office:value="0">
            <text:p>0,00</text:p>
          </table:table-cell>
          <table:table-cell table:style-name="ce43" table:formula="of:=([.F11]+[.F39]+[.F67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40" office:value-type="float" office:value="40957">
            <text:p>40957</text:p>
          </table:table-cell>
          <table:table-cell table:style-name="ce41" table:formula="of:=([.D12]+[.D40]+[.D68])/3" office:value-type="float" office:value="40957">
            <text:p>40957,00</text:p>
          </table:table-cell>
          <table:table-cell table:style-name="ce41"/>
          <table:table-cell table:style-name="ce43" table:formula="of:=([.F12]+[.F40]+[.F68])/3" office:value-type="float" office:value="0">
            <text:p>0,0000</text:p>
          </table:table-cell>
          <table:table-cell table:style-name="ce38"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41" table:formula="of:=([.D13]+[.D41]+[.D69])/3" office:value-type="float" office:value="158.666666666667">
            <text:p>158,67</text:p>
          </table:table-cell>
          <table:table-cell table:style-name="ce41" table:formula="of:=([.E13]+[.E41]+[.E69])/3" office:value-type="float" office:value="0">
            <text:p>0,00</text:p>
          </table:table-cell>
          <table:table-cell table:style-name="ce43" table:formula="of:=([.F13]+[.F41]+[.F69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41" table:formula="of:=([.D14]+[.D42]+[.D70])/3" office:value-type="float" office:value="42.6666666666667">
            <text:p>42,67</text:p>
          </table:table-cell>
          <table:table-cell table:style-name="ce41" table:formula="of:=([.E14]+[.E42]+[.E70])/3" office:value-type="float" office:value="0">
            <text:p>0,00</text:p>
          </table:table-cell>
          <table:table-cell table:style-name="ce43" table:formula="of:=([.F14]+[.F42]+[.F70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41" table:formula="of:=([.D15]+[.D43]+[.D71])/3" office:value-type="float" office:value="44">
            <text:p>44,00</text:p>
          </table:table-cell>
          <table:table-cell table:style-name="ce41" table:formula="of:=([.E15]+[.E43]+[.E71])/3" office:value-type="float" office:value="0">
            <text:p>0,00</text:p>
          </table:table-cell>
          <table:table-cell table:style-name="ce43" table:formula="of:=([.F15]+[.F43]+[.F71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41" table:formula="of:=([.D16]+[.D44]+[.D72])/3" office:value-type="float" office:value="203">
            <text:p>203,00</text:p>
          </table:table-cell>
          <table:table-cell table:style-name="ce41"/>
          <table:table-cell table:style-name="ce43" table:formula="of:=([.F16]+[.F44]+[.F72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41" table:formula="of:=([.D17]+[.D45]+[.D73])/3" office:value-type="float" office:value="104.333333333333">
            <text:p>104,33</text:p>
          </table:table-cell>
          <table:table-cell table:style-name="ce41" table:formula="of:=([.E17]+[.E45]+[.E73])/3" office:value-type="float" office:value="0">
            <text:p>0,00</text:p>
          </table:table-cell>
          <table:table-cell table:style-name="ce43" table:formula="of:=([.F17]+[.F45]+[.F73])/3" office:value-type="float" office:value="0">
            <text:p>0,0000</text:p>
          </table:table-cell>
          <table:table-cell table:style-name="ce39"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41" table:formula="of:=([.D18]+[.D46]+[.D74])/3" office:value-type="float" office:value="3430.33333333333">
            <text:p>3430,33</text:p>
          </table:table-cell>
          <table:table-cell table:style-name="ce41" table:formula="of:=([.E18]+[.E46]+[.E74])/3" office:value-type="float" office:value="0">
            <text:p>0,00</text:p>
          </table:table-cell>
          <table:table-cell table:style-name="ce43" table:formula="of:=([.F18]+[.F46]+[.F74])/3" office:value-type="float" office:value="0">
            <text:p>0,0000</text:p>
          </table:table-cell>
          <table:table-cell table:style-name="ce39"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41" table:formula="of:=([.D19]+[.D47]+[.D75])/3" office:value-type="float" office:value="136">
            <text:p>136,00</text:p>
          </table:table-cell>
          <table:table-cell table:style-name="ce41" table:formula="of:=([.E19]+[.E47]+[.E75])/3" office:value-type="float" office:value="0">
            <text:p>0,00</text:p>
          </table:table-cell>
          <table:table-cell table:style-name="ce43" table:formula="of:=([.F19]+[.F47]+[.F75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41" table:formula="of:=([.D20]+[.D48]+[.D76])/3" office:value-type="float" office:value="6">
            <text:p>6,00</text:p>
          </table:table-cell>
          <table:table-cell table:style-name="ce41" table:formula="of:=([.E20]+[.E48]+[.E76])/3" office:value-type="float" office:value="0">
            <text:p>0,00</text:p>
          </table:table-cell>
          <table:table-cell table:style-name="ce43" table:formula="of:=([.F20]+[.F48]+[.F76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41" table:formula="of:=([.D21]+[.D49]+[.D77])/3" office:value-type="float" office:value="51.6666666666667">
            <text:p>51,67</text:p>
          </table:table-cell>
          <table:table-cell table:style-name="ce41" table:formula="of:=([.E21]+[.E49]+[.E77])/3" office:value-type="float" office:value="0">
            <text:p>0,00</text:p>
          </table:table-cell>
          <table:table-cell table:style-name="ce43" table:formula="of:=([.F21]+[.F49]+[.F77])/3" office:value-type="float" office:value="0">
            <text:p>0,0000</text:p>
          </table:table-cell>
          <table:table-cell table:style-name="ce38"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41" table:formula="of:=([.D22]+[.D50]+[.D78])/3" office:value-type="float" office:value="1195">
            <text:p>1195,00</text:p>
          </table:table-cell>
          <table:table-cell table:style-name="ce41"/>
          <table:table-cell table:style-name="ce43" table:formula="of:=([.F22]+[.F50]+[.F78])/3" office:value-type="float" office:value="0">
            <text:p>0,0000</text:p>
          </table:table-cell>
          <table:table-cell table:style-name="ce38"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41" table:formula="of:=([.D23]+[.D51]+[.D79])/3" office:value-type="float" office:value="99">
            <text:p>99,00</text:p>
          </table:table-cell>
          <table:table-cell table:style-name="ce41" table:formula="of:=([.E23]+[.E51]+[.E79])/3" office:value-type="float" office:value="0">
            <text:p>0,00</text:p>
          </table:table-cell>
          <table:table-cell table:style-name="ce43" table:formula="of:=([.F23]+[.F51]+[.F79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41" table:formula="of:=([.D24]+[.D52]+[.D80])/3" office:value-type="float" office:value="267">
            <text:p>267,00</text:p>
          </table:table-cell>
          <table:table-cell table:style-name="ce41" table:formula="of:=([.E24]+[.E52]+[.E80])/3" office:value-type="float" office:value="0">
            <text:p>0,00</text:p>
          </table:table-cell>
          <table:table-cell table:style-name="ce43" table:formula="of:=([.F24]+[.F52]+[.F80])/3" office:value-type="float" office:value="0">
            <text:p>0,0000</text:p>
          </table:table-cell>
          <table:table-cell table:style-name="ce38"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41" table:formula="of:=([.D25]+[.D53]+[.D81])/3" office:value-type="float" office:value="166">
            <text:p>166,00</text:p>
          </table:table-cell>
          <table:table-cell table:style-name="ce41" table:formula="of:=([.E25]+[.E53]+[.E81])/3" office:value-type="float" office:value="0">
            <text:p>0,00</text:p>
          </table:table-cell>
          <table:table-cell table:style-name="ce43" table:formula="of:=([.F25]+[.F53]+[.F81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41" table:formula="of:=([.D26]+[.D54]+[.D82])/3" office:value-type="float" office:value="42">
            <text:p>42,00</text:p>
          </table:table-cell>
          <table:table-cell table:style-name="ce41" table:formula="of:=([.E26]+[.E54]+[.E82])/3" office:value-type="float" office:value="0">
            <text:p>0,00</text:p>
          </table:table-cell>
          <table:table-cell table:style-name="ce43" table:formula="of:=([.F26]+[.F54]+[.F82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42" table:formula="of:=([.D27]+[.D55]+[.D83])/3" office:value-type="float" office:value="4742.33333333333">
            <text:p>4742,33</text:p>
          </table:table-cell>
          <table:table-cell table:style-name="ce42" table:formula="of:=([.E27]+[.E55]+[.E83])/3" office:value-type="float" office:value="0">
            <text:p>0,00</text:p>
          </table:table-cell>
          <table:table-cell table:style-name="ce45" table:formula="of:=([.F27]+[.F55]+[.F83])/3" office:value-type="float" office:value="0">
            <text:p>0,0000</text:p>
          </table:table-cell>
          <table:table-cell table:style-name="ce38" table:number-columns-repeated="1008"/>
        </table:table-row>
        <table:table-row table:style-name="ro2">
          <table:table-cell table:style-name="ce38" table:number-columns-repeated="1014"/>
        </table:table-row>
        <table:table-row table:style-name="ro2">
          <table:table-cell table:number-columns-repeated="1014"/>
        </table:table-row>
        <table:table-row table:style-name="ro2">
          <table:table-cell table:style-name="ce38" table:number-columns-repeated="1014"/>
        </table:table-row>
        <table:table-row table:style-name="ro2" table:number-rows-repeated="4">
          <table:table-cell table:number-columns-repeated="1014"/>
        </table:table-row>
        <table:table-row table:style-name="ro2" table:number-rows-repeated="3">
          <table:table-cell table:style-name="ce39" table:number-columns-repeated="1014"/>
        </table:table-row>
        <table:table-row table:style-name="ro2" table:number-rows-repeated="1048454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Memetic Algorithm (pop=20, Ngen=100)" table:style-name="ta1">
        <table:table-column table:style-name="co1" table:default-cell-style-name="ce17"/>
        <table:table-column table:style-name="co2" table:default-cell-style-name="ce7"/>
        <table:table-column table:style-name="co3" table:default-cell-style-name="ce7"/>
        <table:table-column table:style-name="co4" table:default-cell-style-name="ce21"/>
        <table:table-column table:style-name="co26" table:default-cell-style-name="ce21"/>
        <table:table-column table:style-name="co6" table:default-cell-style-name="ce10"/>
        <table:table-column table:style-name="co9" table:default-cell-style-name="Default"/>
        <table:table-column table:style-name="co27" table:default-cell-style-name="Default"/>
        <table:table-row table:style-name="ro4">
          <table:table-cell table:style-name="ce31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7" office:value-type="float" office:value="699">
            <text:p>699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7" office:value-type="float" office:value="62">
            <text:p>62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7" office:value-type="float" office:value="61">
            <text:p>61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7" office:value-type="float" office:value="31519">
            <text:p>31519</text:p>
          </table:table-cell>
          <table:table-cell table:style-name="ce7"/>
          <table:table-cell table:style-name="ce50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7" office:value-type="float" office:value="42">
            <text:p>42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7" office:value-type="float" office:value="34">
            <text:p>34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7" office:value-type="float" office:value="78">
            <text:p>78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style-name="ce50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7" office:value-type="float" office:value="139">
            <text:p>139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7" office:value-type="float" office:value="54">
            <text:p>54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7" office:value-type="float" office:value="40">
            <text:p>40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7" office:value-type="float" office:value="96">
            <text:p>96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7" office:value-type="float" office:value="49">
            <text:p>49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7" office:value-type="float" office:value="114">
            <text:p>114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7" office:value-type="float" office:value="96">
            <text:p>96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7" office:value-type="float" office:value="63">
            <text:p>63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7" office:value-type="float" office:value="144">
            <text:p>144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7" office:value-type="float" office:value="142">
            <text:p>142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/>
          <table:table-cell table:style-name="ce11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327489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786">
            <text:p>786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61">
            <text:p>61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8">
            <text:p>28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40" office:value-type="float" office:value="44">
            <text:p>44</text:p>
          </table:table-cell>
          <table:table-cell table:number-columns-repeated="2" table:style-name="ce40" office:value-type="float" office:value="31519">
            <text:p>31519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7">
            <text:p>37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72">
            <text:p>72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40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24">
            <text:p>124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7">
            <text:p>57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111">
            <text:p>111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78">
            <text:p>78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40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38">
            <text:p>138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100">
            <text:p>100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5">
            <text:p>65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13">
            <text:p>113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44">
            <text:p>144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8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8"/>
          <table:table-cell table:style-name="ce52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121481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49" office:value-type="string">
            <text:p>Nvars</text:p>
          </table:table-cell>
          <table:table-cell table:style-name="ce49" office:value-type="string">
            <text:p>InitSize</text:p>
          </table:table-cell>
          <table:table-cell table:style-name="ce49" office:value-type="string">
            <text:p>ReducSize</text:p>
          </table:table-cell>
          <table:table-cell table:style-name="ce49" office:value-type="string">
            <text:p>Nswaps</text:p>
          </table:table-cell>
          <table:table-cell table:style-name="ce53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826">
            <text:p>826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53">
            <text:p>53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3">
            <text:p>53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40" office:value-type="float" office:value="44">
            <text:p>44</text:p>
          </table:table-cell>
          <table:table-cell table:number-columns-repeated="2" table:style-name="ce40" office:value-type="float" office:value="31519">
            <text:p>31519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54">
            <text:p>54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81">
            <text:p>81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40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32">
            <text:p>132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4">
            <text:p>54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94">
            <text:p>94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53">
            <text:p>53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40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12">
            <text:p>112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83">
            <text:p>83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2">
            <text:p>62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49">
            <text:p>149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16">
            <text:p>116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8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8"/>
          <table:table-cell table:style-name="ce52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23" table:formula="of:=([.D3]+[.D31]+[.D31])/3" office:value-type="float" office:value="757">
            <text:p>757,00</text:p>
          </table:table-cell>
          <table:table-cell table:style-name="ce23" table:formula="of:=([.E3]+[.E31]+[.E31])/3" office:value-type="float" office:value="0">
            <text:p>0,00</text:p>
          </table:table-cell>
          <table:table-cell table:formula="of:=([.F3]+[.F31]+[.F31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23" table:formula="of:=([.D4]+[.D32]+[.D32])/3" office:value-type="float" office:value="61.3333333333333">
            <text:p>61,33</text:p>
          </table:table-cell>
          <table:table-cell table:style-name="ce23" table:formula="of:=([.E4]+[.E32]+[.E32])/3" office:value-type="float" office:value="0">
            <text:p>0,00</text:p>
          </table:table-cell>
          <table:table-cell table:formula="of:=([.F4]+[.F32]+[.F32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23" table:formula="of:=([.D5]+[.D33]+[.D33])/3" office:value-type="float" office:value="18">
            <text:p>18,00</text:p>
          </table:table-cell>
          <table:table-cell table:style-name="ce23" table:formula="of:=([.E5]+[.E33]+[.E33])/3" office:value-type="float" office:value="0">
            <text:p>0,00</text:p>
          </table:table-cell>
          <table:table-cell table:formula="of:=([.F5]+[.F33]+[.F33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23" table:formula="of:=([.D6]+[.D34]+[.D34])/3" office:value-type="float" office:value="28">
            <text:p>28,00</text:p>
          </table:table-cell>
          <table:table-cell table:style-name="ce23" table:formula="of:=([.E6]+[.E34]+[.E34])/3" office:value-type="float" office:value="0">
            <text:p>0,00</text:p>
          </table:table-cell>
          <table:table-cell table:formula="of:=([.F6]+[.F34]+[.F34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23" table:formula="of:=([.D7]+[.D35]+[.D35])/3" office:value-type="float" office:value="59.6666666666667">
            <text:p>59,67</text:p>
          </table:table-cell>
          <table:table-cell table:style-name="ce23" table:formula="of:=([.E7]+[.E35]+[.E35])/3" office:value-type="float" office:value="0">
            <text:p>0,00</text:p>
          </table:table-cell>
          <table:table-cell table:formula="of:=([.F7]+[.F35]+[.F35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23" table:formula="of:=([.D8]+[.D36]+[.D36])/3" office:value-type="float" office:value="31519">
            <text:p>31519,00</text:p>
          </table:table-cell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23" table:formula="of:=([.D9]+[.D37]+[.D37])/3" office:value-type="float" office:value="38.6666666666667">
            <text:p>38,67</text:p>
          </table:table-cell>
          <table:table-cell table:style-name="ce23" table:formula="of:=([.E9]+[.E37]+[.E37])/3" office:value-type="float" office:value="0">
            <text:p>0,00</text:p>
          </table:table-cell>
          <table:table-cell table:formula="of:=([.F9]+[.F37]+[.F37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23" table:formula="of:=([.D10]+[.D38]+[.D38])/3" office:value-type="float" office:value="34">
            <text:p>34,00</text:p>
          </table:table-cell>
          <table:table-cell table:style-name="ce23" table:formula="of:=([.E10]+[.E38]+[.E38])/3" office:value-type="float" office:value="0">
            <text:p>0,00</text:p>
          </table:table-cell>
          <table:table-cell table:formula="of:=([.F10]+[.F38]+[.F38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23" table:formula="of:=([.D11]+[.D39]+[.D39])/3" office:value-type="float" office:value="74">
            <text:p>74,00</text:p>
          </table:table-cell>
          <table:table-cell table:style-name="ce23" table:formula="of:=([.E11]+[.E39]+[.E39])/3" office:value-type="float" office:value="0">
            <text:p>0,00</text:p>
          </table:table-cell>
          <table:table-cell table:formula="of:=([.F11]+[.F39]+[.F39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2]+[.D40]+[.D40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23" table:formula="of:=([.D13]+[.D41]+[.D41])/3" office:value-type="float" office:value="129">
            <text:p>129,00</text:p>
          </table:table-cell>
          <table:table-cell table:style-name="ce23" table:formula="of:=([.E13]+[.E41]+[.E41])/3" office:value-type="float" office:value="0">
            <text:p>0,00</text:p>
          </table:table-cell>
          <table:table-cell table:formula="of:=([.F13]+[.F41]+[.F41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23" table:formula="of:=([.D14]+[.D42]+[.D42])/3" office:value-type="float" office:value="56">
            <text:p>56,00</text:p>
          </table:table-cell>
          <table:table-cell table:style-name="ce23" table:formula="of:=([.E14]+[.E42]+[.E42])/3" office:value-type="float" office:value="0">
            <text:p>0,00</text:p>
          </table:table-cell>
          <table:table-cell table:formula="of:=([.F14]+[.F42]+[.F42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23" table:formula="of:=([.D15]+[.D43]+[.D43])/3" office:value-type="float" office:value="39.3333333333333">
            <text:p>39,33</text:p>
          </table:table-cell>
          <table:table-cell table:style-name="ce23" table:formula="of:=([.E15]+[.E43]+[.E43])/3" office:value-type="float" office:value="0">
            <text:p>0,00</text:p>
          </table:table-cell>
          <table:table-cell table:formula="of:=([.F15]+[.F43]+[.F43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23" table:formula="of:=([.D16]+[.D44]+[.D44])/3" office:value-type="float" office:value="106">
            <text:p>106,00</text:p>
          </table:table-cell>
          <table:table-cell table:style-name="ce23" table:formula="of:=([.E16]+[.E44]+[.E44])/3" office:value-type="float" office:value="0">
            <text:p>0,00</text:p>
          </table:table-cell>
          <table:table-cell table:formula="of:=([.F16]+[.F44]+[.F44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23" table:formula="of:=([.D17]+[.D45]+[.D45])/3" office:value-type="float" office:value="68.3333333333333">
            <text:p>68,33</text:p>
          </table:table-cell>
          <table:table-cell table:style-name="ce23" table:formula="of:=([.E17]+[.E45]+[.E45])/3" office:value-type="float" office:value="0">
            <text:p>0,00</text:p>
          </table:table-cell>
          <table:table-cell table:formula="of:=([.F17]+[.F45]+[.F45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8]+[.D46]+[.D46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23" table:formula="of:=([.D19]+[.D47]+[.D47])/3" office:value-type="float" office:value="130">
            <text:p>130,00</text:p>
          </table:table-cell>
          <table:table-cell table:style-name="ce23" table:formula="of:=([.E19]+[.E47]+[.E47])/3" office:value-type="float" office:value="0">
            <text:p>0,00</text:p>
          </table:table-cell>
          <table:table-cell table:formula="of:=([.F19]+[.F47]+[.F47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3" table:formula="of:=([.D20]+[.D48]+[.D48])/3" office:value-type="float" office:value="6">
            <text:p>6,00</text:p>
          </table:table-cell>
          <table:table-cell table:style-name="ce23" table:formula="of:=([.E20]+[.E48]+[.E48])/3" office:value-type="float" office:value="0">
            <text:p>0,00</text:p>
          </table:table-cell>
          <table:table-cell table:formula="of:=([.F20]+[.F48]+[.F48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23" table:formula="of:=([.D21]+[.D49]+[.D49])/3" office:value-type="float" office:value="43">
            <text:p>43,00</text:p>
          </table:table-cell>
          <table:table-cell table:style-name="ce23" table:formula="of:=([.E21]+[.E49]+[.E49])/3" office:value-type="float" office:value="0">
            <text:p>0,00</text:p>
          </table:table-cell>
          <table:table-cell table:formula="of:=([.F21]+[.F49]+[.F49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23" table:formula="of:=([.D22]+[.D50]+[.D50])/3" office:value-type="float" office:value="98.6666666666667">
            <text:p>98,67</text:p>
          </table:table-cell>
          <table:table-cell table:style-name="ce23" table:formula="of:=([.E22]+[.E50]+[.E50])/3" office:value-type="float" office:value="0">
            <text:p>0,00</text:p>
          </table:table-cell>
          <table:table-cell table:formula="of:=([.F22]+[.F50]+[.F50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23" table:formula="of:=([.D23]+[.D51]+[.D51])/3" office:value-type="float" office:value="64.3333333333333">
            <text:p>64,33</text:p>
          </table:table-cell>
          <table:table-cell table:style-name="ce23" table:formula="of:=([.E23]+[.E51]+[.E51])/3" office:value-type="float" office:value="0">
            <text:p>0,00</text:p>
          </table:table-cell>
          <table:table-cell table:formula="of:=([.F23]+[.F51]+[.F51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23" table:formula="of:=([.D24]+[.D52]+[.D52])/3" office:value-type="float" office:value="123.333333333333">
            <text:p>123,33</text:p>
          </table:table-cell>
          <table:table-cell table:style-name="ce23" table:formula="of:=([.E24]+[.E52]+[.E52])/3" office:value-type="float" office:value="0">
            <text:p>0,00</text:p>
          </table:table-cell>
          <table:table-cell table:formula="of:=([.F24]+[.F52]+[.F52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23" table:formula="of:=([.D25]+[.D53]+[.D53])/3" office:value-type="float" office:value="143.333333333333">
            <text:p>143,33</text:p>
          </table:table-cell>
          <table:table-cell table:style-name="ce23" table:formula="of:=([.E25]+[.E53]+[.E53])/3" office:value-type="float" office:value="0">
            <text:p>0,00</text:p>
          </table:table-cell>
          <table:table-cell table:formula="of:=([.F25]+[.F53]+[.F53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23" table:formula="of:=([.D26]+[.D54]+[.D54])/3" office:value-type="float" office:value="42">
            <text:p>42,00</text:p>
          </table:table-cell>
          <table:table-cell table:style-name="ce23" table:formula="of:=([.E26]+[.E54]+[.E54])/3" office:value-type="float" office:value="0">
            <text:p>0,00</text:p>
          </table:table-cell>
          <table:table-cell table:formula="of:=([.F26]+[.F54]+[.F54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55])/3" office:value-type="float" office:value="40957">
            <text:p>40957,00</text:p>
          </table:table-cell>
          <table:table-cell table:style-name="ce24"/>
          <table:table-cell table:style-name="ce11"/>
          <table:table-cell table:number-columns-repeated="2"/>
        </table:table-row>
      </table:table>
      <table:table table:name="ISiftingNR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0"/>
        <table:table-row table:style-name="ro4">
          <table:table-cell table:style-name="ce1" office:value-type="string" table:number-columns-spanned="6" table:number-rows-spanned="1">
            <text:p>Benchmark using ISifting algorithm (iterations = 100, reinit_probability=0 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421876586">
            <text:p>11,4219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803783627">
            <text:p>0,8038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81293722">
            <text:p>0,2813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40761829">
            <text:p>0,2408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525615847">
            <text:p>0,5256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office:value-type="float" office:value="209.033803706">
            <text:p>209,0338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60147265">
            <text:p>1,7601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48317103">
            <text:p>1,3483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64560949">
            <text:p>0,6646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159379833">
            <text:p>37,1594</text:p>
          </table:table-cell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676870656">
            <text:p>2,6769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65356414">
            <text:p>0,6654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992932698">
            <text:p>1,9929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594105815">
            <text:p>1,5941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89074457">
            <text:p>0,6891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6.966729401">
            <text:p>36,9667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807935064">
            <text:p>1,8079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8421393">
            <text:p>0,008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95528408">
            <text:p>2,6955</text:p>
          </table:table-cell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06182504">
            <text:p>5,5062</text:p>
          </table:table-cell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1.000852972">
            <text:p>1,000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174754">
            <text:p>1,1748</text:p>
          </table:table-cell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913565977">
            <text:p>1,9136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979757182">
            <text:p>1,9798</text:p>
          </table:table-cell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140109">
            <text:p>140109</text:p>
          </table:table-cell>
          <table:table-cell table:style-name="ce11" office:value-type="float" office:value="37.646989767">
            <text:p>37,6470</text:p>
          </table:table-cell>
        </table:table-row>
      </table:table>
      <table:table table:name="ISifting" table:style-name="ta1">
        <table:table-column table:style-name="co1" table:default-cell-style-name="ce17"/>
        <table:table-column table:style-name="co9" table:default-cell-style-name="ce54"/>
        <table:table-column table:style-name="co3" table:default-cell-style-name="ce54"/>
        <table:table-column table:style-name="co4" table:default-cell-style-name="ce54"/>
        <table:table-column table:style-name="co28" table:default-cell-style-name="ce54"/>
        <table:table-column table:style-name="co7" table:default-cell-style-name="ce59"/>
        <table:table-row table:style-name="ro4">
          <table:table-cell table:style-name="ce31" office:value-type="string" table:number-columns-spanned="6" table:number-rows-spanned="1">
            <text:p>Isifting Algorithm seed=10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81">
            <text:p>198281</text:p>
          </table:table-cell>
          <table:table-cell office:value-type="float" office:value="11.272358673">
            <text:p>11.272358673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85862612">
            <text:p>0.785862612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60266962">
            <text:p>0.260266962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35960409">
            <text:p>0.235960409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92749571">
            <text:p>0.492749571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56" office:value-type="float" office:value="31519">
            <text:p>31519</text:p>
          </table:table-cell>
          <table:table-cell table:style-name="ce56" office:value-type="float" office:value="558">
            <text:p>558</text:p>
          </table:table-cell>
          <table:table-cell office:value-type="float" office:value="377967">
            <text:p>377967</text:p>
          </table:table-cell>
          <table:table-cell office:value-type="float" office:value="212.347272147">
            <text:p>212.34727214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54096213">
            <text:p>1.754096213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268369319">
            <text:p>1.268369319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26075361">
            <text:p>0.626075361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56" office:value-type="float" office:value="40957">
            <text:p>40957</text:p>
          </table:table-cell>
          <table:table-cell table:style-name="ce56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8.287565645">
            <text:p>38.287565645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900850369">
            <text:p>2.900850369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771051671">
            <text:p>0.771051671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2.291404718">
            <text:p>2.291404718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772229202">
            <text:p>1.772229202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747436779">
            <text:p>0.747436779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33777559">
            <text:p>37.33777559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712343627">
            <text:p>1.712343627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797711">
            <text:p>0.007797711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579591617">
            <text:p>2.579591617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3433604">
            <text:p>5.53433604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48627642">
            <text:p>0.948627642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68559388">
            <text:p>1.068559388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07352449">
            <text:p>1.807352449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859823688">
            <text:p>1.859823688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55">
            <text:p>55</text:p>
          </table:table-cell>
          <table:table-cell table:style-name="ce55" office:value-type="float" office:value="140109">
            <text:p>140109</text:p>
          </table:table-cell>
          <table:table-cell table:style-name="ce60" office:value-type="float" office:value="38.194586552">
            <text:p>38.194586552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327489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table:style-name="ce61" office:value-type="float" office:value="11.213278883">
            <text:p>11.213278883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table:style-name="ce61" office:value-type="float" office:value="0.775070326">
            <text:p>0.775070326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table:style-name="ce61" office:value-type="float" office:value="0.265530959">
            <text:p>0.265530959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table:style-name="ce61" office:value-type="float" office:value="0.222946867">
            <text:p>0.222946867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table:style-name="ce61" office:value-type="float" office:value="0.476071138">
            <text:p>0.476071138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56" office:value-type="float" office:value="31519">
            <text:p>31519</text:p>
          </table:table-cell>
          <table:table-cell table:style-name="ce56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table:style-name="ce61" office:value-type="float" office:value="206.787145717">
            <text:p>206.78714571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table:style-name="ce61" office:value-type="float" office:value="1.665864299">
            <text:p>1.665864299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table:style-name="ce61" office:value-type="float" office:value="1.279657481">
            <text:p>1.279657481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table:style-name="ce61" office:value-type="float" office:value="0.612491305">
            <text:p>0.61249130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56" office:value-type="float" office:value="40957">
            <text:p>40957</text:p>
          </table:table-cell>
          <table:table-cell table:style-name="ce56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61" office:value-type="float" office:value="37.102272088">
            <text:p>37.102272088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table:style-name="ce61" office:value-type="float" office:value="2.542738328">
            <text:p>2.542738328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table:style-name="ce61" office:value-type="float" office:value="0.625515998">
            <text:p>0.625515998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table:style-name="ce61" office:value-type="float" office:value="1.899110581">
            <text:p>1.899110581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table:style-name="ce61" office:value-type="float" office:value="1.473703062">
            <text:p>1.473703062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table:style-name="ce61" office:value-type="float" office:value="0.641661355">
            <text:p>0.641661355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61" office:value-type="float" office:value="37.717311063">
            <text:p>37.717311063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table:style-name="ce61" office:value-type="float" office:value="1.688363362">
            <text:p>1.688363362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table:style-name="ce61" office:value-type="float" office:value="0.009095495">
            <text:p>0.009095495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table:style-name="ce61" office:value-type="float" office:value="2.774871619">
            <text:p>2.774871619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table:style-name="ce61" office:value-type="float" office:value="5.714158697">
            <text:p>5.71415869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table:style-name="ce61" office:value-type="float" office:value="0.98264526">
            <text:p>0.98264526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table:style-name="ce61" office:value-type="float" office:value="1.15909951">
            <text:p>1.15909951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table:style-name="ce61" office:value-type="float" office:value="1.866466748">
            <text:p>1.866466748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table:style-name="ce61" office:value-type="float" office:value="1.997087439">
            <text:p>1.99708743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55">
            <text:p>55</text:p>
          </table:table-cell>
          <table:table-cell table:style-name="ce55" office:value-type="float" office:value="140109">
            <text:p>140109</text:p>
          </table:table-cell>
          <table:table-cell table:style-name="ce62" office:value-type="float" office:value="37.936385288">
            <text:p>37.936385288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121481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119400638">
            <text:p>11.119400638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38272077">
            <text:p>0.738272077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41944789">
            <text:p>0.241944789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20889133">
            <text:p>0.220889133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73744703">
            <text:p>0.473744703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56" office:value-type="float" office:value="31519">
            <text:p>31519</text:p>
          </table:table-cell>
          <table:table-cell table:style-name="ce56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office:value-type="float" office:value="210.577762627">
            <text:p>210.57776262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26451359">
            <text:p>1.726451359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04016829">
            <text:p>1.304016829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33101145">
            <text:p>0.63310114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56" office:value-type="float" office:value="40957">
            <text:p>40957</text:p>
          </table:table-cell>
          <table:table-cell table:style-name="ce56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961678139">
            <text:p>37.961678139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512080273">
            <text:p>2.512080273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06994729">
            <text:p>0.606994729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849492474">
            <text:p>1.849492474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498068199">
            <text:p>1.498068199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64509907">
            <text:p>0.664509907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283095328">
            <text:p>37.283095328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672298976">
            <text:p>1.672298976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854794">
            <text:p>0.00785479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586798852">
            <text:p>2.586798852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474551867">
            <text:p>5.47455186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22581777">
            <text:p>0.922581777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63309168">
            <text:p>1.063309168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13893962">
            <text:p>1.813893962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888332781">
            <text:p>1.888332781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55">
            <text:p>55</text:p>
          </table:table-cell>
          <table:table-cell table:style-name="ce55" office:value-type="float" office:value="140109">
            <text:p>140109</text:p>
          </table:table-cell>
          <table:table-cell table:style-name="ce60" office:value-type="float" office:value="38.150652183">
            <text:p>38.150652183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(Avg.)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57" table:formula="of:=([.D3]+[.D31]+[.D59])/3" office:value-type="float" office:value="191">
            <text:p>191.00</text:p>
          </table:table-cell>
          <table:table-cell table:style-name="ce57" table:formula="of:=([.E3]+[.E31]+[.E59])/3" office:value-type="float" office:value="198287.666666667">
            <text:p>198287.67</text:p>
          </table:table-cell>
          <table:table-cell table:style-name="ce63" table:formula="of:=([.F3]+[.F31]+[.F59])/3" office:value-type="float" office:value="11.201679398">
            <text:p>11.2017</text:p>
          </table:table-cell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57" table:formula="of:=([.D4]+[.D32]+[.D60])/3" office:value-type="float" office:value="46">
            <text:p>46.00</text:p>
          </table:table-cell>
          <table:table-cell table:style-name="ce57" table:formula="of:=([.E4]+[.E32]+[.E60])/3" office:value-type="float" office:value="54372">
            <text:p>54372.00</text:p>
          </table:table-cell>
          <table:table-cell table:style-name="ce63" table:formula="of:=([.F4]+[.F32]+[.F60])/3" office:value-type="float" office:value="0.766401671666667">
            <text:p>0.7664</text:p>
          </table:table-cell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57" table:formula="of:=([.D5]+[.D33]+[.D61])/3" office:value-type="float" office:value="18">
            <text:p>18.00</text:p>
          </table:table-cell>
          <table:table-cell table:style-name="ce57" table:formula="of:=([.E5]+[.E33]+[.E61])/3" office:value-type="float" office:value="48000">
            <text:p>48000.00</text:p>
          </table:table-cell>
          <table:table-cell table:style-name="ce63" table:formula="of:=([.F5]+[.F33]+[.F61])/3" office:value-type="float" office:value="0.255914236666667">
            <text:p>0.2559</text:p>
          </table:table-cell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57" table:formula="of:=([.D6]+[.D34]+[.D62])/3" office:value-type="float" office:value="25">
            <text:p>25.00</text:p>
          </table:table-cell>
          <table:table-cell table:style-name="ce57" table:formula="of:=([.E6]+[.E34]+[.E62])/3" office:value-type="float" office:value="26386">
            <text:p>26386.00</text:p>
          </table:table-cell>
          <table:table-cell table:style-name="ce63" table:formula="of:=([.F6]+[.F34]+[.F62])/3" office:value-type="float" office:value="0.226598803">
            <text:p>0.2266</text:p>
          </table:table-cell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57" table:formula="of:=([.D7]+[.D35]+[.D63])/3" office:value-type="float" office:value="32">
            <text:p>32.00</text:p>
          </table:table-cell>
          <table:table-cell table:style-name="ce57" table:formula="of:=([.E7]+[.E35]+[.E63])/3" office:value-type="float" office:value="48005">
            <text:p>48005.00</text:p>
          </table:table-cell>
          <table:table-cell table:style-name="ce63" table:formula="of:=([.F7]+[.F35]+[.F63])/3" office:value-type="float" office:value="0.480855137333333">
            <text:p>0.4809</text:p>
          </table:table-cell>
        </table:table-row>
        <table:table-row table:style-name="ro1">
          <table:table-cell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40" office:value-type="float" office:value="31519">
            <text:p>31519</text:p>
          </table:table-cell>
          <table:table-cell table:style-name="ce57" table:formula="of:=([.D8]+[.D36]+[.D64])/3" office:value-type="float" office:value="558">
            <text:p>558.00</text:p>
          </table:table-cell>
          <table:table-cell table:style-name="ce57" table:formula="of:=([.E8]+[.E36]+[.E64])/3" office:value-type="float" office:value="377978.333333333">
            <text:p>377978.33</text:p>
          </table:table-cell>
          <table:table-cell table:style-name="ce63" table:formula="of:=([.F8]+[.F36]+[.F64])/3" office:value-type="float" office:value="209.904060163667">
            <text:p>209.9041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57" table:formula="of:=([.D9]+[.D37]+[.D65])/3" office:value-type="float" office:value="35">
            <text:p>35.00</text:p>
          </table:table-cell>
          <table:table-cell table:style-name="ce57" table:formula="of:=([.E9]+[.E37]+[.E65])/3" office:value-type="float" office:value="211276">
            <text:p>211276.00</text:p>
          </table:table-cell>
          <table:table-cell table:style-name="ce63" table:formula="of:=([.F9]+[.F37]+[.F65])/3" office:value-type="float" office:value="1.71547062366667">
            <text:p>1.7155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57" table:formula="of:=([.D10]+[.D38]+[.D66])/3" office:value-type="float" office:value="34">
            <text:p>34.00</text:p>
          </table:table-cell>
          <table:table-cell table:style-name="ce57" table:formula="of:=([.E10]+[.E38]+[.E66])/3" office:value-type="float" office:value="198400">
            <text:p>198400.00</text:p>
          </table:table-cell>
          <table:table-cell table:style-name="ce63" table:formula="of:=([.F10]+[.F38]+[.F66])/3" office:value-type="float" office:value="1.284014543">
            <text:p>1.2840</text:p>
          </table:table-cell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57" table:formula="of:=([.D11]+[.D39]+[.D67])/3" office:value-type="float" office:value="37">
            <text:p>37.00</text:p>
          </table:table-cell>
          <table:table-cell table:style-name="ce57" table:formula="of:=([.E11]+[.E39]+[.E67])/3" office:value-type="float" office:value="68401">
            <text:p>68401.00</text:p>
          </table:table-cell>
          <table:table-cell table:style-name="ce63" table:formula="of:=([.F11]+[.F39]+[.F67])/3" office:value-type="float" office:value="0.623889270333333">
            <text:p>0.6239</text:p>
          </table:table-cell>
        </table:table-row>
        <table:table-row table:style-name="ro1">
          <table:table-cell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40" office:value-type="float" office:value="40957">
            <text:p>40957</text:p>
          </table:table-cell>
          <table:table-cell table:style-name="ce57" table:formula="of:=([.D12]+[.D40]+[.D68])/3" office:value-type="float" office:value="55">
            <text:p>55.00</text:p>
          </table:table-cell>
          <table:table-cell table:style-name="ce57" table:formula="of:=([.E12]+[.E40]+[.E68])/3" office:value-type="float" office:value="140109">
            <text:p>140109.00</text:p>
          </table:table-cell>
          <table:table-cell table:style-name="ce63" table:formula="of:=([.F12]+[.F40]+[.F68])/3" office:value-type="float" office:value="37.783838624">
            <text:p>37.7838</text:p>
          </table:table-cell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57" table:formula="of:=([.D13]+[.D41]+[.D69])/3" office:value-type="float" office:value="68">
            <text:p>68.00</text:p>
          </table:table-cell>
          <table:table-cell table:style-name="ce57" table:formula="of:=([.E13]+[.E41]+[.E69])/3" office:value-type="float" office:value="222711">
            <text:p>222711.00</text:p>
          </table:table-cell>
          <table:table-cell table:style-name="ce63" table:formula="of:=([.F13]+[.F41]+[.F69])/3" office:value-type="float" office:value="2.65188965666667">
            <text:p>2.6519</text:p>
          </table:table-cell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57" table:formula="of:=([.D14]+[.D42]+[.D70])/3" office:value-type="float" office:value="32">
            <text:p>32.00</text:p>
          </table:table-cell>
          <table:table-cell table:style-name="ce57" table:formula="of:=([.E14]+[.E42]+[.E70])/3" office:value-type="float" office:value="75997">
            <text:p>75997.00</text:p>
          </table:table-cell>
          <table:table-cell table:style-name="ce63" table:formula="of:=([.F14]+[.F42]+[.F70])/3" office:value-type="float" office:value="0.667854132666667">
            <text:p>0.6679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57" table:formula="of:=([.D15]+[.D43]+[.D71])/3" office:value-type="float" office:value="39">
            <text:p>39.00</text:p>
          </table:table-cell>
          <table:table-cell table:style-name="ce57" table:formula="of:=([.E15]+[.E43]+[.E71])/3" office:value-type="float" office:value="266401">
            <text:p>266401.00</text:p>
          </table:table-cell>
          <table:table-cell table:style-name="ce63" table:formula="of:=([.F15]+[.F43]+[.F71])/3" office:value-type="float" office:value="2.01333592433333">
            <text:p>2.0133</text:p>
          </table:table-cell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57" table:formula="of:=([.D16]+[.D44]+[.D72])/3" office:value-type="float" office:value="66">
            <text:p>66.00</text:p>
          </table:table-cell>
          <table:table-cell table:style-name="ce57" table:formula="of:=([.E16]+[.E44]+[.E72])/3" office:value-type="float" office:value="75942">
            <text:p>75942.00</text:p>
          </table:table-cell>
          <table:table-cell table:style-name="ce63" table:formula="of:=([.F16]+[.F44]+[.F72])/3" office:value-type="float" office:value="1.58133348766667">
            <text:p>1.5813</text:p>
          </table:table-cell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57" table:formula="of:=([.D17]+[.D45]+[.D73])/3" office:value-type="float" office:value="34">
            <text:p>34.00</text:p>
          </table:table-cell>
          <table:table-cell table:style-name="ce57" table:formula="of:=([.E17]+[.E45]+[.E73])/3" office:value-type="float" office:value="84012">
            <text:p>84012.00</text:p>
          </table:table-cell>
          <table:table-cell table:style-name="ce63" table:formula="of:=([.F17]+[.F45]+[.F73])/3" office:value-type="float" office:value="0.684536013666667">
            <text:p>0.6845</text:p>
          </table:table-cell>
        </table:table-row>
        <table:table-row table:style-name="ro1">
          <table:table-cell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57" table:formula="of:=([.D18]+[.D46]+[.D74])/3" office:value-type="float" office:value="55">
            <text:p>55.00</text:p>
          </table:table-cell>
          <table:table-cell table:style-name="ce57" table:formula="of:=([.E18]+[.E46]+[.E74])/3" office:value-type="float" office:value="140109">
            <text:p>140109.00</text:p>
          </table:table-cell>
          <table:table-cell table:style-name="ce63" table:formula="of:=([.F18]+[.F46]+[.F74])/3" office:value-type="float" office:value="37.4460606603333">
            <text:p>37.4461</text:p>
          </table:table-cell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57" table:formula="of:=([.D19]+[.D47]+[.D75])/3" office:value-type="float" office:value="60">
            <text:p>60.00</text:p>
          </table:table-cell>
          <table:table-cell table:style-name="ce57" table:formula="of:=([.E19]+[.E47]+[.E75])/3" office:value-type="float" office:value="173661">
            <text:p>173661.00</text:p>
          </table:table-cell>
          <table:table-cell table:style-name="ce63" table:formula="of:=([.F19]+[.F47]+[.F75])/3" office:value-type="float" office:value="1.69100198833333">
            <text:p>1.6910</text:p>
          </table:table-cell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57" table:formula="of:=([.D20]+[.D48]+[.D76])/3" office:value-type="float" office:value="6">
            <text:p>6.00</text:p>
          </table:table-cell>
          <table:table-cell table:style-name="ce57" table:formula="of:=([.E20]+[.E48]+[.E76])/3" office:value-type="float" office:value="1200">
            <text:p>1200.00</text:p>
          </table:table-cell>
          <table:table-cell table:style-name="ce63" table:formula="of:=([.F20]+[.F48]+[.F76])/3" office:value-type="float" office:value="0.00824933333333333">
            <text:p>0.0082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57" table:formula="of:=([.D21]+[.D49]+[.D77])/3" office:value-type="float" office:value="43">
            <text:p>43.00</text:p>
          </table:table-cell>
          <table:table-cell table:style-name="ce57" table:formula="of:=([.E21]+[.E49]+[.E77])/3" office:value-type="float" office:value="328000">
            <text:p>328000.00</text:p>
          </table:table-cell>
          <table:table-cell table:style-name="ce63" table:formula="of:=([.F21]+[.F49]+[.F77])/3" office:value-type="float" office:value="2.64708736266667">
            <text:p>2.6471</text:p>
          </table:table-cell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57" table:formula="of:=([.D22]+[.D50]+[.D78])/3" office:value-type="float" office:value="47">
            <text:p>47.00</text:p>
          </table:table-cell>
          <table:table-cell table:style-name="ce57" table:formula="of:=([.E22]+[.E50]+[.E78])/3" office:value-type="float" office:value="126066">
            <text:p>126066.00</text:p>
          </table:table-cell>
          <table:table-cell table:style-name="ce63" table:formula="of:=([.F22]+[.F50]+[.F78])/3" office:value-type="float" office:value="5.574348868">
            <text:p>5.5743</text:p>
          </table:table-cell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57" table:formula="of:=([.D23]+[.D51]+[.D79])/3" office:value-type="float" office:value="44">
            <text:p>44.00</text:p>
          </table:table-cell>
          <table:table-cell table:style-name="ce57" table:formula="of:=([.E23]+[.E51]+[.E79])/3" office:value-type="float" office:value="83970">
            <text:p>83970.00</text:p>
          </table:table-cell>
          <table:table-cell table:style-name="ce63" table:formula="of:=([.F23]+[.F51]+[.F79])/3" office:value-type="float" office:value="0.951284893">
            <text:p>0.9513</text:p>
          </table:table-cell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57" table:formula="of:=([.D24]+[.D52]+[.D80])/3" office:value-type="float" office:value="42">
            <text:p>42.00</text:p>
          </table:table-cell>
          <table:table-cell table:style-name="ce57" table:formula="of:=([.E24]+[.E52]+[.E80])/3" office:value-type="float" office:value="110400">
            <text:p>110400.00</text:p>
          </table:table-cell>
          <table:table-cell table:style-name="ce63" table:formula="of:=([.F24]+[.F52]+[.F80])/3" office:value-type="float" office:value="1.09698935533333">
            <text:p>1.0970</text:p>
          </table:table-cell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57" table:formula="of:=([.D25]+[.D53]+[.D81])/3" office:value-type="float" office:value="52">
            <text:p>52.00</text:p>
          </table:table-cell>
          <table:table-cell table:style-name="ce57" table:formula="of:=([.E25]+[.E53]+[.E81])/3" office:value-type="float" office:value="117483">
            <text:p>117483.00</text:p>
          </table:table-cell>
          <table:table-cell table:style-name="ce63" table:formula="of:=([.F25]+[.F53]+[.F81])/3" office:value-type="float" office:value="1.82923771966667">
            <text:p>1.8292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57" table:formula="of:=([.D26]+[.D54]+[.D82])/3" office:value-type="float" office:value="42">
            <text:p>42.00</text:p>
          </table:table-cell>
          <table:table-cell table:style-name="ce57" table:formula="of:=([.E26]+[.E54]+[.E82])/3" office:value-type="float" office:value="312000">
            <text:p>312000.00</text:p>
          </table:table-cell>
          <table:table-cell table:style-name="ce63" table:formula="of:=([.F26]+[.F54]+[.F82])/3" office:value-type="float" office:value="1.91508130266667">
            <text:p>1.9151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58" table:formula="of:=([.D27]+[.D55]+[.D83])/3" office:value-type="float" office:value="55">
            <text:p>55.00</text:p>
          </table:table-cell>
          <table:table-cell table:style-name="ce58" table:formula="of:=([.E27]+[.E55]+[.E83])/3" office:value-type="float" office:value="140109">
            <text:p>140109.00</text:p>
          </table:table-cell>
          <table:table-cell table:style-name="ce64" table:formula="of:=([.F27]+[.F55]+[.F83])/3" office:value-type="float" office:value="38.0938746743333">
            <text:p>38.0939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O3:Comparison.O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9" table:default-cell-style-name="ce30"/>
        <table:table-column table:style-name="co9" table:number-columns-repeated="1009" table:default-cell-style-name="Default"/>
        <table:table-row table:style-name="ro4">
          <table:table-cell table:style-name="ce65" office:value-type="string" table:number-columns-spanned="15" table:number-rows-spanned="1">
            <text:p>Size obtained in each reduction process</text:p>
          </table:table-cell>
          <table:covered-table-cell table:number-columns-repeated="13" table:style-name="ce71"/>
          <table:covered-table-cell table:style-name="ce73"/>
          <table:table-cell table:number-columns-repeated="1009"/>
        </table:table-row>
        <table:table-row table:style-name="ro1">
          <table:table-cell table:style-name="ce6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 K=2</text:p>
          </table:table-cell>
          <table:table-cell table:style-name="ce6" office:value-type="string">
            <text:p>WP K=3</text:p>
          </table:table-cell>
          <table:table-cell table:style-name="ce6" office:value-type="string">
            <text:p>WP K=4</text:p>
          </table:table-cell>
          <table:table-cell table:style-name="ce6" office:value-type="string">
            <text:p>WP K=5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32" table:formula="of:=['Sifting (random variable order)'.D87]" office:value-type="float" office:value="249">
            <text:p>249.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32" table:formula="of:=[RandomSwapper.D87]" office:value-type="float" office:value="1057.66666666667">
            <text:p>1057.67</text:p>
          </table:table-cell>
          <table:table-cell table:style-name="ce32" table:formula="of:=['Genetic Algorithm (pop=8, Ngen=100)'.D87]" office:value-type="float" office:value="992.666666666667">
            <text:p>992.67</text:p>
          </table:table-cell>
          <table:table-cell table:style-name="ce32" table:formula="of:=['Memetic Algorithm (pop=20, Ngen=100)'.D87]" office:value-type="float" office:value="757">
            <text:p>757.00</text:p>
          </table:table-cell>
          <table:table-cell table:style-name="ce32" table:formula="of:=[ISiftingNR.D3]" office:value-type="float" office:value="191">
            <text:p>191.00</text:p>
          </table:table-cell>
          <table:table-cell table:style-name="ce34" table:formula="of:=[ISifting.D87]" office:value-type="float" office:value="191">
            <text:p>191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32" table:formula="of:=['Sifting (random variable order)'.D88]" office:value-type="float" office:value="50.3333333333333">
            <text:p>50.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32" table:formula="of:=[RandomSwapper.D88]" office:value-type="float" office:value="80">
            <text:p>80.00</text:p>
          </table:table-cell>
          <table:table-cell table:style-name="ce32" table:formula="of:=['Genetic Algorithm (pop=8, Ngen=100)'.D88]" office:value-type="float" office:value="69.3333333333333">
            <text:p>69.33</text:p>
          </table:table-cell>
          <table:table-cell table:style-name="ce32" table:formula="of:=['Memetic Algorithm (pop=20, Ngen=100)'.D88]" office:value-type="float" office:value="61.3333333333333">
            <text:p>61.33</text:p>
          </table:table-cell>
          <table:table-cell table:style-name="ce32" table:formula="of:=[ISiftingNR.D4]" office:value-type="float" office:value="46">
            <text:p>46.00</text:p>
          </table:table-cell>
          <table:table-cell table:style-name="ce34" table:formula="of:=[ISifting.D88]" office:value-type="float" office:value="46">
            <text:p>46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32" table:formula="of:=['Sifting (random variable order)'.D89]" office:value-type="float" office:value="18">
            <text:p>18.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32" table:formula="of:=[RandomSwapper.D89]" office:value-type="float" office:value="18">
            <text:p>18.00</text:p>
          </table:table-cell>
          <table:table-cell table:style-name="ce32" table:formula="of:=['Genetic Algorithm (pop=8, Ngen=100)'.D89]" office:value-type="float" office:value="18">
            <text:p>18.00</text:p>
          </table:table-cell>
          <table:table-cell table:style-name="ce32" table:formula="of:=['Memetic Algorithm (pop=20, Ngen=100)'.D89]" office:value-type="float" office:value="18">
            <text:p>18.00</text:p>
          </table:table-cell>
          <table:table-cell table:style-name="ce32" table:formula="of:=[ISiftingNR.D5]" office:value-type="float" office:value="18">
            <text:p>18.00</text:p>
          </table:table-cell>
          <table:table-cell table:style-name="ce34" table:formula="of:=[ISifting.D89]" office:value-type="float" office:value="18">
            <text:p>18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32" table:formula="of:=['Sifting (random variable order)'.D90]" office:value-type="float" office:value="25.6666666666667">
            <text:p>25.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32" table:formula="of:=[RandomSwapper.D90]" office:value-type="float" office:value="26.3333333333333">
            <text:p>26.33</text:p>
          </table:table-cell>
          <table:table-cell table:style-name="ce32" table:formula="of:=['Genetic Algorithm (pop=8, Ngen=100)'.D90]" office:value-type="float" office:value="28">
            <text:p>28.00</text:p>
          </table:table-cell>
          <table:table-cell table:style-name="ce32" table:formula="of:=['Memetic Algorithm (pop=20, Ngen=100)'.D90]" office:value-type="float" office:value="28">
            <text:p>28.00</text:p>
          </table:table-cell>
          <table:table-cell table:style-name="ce32" table:formula="of:=[ISiftingNR.D6]" office:value-type="float" office:value="25">
            <text:p>25.00</text:p>
          </table:table-cell>
          <table:table-cell table:style-name="ce34" table:formula="of:=[ISifting.D90]" office:value-type="float" office:value="25">
            <text:p>25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32" table:formula="of:=['Sifting (random variable order)'.D91]" office:value-type="float" office:value="32">
            <text:p>32.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32" table:formula="of:=[RandomSwapper.D91]" office:value-type="float" office:value="33.6666666666667">
            <text:p>33.67</text:p>
          </table:table-cell>
          <table:table-cell table:style-name="ce32" table:formula="of:=['Genetic Algorithm (pop=8, Ngen=100)'.D91]" office:value-type="float" office:value="34">
            <text:p>34.00</text:p>
          </table:table-cell>
          <table:table-cell table:style-name="ce32" table:formula="of:=['Memetic Algorithm (pop=20, Ngen=100)'.D91]" office:value-type="float" office:value="59.6666666666667">
            <text:p>59.67</text:p>
          </table:table-cell>
          <table:table-cell table:style-name="ce32" table:formula="of:=[ISiftingNR.D7]" office:value-type="float" office:value="32">
            <text:p>32.00</text:p>
          </table:table-cell>
          <table:table-cell table:style-name="ce34" table:formula="of:=[ISifting.D91]" office:value-type="float" office:value="32">
            <text:p>32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32" table:formula="of:=['Sifting (random variable order)'.D92]" office:value-type="float" office:value="8096.66666666667">
            <text:p>8096.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32" table:formula="of:=[RandomSwapper.D92]" office:value-type="float" office:value="31165">
            <text:p>31165.00</text:p>
          </table:table-cell>
          <table:table-cell table:style-name="ce32" table:formula="of:=['Genetic Algorithm (pop=8, Ngen=100)'.D92]" office:value-type="float" office:value="31519">
            <text:p>31519.00</text:p>
          </table:table-cell>
          <table:table-cell table:style-name="ce32" table:formula="of:=['Memetic Algorithm (pop=20, Ngen=100)'.D92]" office:value-type="float" office:value="31519">
            <text:p>31519.00</text:p>
          </table:table-cell>
          <table:table-cell table:style-name="ce32" table:formula="of:=[ISiftingNR.D8]" office:value-type="float" office:value="558">
            <text:p>558.00</text:p>
          </table:table-cell>
          <table:table-cell table:style-name="ce34" table:formula="of:=[ISifting.D92]" office:value-type="float" office:value="558">
            <text:p>558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32" table:formula="of:=['Sifting (random variable order)'.D93]" office:value-type="float" office:value="35">
            <text:p>35.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32" table:formula="of:=[RandomSwapper.D93]" office:value-type="float" office:value="72">
            <text:p>72.00</text:p>
          </table:table-cell>
          <table:table-cell table:style-name="ce32" table:formula="of:=['Genetic Algorithm (pop=8, Ngen=100)'.D93]" office:value-type="float" office:value="64.3333333333333">
            <text:p>64.33</text:p>
          </table:table-cell>
          <table:table-cell table:style-name="ce32" table:formula="of:=['Memetic Algorithm (pop=20, Ngen=100)'.D93]" office:value-type="float" office:value="38.6666666666667">
            <text:p>38.67</text:p>
          </table:table-cell>
          <table:table-cell table:style-name="ce32" table:formula="of:=[ISiftingNR.D9]" office:value-type="float" office:value="35">
            <text:p>35.00</text:p>
          </table:table-cell>
          <table:table-cell table:style-name="ce34" table:formula="of:=[ISifting.D93]" office:value-type="float" office:value="35">
            <text:p>35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32" table:formula="of:=['Sifting (random variable order)'.D94]" office:value-type="float" office:value="34">
            <text:p>34.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32" table:formula="of:=[RandomSwapper.D94]" office:value-type="float" office:value="34">
            <text:p>34.00</text:p>
          </table:table-cell>
          <table:table-cell table:style-name="ce32" table:formula="of:=['Genetic Algorithm (pop=8, Ngen=100)'.D94]" office:value-type="float" office:value="34">
            <text:p>34.00</text:p>
          </table:table-cell>
          <table:table-cell table:style-name="ce32" table:formula="of:=['Memetic Algorithm (pop=20, Ngen=100)'.D94]" office:value-type="float" office:value="34">
            <text:p>34.00</text:p>
          </table:table-cell>
          <table:table-cell table:style-name="ce32" table:formula="of:=[ISiftingNR.D10]" office:value-type="float" office:value="34">
            <text:p>34.00</text:p>
          </table:table-cell>
          <table:table-cell table:style-name="ce34" table:formula="of:=[ISifting.D94]" office:value-type="float" office:value="34">
            <text:p>34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32" table:formula="of:=['Sifting (random variable order)'.D95]" office:value-type="float" office:value="37">
            <text:p>37.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32" table:formula="of:=[RandomSwapper.D95]" office:value-type="float" office:value="43.3333333333333">
            <text:p>43.33</text:p>
          </table:table-cell>
          <table:table-cell table:style-name="ce32" table:formula="of:=['Genetic Algorithm (pop=8, Ngen=100)'.D95]" office:value-type="float" office:value="48">
            <text:p>48.00</text:p>
          </table:table-cell>
          <table:table-cell table:style-name="ce32" table:formula="of:=['Memetic Algorithm (pop=20, Ngen=100)'.D95]" office:value-type="float" office:value="74">
            <text:p>74.00</text:p>
          </table:table-cell>
          <table:table-cell table:style-name="ce32" table:formula="of:=[ISiftingNR.D11]" office:value-type="float" office:value="37">
            <text:p>37.00</text:p>
          </table:table-cell>
          <table:table-cell table:style-name="ce34" table:formula="of:=[ISifting.D95]" office:value-type="float" office:value="37">
            <text:p>37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32" table:formula="of:=['Sifting (random variable order)'.D96]" office:value-type="float" office:value="206.333333333333">
            <text:p>206.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32" table:formula="of:=[RandomSwapper.D96]" office:value-type="float" office:value="33782.3333333333">
            <text:p>33782.33</text:p>
          </table:table-cell>
          <table:table-cell table:style-name="ce32" table:formula="of:=['Genetic Algorithm (pop=8, Ngen=100)'.D96]" office:value-type="float" office:value="40957">
            <text:p>40957.00</text:p>
          </table:table-cell>
          <table:table-cell table:style-name="ce32" table:formula="of:=['Memetic Algorithm (pop=20, Ngen=100)'.D96]" office:value-type="float" office:value="40957">
            <text:p>40957.00</text:p>
          </table:table-cell>
          <table:table-cell table:style-name="ce32" table:formula="of:=[ISiftingNR.D12]" office:value-type="float" office:value="55">
            <text:p>55.00</text:p>
          </table:table-cell>
          <table:table-cell table:style-name="ce34" table:formula="of:=[ISifting.D96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32" table:formula="of:=['Sifting (random variable order)'.D97]" office:value-type="float" office:value="90.3333333333333">
            <text:p>90.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32" table:formula="of:=[RandomSwapper.D97]" office:value-type="float" office:value="301.333333333333">
            <text:p>301.33</text:p>
          </table:table-cell>
          <table:table-cell table:style-name="ce32" table:formula="of:=['Genetic Algorithm (pop=8, Ngen=100)'.D97]" office:value-type="float" office:value="158.666666666667">
            <text:p>158.67</text:p>
          </table:table-cell>
          <table:table-cell table:style-name="ce32" table:formula="of:=['Memetic Algorithm (pop=20, Ngen=100)'.D97]" office:value-type="float" office:value="129">
            <text:p>129.00</text:p>
          </table:table-cell>
          <table:table-cell table:style-name="ce32" table:formula="of:=[ISiftingNR.D13]" office:value-type="float" office:value="68">
            <text:p>68.00</text:p>
          </table:table-cell>
          <table:table-cell table:style-name="ce34" table:formula="of:=[ISifting.D97]" office:value-type="float" office:value="68">
            <text:p>68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32" table:formula="of:=['Sifting (random variable order)'.D98]" office:value-type="float" office:value="32">
            <text:p>32.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32" table:formula="of:=[RandomSwapper.D98]" office:value-type="float" office:value="34">
            <text:p>34.00</text:p>
          </table:table-cell>
          <table:table-cell table:style-name="ce32" table:formula="of:=['Genetic Algorithm (pop=8, Ngen=100)'.D98]" office:value-type="float" office:value="42.6666666666667">
            <text:p>42.67</text:p>
          </table:table-cell>
          <table:table-cell table:style-name="ce32" table:formula="of:=['Memetic Algorithm (pop=20, Ngen=100)'.D98]" office:value-type="float" office:value="56">
            <text:p>56.00</text:p>
          </table:table-cell>
          <table:table-cell table:style-name="ce32" table:formula="of:=[ISiftingNR.D14]" office:value-type="float" office:value="32">
            <text:p>32.00</text:p>
          </table:table-cell>
          <table:table-cell table:style-name="ce34" table:formula="of:=[ISifting.D98]" office:value-type="float" office:value="32">
            <text:p>32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32" table:formula="of:=['Sifting (random variable order)'.D99]" office:value-type="float" office:value="39">
            <text:p>39.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32" table:formula="of:=[RandomSwapper.D99]" office:value-type="float" office:value="39.6666666666667">
            <text:p>39.67</text:p>
          </table:table-cell>
          <table:table-cell table:style-name="ce32" table:formula="of:=['Genetic Algorithm (pop=8, Ngen=100)'.D99]" office:value-type="float" office:value="44">
            <text:p>44.00</text:p>
          </table:table-cell>
          <table:table-cell table:style-name="ce32" table:formula="of:=['Memetic Algorithm (pop=20, Ngen=100)'.D99]" office:value-type="float" office:value="39.3333333333333">
            <text:p>39.33</text:p>
          </table:table-cell>
          <table:table-cell table:style-name="ce32" table:formula="of:=[ISiftingNR.D15]" office:value-type="float" office:value="39">
            <text:p>39.00</text:p>
          </table:table-cell>
          <table:table-cell table:style-name="ce34" table:formula="of:=[ISifting.D99]" office:value-type="float" office:value="39">
            <text:p>39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32" table:formula="of:=['Sifting (random variable order)'.D100]" office:value-type="float" office:value="77.3333333333333">
            <text:p>77.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32" table:formula="of:=[RandomSwapper.D100]" office:value-type="float" office:value="166.333333333333">
            <text:p>166.33</text:p>
          </table:table-cell>
          <table:table-cell table:style-name="ce32" table:formula="of:=['Genetic Algorithm (pop=8, Ngen=100)'.D100]" office:value-type="float" office:value="203">
            <text:p>203.00</text:p>
          </table:table-cell>
          <table:table-cell table:style-name="ce32" table:formula="of:=['Memetic Algorithm (pop=20, Ngen=100)'.D100]" office:value-type="float" office:value="106">
            <text:p>106.00</text:p>
          </table:table-cell>
          <table:table-cell table:style-name="ce32" table:formula="of:=[ISiftingNR.D16]" office:value-type="float" office:value="66">
            <text:p>66.00</text:p>
          </table:table-cell>
          <table:table-cell table:style-name="ce34" table:formula="of:=[ISifting.D100]" office:value-type="float" office:value="66">
            <text:p>66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32" table:formula="of:=['Sifting (random variable order)'.D101]" office:value-type="float" office:value="45.6666666666667">
            <text:p>45.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32" table:formula="of:=[RandomSwapper.D101]" office:value-type="float" office:value="126">
            <text:p>126.00</text:p>
          </table:table-cell>
          <table:table-cell table:style-name="ce32" table:formula="of:=['Genetic Algorithm (pop=8, Ngen=100)'.D101]" office:value-type="float" office:value="104.333333333333">
            <text:p>104.33</text:p>
          </table:table-cell>
          <table:table-cell table:style-name="ce32" table:formula="of:=['Memetic Algorithm (pop=20, Ngen=100)'.D101]" office:value-type="float" office:value="68.3333333333333">
            <text:p>68.33</text:p>
          </table:table-cell>
          <table:table-cell table:style-name="ce32" table:formula="of:=[ISiftingNR.D17]" office:value-type="float" office:value="34">
            <text:p>34.00</text:p>
          </table:table-cell>
          <table:table-cell table:style-name="ce34" table:formula="of:=[ISifting.D101]" office:value-type="float" office:value="34">
            <text:p>34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32" table:formula="of:=['Sifting (random variable order)'.D102]" office:value-type="float" office:value="206.333333333333">
            <text:p>206.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32" table:formula="of:=[RandomSwapper.D102]" office:value-type="float" office:value="33782.3333333333">
            <text:p>33782.33</text:p>
          </table:table-cell>
          <table:table-cell table:style-name="ce32" table:formula="of:=['Genetic Algorithm (pop=8, Ngen=100)'.D102]" office:value-type="float" office:value="3430.33333333333">
            <text:p>3430.33</text:p>
          </table:table-cell>
          <table:table-cell table:style-name="ce32" table:formula="of:=['Memetic Algorithm (pop=20, Ngen=100)'.D102]" office:value-type="float" office:value="40957">
            <text:p>40957.00</text:p>
          </table:table-cell>
          <table:table-cell table:style-name="ce32" table:formula="of:=[ISiftingNR.D18]" office:value-type="float" office:value="55">
            <text:p>55.00</text:p>
          </table:table-cell>
          <table:table-cell table:style-name="ce34" table:formula="of:=[ISifting.D102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32" table:formula="of:=['Sifting (random variable order)'.D103]" office:value-type="float" office:value="62">
            <text:p>62.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32" table:formula="of:=[RandomSwapper.D103]" office:value-type="float" office:value="113.333333333333">
            <text:p>113.33</text:p>
          </table:table-cell>
          <table:table-cell table:style-name="ce32" table:formula="of:=['Genetic Algorithm (pop=8, Ngen=100)'.D103]" office:value-type="float" office:value="136">
            <text:p>136.00</text:p>
          </table:table-cell>
          <table:table-cell table:style-name="ce32" table:formula="of:=['Memetic Algorithm (pop=20, Ngen=100)'.D103]" office:value-type="float" office:value="130">
            <text:p>130.00</text:p>
          </table:table-cell>
          <table:table-cell table:style-name="ce32" table:formula="of:=[ISiftingNR.D19]" office:value-type="float" office:value="60">
            <text:p>60.00</text:p>
          </table:table-cell>
          <table:table-cell table:style-name="ce34" table:formula="of:=[ISifting.D103]" office:value-type="float" office:value="60">
            <text:p>6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32" table:formula="of:=['Sifting (random variable order)'.D104]" office:value-type="float" office:value="6">
            <text:p>6.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32" table:formula="of:=[RandomSwapper.D104]" office:value-type="float" office:value="6">
            <text:p>6.00</text:p>
          </table:table-cell>
          <table:table-cell table:style-name="ce32" table:formula="of:=['Genetic Algorithm (pop=8, Ngen=100)'.D104]" office:value-type="float" office:value="6">
            <text:p>6.00</text:p>
          </table:table-cell>
          <table:table-cell table:style-name="ce32" table:formula="of:=['Memetic Algorithm (pop=20, Ngen=100)'.D104]" office:value-type="float" office:value="6">
            <text:p>6.00</text:p>
          </table:table-cell>
          <table:table-cell table:style-name="ce32" table:formula="of:=[ISiftingNR.D20]" office:value-type="float" office:value="6">
            <text:p>6.00</text:p>
          </table:table-cell>
          <table:table-cell table:style-name="ce34" table:formula="of:=[ISifting.D104]" office:value-type="float" office:value="6">
            <text:p>6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32" table:formula="of:=['Sifting (random variable order)'.D105]" office:value-type="float" office:value="43">
            <text:p>43.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32" table:formula="of:=[RandomSwapper.D105]" office:value-type="float" office:value="43">
            <text:p>43.00</text:p>
          </table:table-cell>
          <table:table-cell table:style-name="ce32" table:formula="of:=['Genetic Algorithm (pop=8, Ngen=100)'.D105]" office:value-type="float" office:value="51.6666666666667">
            <text:p>51.67</text:p>
          </table:table-cell>
          <table:table-cell table:style-name="ce32" table:formula="of:=['Memetic Algorithm (pop=20, Ngen=100)'.D105]" office:value-type="float" office:value="43">
            <text:p>43.00</text:p>
          </table:table-cell>
          <table:table-cell table:style-name="ce32" table:formula="of:=[ISiftingNR.D21]" office:value-type="float" office:value="43">
            <text:p>43.00</text:p>
          </table:table-cell>
          <table:table-cell table:style-name="ce34" table:formula="of:=[ISifting.D105]" office:value-type="float" office:value="43">
            <text:p>43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32" table:formula="of:=['Sifting (random variable order)'.D106]" office:value-type="float" office:value="52.6666666666667">
            <text:p>52.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32" table:formula="of:=[RandomSwapper.D106]" office:value-type="float" office:value="1061.33333333333">
            <text:p>1061.33</text:p>
          </table:table-cell>
          <table:table-cell table:style-name="ce32" table:formula="of:=['Genetic Algorithm (pop=8, Ngen=100)'.D106]" office:value-type="float" office:value="1195">
            <text:p>1195.00</text:p>
          </table:table-cell>
          <table:table-cell table:style-name="ce32" table:formula="of:=['Memetic Algorithm (pop=20, Ngen=100)'.D106]" office:value-type="float" office:value="98.6666666666667">
            <text:p>98.67</text:p>
          </table:table-cell>
          <table:table-cell table:style-name="ce32" table:formula="of:=[ISiftingNR.D22]" office:value-type="float" office:value="47">
            <text:p>47.00</text:p>
          </table:table-cell>
          <table:table-cell table:style-name="ce34" table:formula="of:=[ISifting.D106]" office:value-type="float" office:value="47">
            <text:p>47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32" table:formula="of:=['Sifting (random variable order)'.D107]" office:value-type="float" office:value="49">
            <text:p>49.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32" table:formula="of:=[RandomSwapper.D107]" office:value-type="float" office:value="132">
            <text:p>132.00</text:p>
          </table:table-cell>
          <table:table-cell table:style-name="ce32" table:formula="of:=['Genetic Algorithm (pop=8, Ngen=100)'.D107]" office:value-type="float" office:value="99">
            <text:p>99.00</text:p>
          </table:table-cell>
          <table:table-cell table:style-name="ce32" table:formula="of:=['Memetic Algorithm (pop=20, Ngen=100)'.D107]" office:value-type="float" office:value="64.3333333333333">
            <text:p>64.33</text:p>
          </table:table-cell>
          <table:table-cell table:style-name="ce32" table:formula="of:=[ISiftingNR.D23]" office:value-type="float" office:value="44">
            <text:p>44.00</text:p>
          </table:table-cell>
          <table:table-cell table:style-name="ce34" table:formula="of:=[ISifting.D107]" office:value-type="float" office:value="44">
            <text:p>44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32" table:formula="of:=['Sifting (random variable order)'.D108]" office:value-type="float" office:value="42">
            <text:p>42.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32" table:formula="of:=[RandomSwapper.D108]" office:value-type="float" office:value="42">
            <text:p>42.00</text:p>
          </table:table-cell>
          <table:table-cell table:style-name="ce32" table:formula="of:=['Genetic Algorithm (pop=8, Ngen=100)'.D108]" office:value-type="float" office:value="267">
            <text:p>267.00</text:p>
          </table:table-cell>
          <table:table-cell table:style-name="ce32" table:formula="of:=['Memetic Algorithm (pop=20, Ngen=100)'.D108]" office:value-type="float" office:value="123.333333333333">
            <text:p>123.33</text:p>
          </table:table-cell>
          <table:table-cell table:style-name="ce32" table:formula="of:=[ISiftingNR.D24]" office:value-type="float" office:value="42">
            <text:p>42.00</text:p>
          </table:table-cell>
          <table:table-cell table:style-name="ce34" table:formula="of:=[ISifting.D108]" office:value-type="float" office:value="42">
            <text:p>42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32" table:formula="of:=['Sifting (random variable order)'.D109]" office:value-type="float" office:value="55.3333333333333">
            <text:p>55.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32" table:formula="of:=[RandomSwapper.D109]" office:value-type="float" office:value="945.666666666667">
            <text:p>945.67</text:p>
          </table:table-cell>
          <table:table-cell table:style-name="ce32" table:formula="of:=['Genetic Algorithm (pop=8, Ngen=100)'.D109]" office:value-type="float" office:value="166">
            <text:p>166.00</text:p>
          </table:table-cell>
          <table:table-cell table:style-name="ce32" table:formula="of:=['Memetic Algorithm (pop=20, Ngen=100)'.D109]" office:value-type="float" office:value="143.333333333333">
            <text:p>143.33</text:p>
          </table:table-cell>
          <table:table-cell table:style-name="ce32" table:formula="of:=[ISiftingNR.D25]" office:value-type="float" office:value="52">
            <text:p>52.00</text:p>
          </table:table-cell>
          <table:table-cell table:style-name="ce34" table:formula="of:=[ISifting.D109]" office:value-type="float" office:value="52">
            <text:p>52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32" table:formula="of:=['Sifting (random variable order)'.D110]" office:value-type="float" office:value="42">
            <text:p>42.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32" table:formula="of:=[RandomSwapper.D110]" office:value-type="float" office:value="42">
            <text:p>42.00</text:p>
          </table:table-cell>
          <table:table-cell table:style-name="ce32" table:formula="of:=['Genetic Algorithm (pop=8, Ngen=100)'.D110]" office:value-type="float" office:value="42">
            <text:p>42.00</text:p>
          </table:table-cell>
          <table:table-cell table:style-name="ce32" table:formula="of:=['Memetic Algorithm (pop=20, Ngen=100)'.D110]" office:value-type="float" office:value="42">
            <text:p>42.00</text:p>
          </table:table-cell>
          <table:table-cell table:style-name="ce32" table:formula="of:=[ISiftingNR.D26]" office:value-type="float" office:value="42">
            <text:p>42.00</text:p>
          </table:table-cell>
          <table:table-cell table:style-name="ce34" table:formula="of:=[ISifting.D110]" office:value-type="float" office:value="42">
            <text:p>42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32" table:formula="of:=['Sifting (random variable order)'.D111]" office:value-type="float" office:value="206.333333333333">
            <text:p>206.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32" table:formula="of:=[RandomSwapper.D111]" office:value-type="float" office:value="33782.3333333333">
            <text:p>33782.33</text:p>
          </table:table-cell>
          <table:table-cell table:style-name="ce32" table:formula="of:=['Genetic Algorithm (pop=8, Ngen=100)'.D111]" office:value-type="float" office:value="4742.33333333333">
            <text:p>4742.33</text:p>
          </table:table-cell>
          <table:table-cell table:style-name="ce32" table:formula="of:=['Memetic Algorithm (pop=20, Ngen=100)'.D111]" office:value-type="float" office:value="40957">
            <text:p>40957.00</text:p>
          </table:table-cell>
          <table:table-cell table:style-name="ce32" table:formula="of:=[ISiftingNR.D27]" office:value-type="float" office:value="55">
            <text:p>55.00</text:p>
          </table:table-cell>
          <table:table-cell table:style-name="ce34" table:formula="of:=[ISifting.D111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68" office:value-type="string">
            <text:p>Avg</text:p>
          </table:table-cell>
          <table:table-cell table:style-name="ce33" table:formula="of:=SUM([.B3:.B27])/25" office:value-type="float" office:value="27.44">
            <text:p>27.44</text:p>
          </table:table-cell>
          <table:table-cell table:style-name="ce33" table:formula="of:=SUM([.C3:.C27])/25" office:value-type="float" office:value="6382.72">
            <text:p>6382.72</text:p>
          </table:table-cell>
          <table:table-cell table:style-name="ce33" table:formula="of:=SUM([.D3:.D27])/25" office:value-type="float" office:value="428.88">
            <text:p>428.88</text:p>
          </table:table-cell>
          <table:table-cell table:style-name="ce33" table:formula="of:=SUM([.E3:.E27])/25" office:value-type="float" office:value="321.16">
            <text:p>321.16</text:p>
          </table:table-cell>
          <table:table-cell table:style-name="ce33" table:formula="of:=SUM([.F3:.F27])/25" office:value-type="float" office:value="393.32">
            <text:p>393.32</text:p>
          </table:table-cell>
          <table:table-cell table:style-name="ce33" table:formula="of:=SUM([.G3:.G27])/25" office:value-type="float" office:value="6354.68">
            <text:p>6354.68</text:p>
          </table:table-cell>
          <table:table-cell table:style-name="ce33" table:formula="of:=SUM([.H3:.H27])/25" office:value-type="float" office:value="5345.76">
            <text:p>5345.76</text:p>
          </table:table-cell>
          <table:table-cell table:style-name="ce33" table:formula="of:=SUM([.I3:.I27])/25" office:value-type="float" office:value="4564">
            <text:p>4564.00</text:p>
          </table:table-cell>
          <table:table-cell table:style-name="ce33" table:formula="of:=SUM([.J3:.J27])/25" office:value-type="float" office:value="3657.32">
            <text:p>3657.32</text:p>
          </table:table-cell>
          <table:table-cell table:style-name="ce33" table:formula="of:=SUM([.K3:.K27])/25" office:value-type="float" office:value="5477.18666666667">
            <text:p>5477.19</text:p>
          </table:table-cell>
          <table:table-cell table:style-name="ce33" table:formula="of:=SUM([.L3:.L27])/25" office:value-type="float" office:value="3378.09333333333">
            <text:p>3378.09</text:p>
          </table:table-cell>
          <table:table-cell table:style-name="ce33" table:formula="of:=SUM([.M3:.M27])/25" office:value-type="float" office:value="6260.4">
            <text:p>6260.40</text:p>
          </table:table-cell>
          <table:table-cell table:style-name="ce33" table:formula="of:=SUM([.N3:.N27])/25" office:value-type="float" office:value="68.64">
            <text:p>68.64</text:p>
          </table:table-cell>
          <table:table-cell table:style-name="ce35" table:formula="of:=SUM([.O3:.O27])/25" office:value-type="float" office:value="68.64">
            <text:p>68.64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5">
          <table:table-cell table:style-name="ce65" office:value-type="string" table:number-columns-spanned="15" table:number-rows-spanned="1">
            <text:p>Percentage of reduction obtained in each reduction process</text:p>
          </table:table-cell>
          <table:covered-table-cell table:number-columns-repeated="13" table:style-name="ce71"/>
          <table:covered-table-cell table:style-name="ce73"/>
          <table:table-cell table:number-columns-repeated="1009"/>
        </table:table-row>
        <table:table-row table:style-name="ro1">
          <table:table-cell table:style-name="ce6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 K=2</text:p>
          </table:table-cell>
          <table:table-cell table:style-name="ce6" office:value-type="string">
            <text:p>WP K=3</text:p>
          </table:table-cell>
          <table:table-cell table:style-name="ce6" office:value-type="string">
            <text:p>WP K=4</text:p>
          </table:table-cell>
          <table:table-cell table:style-name="ce6" office:value-type="string">
            <text:p>WP K=5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32" table:formula="of:=100 - 100 * [.D3]/[.C3]" office:value-type="float" office:value="59.5996360327571">
            <text:p>59.60</text:p>
          </table:table-cell>
          <table:table-cell table:style-name="ce32" table:formula="of:=100 - 100 * [.E3]/[.C3]" office:value-type="float" office:value="70.7916287534122">
            <text:p>70.79</text:p>
          </table:table-cell>
          <table:table-cell table:style-name="ce32" table:formula="of:=100 - 100 * [.F3]/[.C3]" office:value-type="float" office:value="77.3430391264786">
            <text:p>77.34</text:p>
          </table:table-cell>
          <table:table-cell table:style-name="ce32" table:formula="of:=100 - 100 * [.G3]/[.C3]" office:value-type="float" office:value="1.81983621474068">
            <text:p>1.82</text:p>
          </table:table-cell>
          <table:table-cell table:style-name="ce32" table:formula="of:=100 - 100 * [.H3]/[.C3]" office:value-type="float" office:value="2.54777070063695">
            <text:p>2.55</text:p>
          </table:table-cell>
          <table:table-cell table:style-name="ce32" table:formula="of:=100 - 100 * [.I3]/[.C3]" office:value-type="float" office:value="6.55141037306642">
            <text:p>6.55</text:p>
          </table:table-cell>
          <table:table-cell table:style-name="ce32" table:formula="of:=100 - 100 * [.J3]/[.C3]" office:value-type="float" office:value="6.73339399454049">
            <text:p>6.73</text:p>
          </table:table-cell>
          <table:table-cell table:style-name="ce32" table:formula="of:=100 - 100 * [.K3]/[.C3]" office:value-type="float" office:value="3.76099484379739">
            <text:p>3.76</text:p>
          </table:table-cell>
          <table:table-cell table:style-name="ce32" table:formula="of:=100 - 100 * [.L3]/[.C3]" office:value-type="float" office:value="9.67546254170459">
            <text:p>9.68</text:p>
          </table:table-cell>
          <table:table-cell table:style-name="ce32" table:formula="of:=100 - 100 * [.M3]/[.C3]" office:value-type="float" office:value="31.1191992720655">
            <text:p>31.12</text:p>
          </table:table-cell>
          <table:table-cell table:style-name="ce32" table:formula="of:=100 - 100 * [.N3]/[.C3]" office:value-type="float" office:value="82.6205641492266">
            <text:p>82.62</text:p>
          </table:table-cell>
          <table:table-cell table:style-name="ce34" table:formula="of:=100 - 100 * [.O3]/[.C3]" office:value-type="float" office:value="82.6205641492266">
            <text:p>82.62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32" table:formula="of:=100 - 100 * [.D4]/[.C4]" office:value-type="float" office:value="35.7142857142857">
            <text:p>35.71</text:p>
          </table:table-cell>
          <table:table-cell table:style-name="ce32" table:formula="of:=100 - 100 * [.E4]/[.C4]" office:value-type="float" office:value="44.0476190476191">
            <text:p>44.05</text:p>
          </table:table-cell>
          <table:table-cell table:style-name="ce32" table:formula="of:=100 - 100 * [.F4]/[.C4]" office:value-type="float" office:value="40.0793650793651">
            <text:p>40.08</text:p>
          </table:table-cell>
          <table:table-cell table:style-name="ce32" table:formula="of:=100 - 100 * [.G4]/[.C4]" office:value-type="float" office:value="2.38095238095238">
            <text:p>2.38</text:p>
          </table:table-cell>
          <table:table-cell table:style-name="ce32" table:formula="of:=100 - 100 * [.H4]/[.C4]" office:value-type="float" office:value="5.95238095238095">
            <text:p>5.95</text:p>
          </table:table-cell>
          <table:table-cell table:style-name="ce32" table:formula="of:=100 - 100 * [.I4]/[.C4]" office:value-type="float" office:value="7.14285714285714">
            <text:p>7.14</text:p>
          </table:table-cell>
          <table:table-cell table:style-name="ce32" table:formula="of:=100 - 100 * [.J4]/[.C4]" office:value-type="float" office:value="8.33333333333333">
            <text:p>8.33</text:p>
          </table:table-cell>
          <table:table-cell table:style-name="ce32" table:formula="of:=100 - 100 * [.K4]/[.C4]" office:value-type="float" office:value="4.76190476190476">
            <text:p>4.76</text:p>
          </table:table-cell>
          <table:table-cell table:style-name="ce32" table:formula="of:=100 - 100 * [.L4]/[.C4]" office:value-type="float" office:value="17.4603174603175">
            <text:p>17.46</text:p>
          </table:table-cell>
          <table:table-cell table:style-name="ce32" table:formula="of:=100 - 100 * [.M4]/[.C4]" office:value-type="float" office:value="26.984126984127">
            <text:p>26.98</text:p>
          </table:table-cell>
          <table:table-cell table:style-name="ce32" table:formula="of:=100 - 100 * [.N4]/[.C4]" office:value-type="float" office:value="45.2380952380952">
            <text:p>45.24</text:p>
          </table:table-cell>
          <table:table-cell table:style-name="ce34" table:formula="of:=100 - 100 * [.O4]/[.C4]" office:value-type="float" office:value="45.2380952380952">
            <text:p>45.24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32" table:formula="of:=100 - 100 * [.D5]/[.C5]" office:value-type="float" office:value="0">
            <text:p>0.00</text:p>
          </table:table-cell>
          <table:table-cell table:style-name="ce32" table:formula="of:=100 - 100 * [.E5]/[.C5]" office:value-type="float" office:value="0">
            <text:p>0.00</text:p>
          </table:table-cell>
          <table:table-cell table:style-name="ce32" table:formula="of:=100 - 100 * [.F5]/[.C5]" office:value-type="float" office:value="0">
            <text:p>0.00</text:p>
          </table:table-cell>
          <table:table-cell table:style-name="ce32" table:formula="of:=100 - 100 * [.G5]/[.C5]" office:value-type="float" office:value="0">
            <text:p>0.00</text:p>
          </table:table-cell>
          <table:table-cell table:style-name="ce32" table:formula="of:=100 - 100 * [.H5]/[.C5]" office:value-type="float" office:value="0">
            <text:p>0.00</text:p>
          </table:table-cell>
          <table:table-cell table:style-name="ce32" table:formula="of:=100 - 100 * [.I5]/[.C5]" office:value-type="float" office:value="0">
            <text:p>0.00</text:p>
          </table:table-cell>
          <table:table-cell table:style-name="ce32" table:formula="of:=100 - 100 * [.J5]/[.C5]" office:value-type="float" office:value="0">
            <text:p>0.00</text:p>
          </table:table-cell>
          <table:table-cell table:style-name="ce32" table:formula="of:=100 - 100 * [.K5]/[.C5]" office:value-type="float" office:value="0">
            <text:p>0.00</text:p>
          </table:table-cell>
          <table:table-cell table:style-name="ce32" table:formula="of:=100 - 100 * [.L5]/[.C5]" office:value-type="float" office:value="0">
            <text:p>0.00</text:p>
          </table:table-cell>
          <table:table-cell table:style-name="ce32" table:formula="of:=100 - 100 * [.M5]/[.C5]" office:value-type="float" office:value="0">
            <text:p>0.00</text:p>
          </table:table-cell>
          <table:table-cell table:style-name="ce32" table:formula="of:=100 - 100 * [.N5]/[.C5]" office:value-type="float" office:value="0">
            <text:p>0.00</text:p>
          </table:table-cell>
          <table:table-cell table:style-name="ce34" table:formula="of:=100 - 100 * [.O5]/[.C5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32" table:formula="of:=100 - 100 * [.D6]/[.C6]" office:value-type="float" office:value="13.7931034482759">
            <text:p>13.79</text:p>
          </table:table-cell>
          <table:table-cell table:style-name="ce32" table:formula="of:=100 - 100 * [.E6]/[.C6]" office:value-type="float" office:value="13.7931034482759">
            <text:p>13.79</text:p>
          </table:table-cell>
          <table:table-cell table:style-name="ce32" table:formula="of:=100 - 100 * [.F6]/[.C6]" office:value-type="float" office:value="11.4942528735632">
            <text:p>11.49</text:p>
          </table:table-cell>
          <table:table-cell table:style-name="ce32" table:formula="of:=100 - 100 * [.G6]/[.C6]" office:value-type="float" office:value="0">
            <text:p>0.00</text:p>
          </table:table-cell>
          <table:table-cell table:style-name="ce32" table:formula="of:=100 - 100 * [.H6]/[.C6]" office:value-type="float" office:value="3.44827586206897">
            <text:p>3.45</text:p>
          </table:table-cell>
          <table:table-cell table:style-name="ce32" table:formula="of:=100 - 100 * [.I6]/[.C6]" office:value-type="float" office:value="6.89655172413794">
            <text:p>6.90</text:p>
          </table:table-cell>
          <table:table-cell table:style-name="ce32" table:formula="of:=100 - 100 * [.J6]/[.C6]" office:value-type="float" office:value="10.3448275862069">
            <text:p>10.34</text:p>
          </table:table-cell>
          <table:table-cell table:style-name="ce32" table:formula="of:=100 - 100 * [.K6]/[.C6]" office:value-type="float" office:value="9.19540229885058">
            <text:p>9.20</text:p>
          </table:table-cell>
          <table:table-cell table:style-name="ce32" table:formula="of:=100 - 100 * [.L6]/[.C6]" office:value-type="float" office:value="3.44827586206897">
            <text:p>3.45</text:p>
          </table:table-cell>
          <table:table-cell table:style-name="ce32" table:formula="of:=100 - 100 * [.M6]/[.C6]" office:value-type="float" office:value="3.44827586206897">
            <text:p>3.45</text:p>
          </table:table-cell>
          <table:table-cell table:style-name="ce32" table:formula="of:=100 - 100 * [.N6]/[.C6]" office:value-type="float" office:value="13.7931034482759">
            <text:p>13.79</text:p>
          </table:table-cell>
          <table:table-cell table:style-name="ce34" table:formula="of:=100 - 100 * [.O6]/[.C6]" office:value-type="float" office:value="13.7931034482759">
            <text:p>13.79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7]/[.C7]" office:value-type="float" office:value="5.88235294117646">
            <text:p>5.88</text:p>
          </table:table-cell>
          <table:table-cell table:style-name="ce32" table:formula="of:=100 - 100 * [.E7]/[.C7]" office:value-type="float" office:value="5.88235294117646">
            <text:p>5.88</text:p>
          </table:table-cell>
          <table:table-cell table:style-name="ce32" table:formula="of:=100 - 100 * [.F7]/[.C7]" office:value-type="float" office:value="5.88235294117646">
            <text:p>5.88</text:p>
          </table:table-cell>
          <table:table-cell table:style-name="ce32" table:formula="of:=100 - 100 * [.G7]/[.C7]" office:value-type="float" office:value="0">
            <text:p>0.00</text:p>
          </table:table-cell>
          <table:table-cell table:style-name="ce32" table:formula="of:=100 - 100 * [.H7]/[.C7]" office:value-type="float" office:value="2.94117647058823">
            <text:p>2.94</text:p>
          </table:table-cell>
          <table:table-cell table:style-name="ce32" table:formula="of:=100 - 100 * [.I7]/[.C7]" office:value-type="float" office:value="2.94117647058823">
            <text:p>2.94</text:p>
          </table:table-cell>
          <table:table-cell table:style-name="ce32" table:formula="of:=100 - 100 * [.J7]/[.C7]" office:value-type="float" office:value="0">
            <text:p>0.00</text:p>
          </table:table-cell>
          <table:table-cell table:style-name="ce32" table:formula="of:=100 - 100 * [.K7]/[.C7]" office:value-type="float" office:value="0.980392156862749">
            <text:p>0.98</text:p>
          </table:table-cell>
          <table:table-cell table:style-name="ce32" table:formula="of:=100 - 100 * [.L7]/[.C7]" office:value-type="float" office:value="0">
            <text:p>0.00</text:p>
          </table:table-cell>
          <table:table-cell table:style-name="ce32" table:formula="of:=100 - 100 * [.M7]/[.C7]" office:value-type="float" office:value="-75.4901960784314">
            <text:p>-75.49</text:p>
          </table:table-cell>
          <table:table-cell table:style-name="ce32" table:formula="of:=100 - 100 * [.N7]/[.C7]" office:value-type="float" office:value="5.88235294117646">
            <text:p>5.88</text:p>
          </table:table-cell>
          <table:table-cell table:style-name="ce34" table:formula="of:=100 - 100 * [.O7]/[.C7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32" table:formula="of:=100 - 100 * [.D8]/[.C8]" office:value-type="float" office:value="70.9635457977728">
            <text:p>70.96</text:p>
          </table:table-cell>
          <table:table-cell table:style-name="ce32" table:formula="of:=100 - 100 * [.E8]/[.C8]" office:value-type="float" office:value="79.0951489577715">
            <text:p>79.10</text:p>
          </table:table-cell>
          <table:table-cell table:style-name="ce32" table:formula="of:=100 - 100 * [.F8]/[.C8]" office:value-type="float" office:value="74.3117907717038">
            <text:p>74.31</text:p>
          </table:table-cell>
          <table:table-cell table:style-name="ce32" table:formula="of:=100 - 100 * [.G8]/[.C8]" office:value-type="float" office:value="1.69421618706177">
            <text:p>1.69</text:p>
          </table:table-cell>
          <table:table-cell table:style-name="ce32" table:formula="of:=100 - 100 * [.H8]/[.C8]" office:value-type="float" office:value="3.33766934230147">
            <text:p>3.34</text:p>
          </table:table-cell>
          <table:table-cell table:style-name="ce32" table:formula="of:=100 - 100 * [.I8]/[.C8]" office:value-type="float" office:value="6.29461594593737">
            <text:p>6.29</text:p>
          </table:table-cell>
          <table:table-cell table:style-name="ce32" table:formula="of:=100 - 100 * [.J8]/[.C8]" office:value-type="float" office:value="9.49268695072813">
            <text:p>9.49</text:p>
          </table:table-cell>
          <table:table-cell table:style-name="ce32" table:formula="of:=100 - 100 * [.K8]/[.C8]" office:value-type="float" office:value="1.12313207906342">
            <text:p>1.12</text:p>
          </table:table-cell>
          <table:table-cell table:style-name="ce32" table:formula="of:=100 - 100 * [.L8]/[.C8]" office:value-type="float" office:value="0">
            <text:p>0.00</text:p>
          </table:table-cell>
          <table:table-cell table:style-name="ce32" table:formula="of:=100 - 100 * [.M8]/[.C8]" office:value-type="float" office:value="0">
            <text:p>0.00</text:p>
          </table:table-cell>
          <table:table-cell table:style-name="ce32" table:formula="of:=100 - 100 * [.N8]/[.C8]" office:value-type="float" office:value="98.2296392652051">
            <text:p>98.23</text:p>
          </table:table-cell>
          <table:table-cell table:style-name="ce34" table:formula="of:=100 - 100 * [.O8]/[.C8]" office:value-type="float" office:value="98.2296392652051">
            <text:p>98.23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32" table:formula="of:=100 - 100 * [.D9]/[.C9]" office:value-type="float" office:value="56.25">
            <text:p>56.25</text:p>
          </table:table-cell>
          <table:table-cell table:style-name="ce32" table:formula="of:=100 - 100 * [.E9]/[.C9]" office:value-type="float" office:value="56.25">
            <text:p>56.25</text:p>
          </table:table-cell>
          <table:table-cell table:style-name="ce32" table:formula="of:=100 - 100 * [.F9]/[.C9]" office:value-type="float" office:value="56.25">
            <text:p>56.25</text:p>
          </table:table-cell>
          <table:table-cell table:style-name="ce32" table:formula="of:=100 - 100 * [.G9]/[.C9]" office:value-type="float" office:value="5">
            <text:p>5.00</text:p>
          </table:table-cell>
          <table:table-cell table:style-name="ce32" table:formula="of:=100 - 100 * [.H9]/[.C9]" office:value-type="float" office:value="10">
            <text:p>10.00</text:p>
          </table:table-cell>
          <table:table-cell table:style-name="ce32" table:formula="of:=100 - 100 * [.I9]/[.C9]" office:value-type="float" office:value="15">
            <text:p>15.00</text:p>
          </table:table-cell>
          <table:table-cell table:style-name="ce32" table:formula="of:=100 - 100 * [.J9]/[.C9]" office:value-type="float" office:value="22.5">
            <text:p>22.50</text:p>
          </table:table-cell>
          <table:table-cell table:style-name="ce32" table:formula="of:=100 - 100 * [.K9]/[.C9]" office:value-type="float" office:value="10">
            <text:p>10.00</text:p>
          </table:table-cell>
          <table:table-cell table:style-name="ce32" table:formula="of:=100 - 100 * [.L9]/[.C9]" office:value-type="float" office:value="19.5833333333333">
            <text:p>19.58</text:p>
          </table:table-cell>
          <table:table-cell table:style-name="ce32" table:formula="of:=100 - 100 * [.M9]/[.C9]" office:value-type="float" office:value="51.6666666666667">
            <text:p>51.67</text:p>
          </table:table-cell>
          <table:table-cell table:style-name="ce32" table:formula="of:=100 - 100 * [.N9]/[.C9]" office:value-type="float" office:value="56.25">
            <text:p>56.25</text:p>
          </table:table-cell>
          <table:table-cell table:style-name="ce34" table:formula="of:=100 - 100 * [.O9]/[.C9]" office:value-type="float" office:value="56.25">
            <text:p>56.25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10]/[.C10]" office:value-type="float" office:value="0">
            <text:p>0.00</text:p>
          </table:table-cell>
          <table:table-cell table:style-name="ce32" table:formula="of:=100 - 100 * [.E10]/[.C10]" office:value-type="float" office:value="0">
            <text:p>0.00</text:p>
          </table:table-cell>
          <table:table-cell table:style-name="ce32" table:formula="of:=100 - 100 * [.F10]/[.C10]" office:value-type="float" office:value="0">
            <text:p>0.00</text:p>
          </table:table-cell>
          <table:table-cell table:style-name="ce32" table:formula="of:=100 - 100 * [.G10]/[.C10]" office:value-type="float" office:value="0">
            <text:p>0.00</text:p>
          </table:table-cell>
          <table:table-cell table:style-name="ce32" table:formula="of:=100 - 100 * [.H10]/[.C10]" office:value-type="float" office:value="0">
            <text:p>0.00</text:p>
          </table:table-cell>
          <table:table-cell table:style-name="ce32" table:formula="of:=100 - 100 * [.I10]/[.C10]" office:value-type="float" office:value="0">
            <text:p>0.00</text:p>
          </table:table-cell>
          <table:table-cell table:style-name="ce32" table:formula="of:=100 - 100 * [.J10]/[.C10]" office:value-type="float" office:value="0">
            <text:p>0.00</text:p>
          </table:table-cell>
          <table:table-cell table:style-name="ce32" table:formula="of:=100 - 100 * [.K10]/[.C10]" office:value-type="float" office:value="0">
            <text:p>0.00</text:p>
          </table:table-cell>
          <table:table-cell table:style-name="ce32" table:formula="of:=100 - 100 * [.L10]/[.C10]" office:value-type="float" office:value="0">
            <text:p>0.00</text:p>
          </table:table-cell>
          <table:table-cell table:style-name="ce32" table:formula="of:=100 - 100 * [.M10]/[.C10]" office:value-type="float" office:value="0">
            <text:p>0.00</text:p>
          </table:table-cell>
          <table:table-cell table:style-name="ce32" table:formula="of:=100 - 100 * [.N10]/[.C10]" office:value-type="float" office:value="0">
            <text:p>0.00</text:p>
          </table:table-cell>
          <table:table-cell table:style-name="ce34" table:formula="of:=100 - 100 * [.O10]/[.C1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32" table:formula="of:=100 - 100 * [.D11]/[.C11]" office:value-type="float" office:value="19.5652173913043">
            <text:p>19.57</text:p>
          </table:table-cell>
          <table:table-cell table:style-name="ce32" table:formula="of:=100 - 100 * [.E11]/[.C11]" office:value-type="float" office:value="19.5652173913043">
            <text:p>19.57</text:p>
          </table:table-cell>
          <table:table-cell table:style-name="ce32" table:formula="of:=100 - 100 * [.F11]/[.C11]" office:value-type="float" office:value="19.5652173913043">
            <text:p>19.57</text:p>
          </table:table-cell>
          <table:table-cell table:style-name="ce32" table:formula="of:=100 - 100 * [.G11]/[.C11]" office:value-type="float" office:value="2.17391304347827">
            <text:p>2.17</text:p>
          </table:table-cell>
          <table:table-cell table:style-name="ce32" table:formula="of:=100 - 100 * [.H11]/[.C11]" office:value-type="float" office:value="2.17391304347827">
            <text:p>2.17</text:p>
          </table:table-cell>
          <table:table-cell table:style-name="ce32" table:formula="of:=100 - 100 * [.I11]/[.C11]" office:value-type="float" office:value="2.17391304347827">
            <text:p>2.17</text:p>
          </table:table-cell>
          <table:table-cell table:style-name="ce32" table:formula="of:=100 - 100 * [.J11]/[.C11]" office:value-type="float" office:value="2.17391304347827">
            <text:p>2.17</text:p>
          </table:table-cell>
          <table:table-cell table:style-name="ce32" table:formula="of:=100 - 100 * [.K11]/[.C11]" office:value-type="float" office:value="5.79710144927535">
            <text:p>5.80</text:p>
          </table:table-cell>
          <table:table-cell table:style-name="ce32" table:formula="of:=100 - 100 * [.L11]/[.C11]" office:value-type="float" office:value="-4.34782608695652">
            <text:p>-4.35</text:p>
          </table:table-cell>
          <table:table-cell table:style-name="ce32" table:formula="of:=100 - 100 * [.M11]/[.C11]" office:value-type="float" office:value="-60.8695652173913">
            <text:p>-60.87</text:p>
          </table:table-cell>
          <table:table-cell table:style-name="ce32" table:formula="of:=100 - 100 * [.N11]/[.C11]" office:value-type="float" office:value="19.5652173913043">
            <text:p>19.57</text:p>
          </table:table-cell>
          <table:table-cell table:style-name="ce34" table:formula="of:=100 - 100 * [.O11]/[.C11]" office:value-type="float" office:value="19.5652173913043">
            <text:p>19.57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12]/[.C12]" office:value-type="float" office:value="99.7631662475279">
            <text:p>99.76</text:p>
          </table:table-cell>
          <table:table-cell table:style-name="ce32" table:formula="of:=100 - 100 * [.E12]/[.C12]" office:value-type="float" office:value="99.7533999072198">
            <text:p>99.75</text:p>
          </table:table-cell>
          <table:table-cell table:style-name="ce32" table:formula="of:=100 - 100 * [.F12]/[.C12]" office:value-type="float" office:value="99.4962196124391">
            <text:p>99.50</text:p>
          </table:table-cell>
          <table:table-cell table:style-name="ce32" table:formula="of:=100 - 100 * [.G12]/[.C12]" office:value-type="float" office:value="0">
            <text:p>0.00</text:p>
          </table:table-cell>
          <table:table-cell table:style-name="ce32" table:formula="of:=100 - 100 * [.H12]/[.C12]" office:value-type="float" office:value="20.0014649510462">
            <text:p>20.00</text:p>
          </table:table-cell>
          <table:table-cell table:style-name="ce32" table:formula="of:=100 - 100 * [.I12]/[.C12]" office:value-type="float" office:value="35.0025636643309">
            <text:p>35.00</text:p>
          </table:table-cell>
          <table:table-cell table:style-name="ce32" table:formula="of:=100 - 100 * [.J12]/[.C12]" office:value-type="float" office:value="52.5038454964963">
            <text:p>52.50</text:p>
          </table:table-cell>
          <table:table-cell table:style-name="ce32" table:formula="of:=100 - 100 * [.K12]/[.C12]" office:value-type="float" office:value="17.5175590660123">
            <text:p>17.52</text:p>
          </table:table-cell>
          <table:table-cell table:style-name="ce32" table:formula="of:=100 - 100 * [.L12]/[.C12]" office:value-type="float" office:value="0">
            <text:p>0.00</text:p>
          </table:table-cell>
          <table:table-cell table:style-name="ce32" table:formula="of:=100 - 100 * [.M12]/[.C12]" office:value-type="float" office:value="0">
            <text:p>0.00</text:p>
          </table:table-cell>
          <table:table-cell table:style-name="ce32" table:formula="of:=100 - 100 * [.N12]/[.C12]" office:value-type="float" office:value="99.8657128207632">
            <text:p>99.87</text:p>
          </table:table-cell>
          <table:table-cell table:style-name="ce34" table:formula="of:=100 - 100 * [.O12]/[.C12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32" table:formula="of:=100 - 100 * [.D13]/[.C13]" office:value-type="float" office:value="78.1350482315113">
            <text:p>78.14</text:p>
          </table:table-cell>
          <table:table-cell table:style-name="ce32" table:formula="of:=100 - 100 * [.E13]/[.C13]" office:value-type="float" office:value="78.1350482315113">
            <text:p>78.14</text:p>
          </table:table-cell>
          <table:table-cell table:style-name="ce32" table:formula="of:=100 - 100 * [.F13]/[.C13]" office:value-type="float" office:value="70.9539121114684">
            <text:p>70.95</text:p>
          </table:table-cell>
          <table:table-cell table:style-name="ce32" table:formula="of:=100 - 100 * [.G13]/[.C13]" office:value-type="float" office:value="1.28617363344051">
            <text:p>1.29</text:p>
          </table:table-cell>
          <table:table-cell table:style-name="ce32" table:formula="of:=100 - 100 * [.H13]/[.C13]" office:value-type="float" office:value="2.57234726688102">
            <text:p>2.57</text:p>
          </table:table-cell>
          <table:table-cell table:style-name="ce32" table:formula="of:=100 - 100 * [.I13]/[.C13]" office:value-type="float" office:value="3.85852090032154">
            <text:p>3.86</text:p>
          </table:table-cell>
          <table:table-cell table:style-name="ce32" table:formula="of:=100 - 100 * [.J13]/[.C13]" office:value-type="float" office:value="6.43086816720258">
            <text:p>6.43</text:p>
          </table:table-cell>
          <table:table-cell table:style-name="ce32" table:formula="of:=100 - 100 * [.K13]/[.C13]" office:value-type="float" office:value="3.10825294748125">
            <text:p>3.11</text:p>
          </table:table-cell>
          <table:table-cell table:style-name="ce32" table:formula="of:=100 - 100 * [.L13]/[.C13]" office:value-type="float" office:value="48.9817792068596">
            <text:p>48.98</text:p>
          </table:table-cell>
          <table:table-cell table:style-name="ce32" table:formula="of:=100 - 100 * [.M13]/[.C13]" office:value-type="float" office:value="58.5209003215434">
            <text:p>58.52</text:p>
          </table:table-cell>
          <table:table-cell table:style-name="ce32" table:formula="of:=100 - 100 * [.N13]/[.C13]" office:value-type="float" office:value="78.1350482315113">
            <text:p>78.14</text:p>
          </table:table-cell>
          <table:table-cell table:style-name="ce34" table:formula="of:=100 - 100 * [.O13]/[.C13]" office:value-type="float" office:value="78.1350482315113">
            <text:p>78.14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14]/[.C14]" office:value-type="float" office:value="5.88235294117646">
            <text:p>5.88</text:p>
          </table:table-cell>
          <table:table-cell table:style-name="ce32" table:formula="of:=100 - 100 * [.E14]/[.C14]" office:value-type="float" office:value="5.88235294117646">
            <text:p>5.88</text:p>
          </table:table-cell>
          <table:table-cell table:style-name="ce32" table:formula="of:=100 - 100 * [.F14]/[.C14]" office:value-type="float" office:value="5.88235294117646">
            <text:p>5.88</text:p>
          </table:table-cell>
          <table:table-cell table:style-name="ce32" table:formula="of:=100 - 100 * [.G14]/[.C14]" office:value-type="float" office:value="0">
            <text:p>0.00</text:p>
          </table:table-cell>
          <table:table-cell table:style-name="ce32" table:formula="of:=100 - 100 * [.H14]/[.C14]" office:value-type="float" office:value="2.94117647058823">
            <text:p>2.94</text:p>
          </table:table-cell>
          <table:table-cell table:style-name="ce32" table:formula="of:=100 - 100 * [.I14]/[.C14]" office:value-type="float" office:value="5.88235294117646">
            <text:p>5.88</text:p>
          </table:table-cell>
          <table:table-cell table:style-name="ce32" table:formula="of:=100 - 100 * [.J14]/[.C14]" office:value-type="float" office:value="5.88235294117646">
            <text:p>5.88</text:p>
          </table:table-cell>
          <table:table-cell table:style-name="ce32" table:formula="of:=100 - 100 * [.K14]/[.C14]" office:value-type="float" office:value="0">
            <text:p>0.00</text:p>
          </table:table-cell>
          <table:table-cell table:style-name="ce32" table:formula="of:=100 - 100 * [.L14]/[.C14]" office:value-type="float" office:value="-25.4901960784314">
            <text:p>-25.49</text:p>
          </table:table-cell>
          <table:table-cell table:style-name="ce32" table:formula="of:=100 - 100 * [.M14]/[.C14]" office:value-type="float" office:value="-64.7058823529412">
            <text:p>-64.71</text:p>
          </table:table-cell>
          <table:table-cell table:style-name="ce32" table:formula="of:=100 - 100 * [.N14]/[.C14]" office:value-type="float" office:value="5.88235294117646">
            <text:p>5.88</text:p>
          </table:table-cell>
          <table:table-cell table:style-name="ce34" table:formula="of:=100 - 100 * [.O14]/[.C14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32" table:formula="of:=100 - 100 * [.D15]/[.C15]" office:value-type="float" office:value="2.5">
            <text:p>2.50</text:p>
          </table:table-cell>
          <table:table-cell table:style-name="ce32" table:formula="of:=100 - 100 * [.E15]/[.C15]" office:value-type="float" office:value="2.5">
            <text:p>2.50</text:p>
          </table:table-cell>
          <table:table-cell table:style-name="ce32" table:formula="of:=100 - 100 * [.F15]/[.C15]" office:value-type="float" office:value="2.5">
            <text:p>2.50</text:p>
          </table:table-cell>
          <table:table-cell table:style-name="ce32" table:formula="of:=100 - 100 * [.G15]/[.C15]" office:value-type="float" office:value="0">
            <text:p>0.00</text:p>
          </table:table-cell>
          <table:table-cell table:style-name="ce32" table:formula="of:=100 - 100 * [.H15]/[.C15]" office:value-type="float" office:value="2.5">
            <text:p>2.50</text:p>
          </table:table-cell>
          <table:table-cell table:style-name="ce32" table:formula="of:=100 - 100 * [.I15]/[.C15]" office:value-type="float" office:value="2.5">
            <text:p>2.50</text:p>
          </table:table-cell>
          <table:table-cell table:style-name="ce32" table:formula="of:=100 - 100 * [.J15]/[.C15]" office:value-type="float" office:value="2.5">
            <text:p>2.50</text:p>
          </table:table-cell>
          <table:table-cell table:style-name="ce32" table:formula="of:=100 - 100 * [.K15]/[.C15]" office:value-type="float" office:value="0.833333333333343">
            <text:p>0.83</text:p>
          </table:table-cell>
          <table:table-cell table:style-name="ce32" table:formula="of:=100 - 100 * [.L15]/[.C15]" office:value-type="float" office:value="-10">
            <text:p>-10.00</text:p>
          </table:table-cell>
          <table:table-cell table:style-name="ce32" table:formula="of:=100 - 100 * [.M15]/[.C15]" office:value-type="float" office:value="1.66666666666666">
            <text:p>1.67</text:p>
          </table:table-cell>
          <table:table-cell table:style-name="ce32" table:formula="of:=100 - 100 * [.N15]/[.C15]" office:value-type="float" office:value="2.5">
            <text:p>2.50</text:p>
          </table:table-cell>
          <table:table-cell table:style-name="ce34" table:formula="of:=100 - 100 * [.O15]/[.C15]" office:value-type="float" office:value="2.5">
            <text:p>2.5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32" table:formula="of:=100 - 100 * [.D16]/[.C16]" office:value-type="float" office:value="61.576354679803">
            <text:p>61.58</text:p>
          </table:table-cell>
          <table:table-cell table:style-name="ce32" table:formula="of:=100 - 100 * [.E16]/[.C16]" office:value-type="float" office:value="61.576354679803">
            <text:p>61.58</text:p>
          </table:table-cell>
          <table:table-cell table:style-name="ce32" table:formula="of:=100 - 100 * [.F16]/[.C16]" office:value-type="float" office:value="61.9047619047619">
            <text:p>61.90</text:p>
          </table:table-cell>
          <table:table-cell table:style-name="ce32" table:formula="of:=100 - 100 * [.G16]/[.C16]" office:value-type="float" office:value="2.95566502463055">
            <text:p>2.96</text:p>
          </table:table-cell>
          <table:table-cell table:style-name="ce32" table:formula="of:=100 - 100 * [.H16]/[.C16]" office:value-type="float" office:value="5.91133004926108">
            <text:p>5.91</text:p>
          </table:table-cell>
          <table:table-cell table:style-name="ce32" table:formula="of:=100 - 100 * [.I16]/[.C16]" office:value-type="float" office:value="7.38916256157636">
            <text:p>7.39</text:p>
          </table:table-cell>
          <table:table-cell table:style-name="ce32" table:formula="of:=100 - 100 * [.J16]/[.C16]" office:value-type="float" office:value="9.35960591133005">
            <text:p>9.36</text:p>
          </table:table-cell>
          <table:table-cell table:style-name="ce32" table:formula="of:=100 - 100 * [.K16]/[.C16]" office:value-type="float" office:value="18.0623973727422">
            <text:p>18.06</text:p>
          </table:table-cell>
          <table:table-cell table:style-name="ce32" table:formula="of:=100 - 100 * [.L16]/[.C16]" office:value-type="float" office:value="0">
            <text:p>0.00</text:p>
          </table:table-cell>
          <table:table-cell table:style-name="ce32" table:formula="of:=100 - 100 * [.M16]/[.C16]" office:value-type="float" office:value="47.7832512315271">
            <text:p>47.78</text:p>
          </table:table-cell>
          <table:table-cell table:style-name="ce32" table:formula="of:=100 - 100 * [.N16]/[.C16]" office:value-type="float" office:value="67.487684729064">
            <text:p>67.49</text:p>
          </table:table-cell>
          <table:table-cell table:style-name="ce34" table:formula="of:=100 - 100 * [.O16]/[.C16]" office:value-type="float" office:value="67.487684729064">
            <text:p>67.49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32" table:formula="of:=100 - 100 * [.D17]/[.C17]" office:value-type="float" office:value="70.1388888888889">
            <text:p>70.14</text:p>
          </table:table-cell>
          <table:table-cell table:style-name="ce32" table:formula="of:=100 - 100 * [.E17]/[.C17]" office:value-type="float" office:value="68.0555555555556">
            <text:p>68.06</text:p>
          </table:table-cell>
          <table:table-cell table:style-name="ce32" table:formula="of:=100 - 100 * [.F17]/[.C17]" office:value-type="float" office:value="68.287037037037">
            <text:p>68.29</text:p>
          </table:table-cell>
          <table:table-cell table:style-name="ce32" table:formula="of:=100 - 100 * [.G17]/[.C17]" office:value-type="float" office:value="2.77777777777777">
            <text:p>2.78</text:p>
          </table:table-cell>
          <table:table-cell table:style-name="ce32" table:formula="of:=100 - 100 * [.H17]/[.C17]" office:value-type="float" office:value="5.55555555555556">
            <text:p>5.56</text:p>
          </table:table-cell>
          <table:table-cell table:style-name="ce32" table:formula="of:=100 - 100 * [.I17]/[.C17]" office:value-type="float" office:value="6.94444444444444">
            <text:p>6.94</text:p>
          </table:table-cell>
          <table:table-cell table:style-name="ce32" table:formula="of:=100 - 100 * [.J17]/[.C17]" office:value-type="float" office:value="8.33333333333333">
            <text:p>8.33</text:p>
          </table:table-cell>
          <table:table-cell table:style-name="ce32" table:formula="of:=100 - 100 * [.K17]/[.C17]" office:value-type="float" office:value="12.5">
            <text:p>12.50</text:p>
          </table:table-cell>
          <table:table-cell table:style-name="ce32" table:formula="of:=100 - 100 * [.L17]/[.C17]" office:value-type="float" office:value="27.5462962962963">
            <text:p>27.55</text:p>
          </table:table-cell>
          <table:table-cell table:style-name="ce32" table:formula="of:=100 - 100 * [.M17]/[.C17]" office:value-type="float" office:value="52.5462962962963">
            <text:p>52.55</text:p>
          </table:table-cell>
          <table:table-cell table:style-name="ce32" table:formula="of:=100 - 100 * [.N17]/[.C17]" office:value-type="float" office:value="76.3888888888889">
            <text:p>76.39</text:p>
          </table:table-cell>
          <table:table-cell table:style-name="ce34" table:formula="of:=100 - 100 * [.O17]/[.C17]" office:value-type="float" office:value="76.3888888888889">
            <text:p>76.39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18]/[.C18]" office:value-type="float" office:value="99.7631662475279">
            <text:p>99.76</text:p>
          </table:table-cell>
          <table:table-cell table:style-name="ce32" table:formula="of:=100 - 100 * [.E18]/[.C18]" office:value-type="float" office:value="99.7533999072198">
            <text:p>99.75</text:p>
          </table:table-cell>
          <table:table-cell table:style-name="ce32" table:formula="of:=100 - 100 * [.F18]/[.C18]" office:value-type="float" office:value="99.4962196124391">
            <text:p>99.50</text:p>
          </table:table-cell>
          <table:table-cell table:style-name="ce32" table:formula="of:=100 - 100 * [.G18]/[.C18]" office:value-type="float" office:value="0">
            <text:p>0.00</text:p>
          </table:table-cell>
          <table:table-cell table:style-name="ce32" table:formula="of:=100 - 100 * [.H18]/[.C18]" office:value-type="float" office:value="20.0014649510462">
            <text:p>20.00</text:p>
          </table:table-cell>
          <table:table-cell table:style-name="ce32" table:formula="of:=100 - 100 * [.I18]/[.C18]" office:value-type="float" office:value="35.0025636643309">
            <text:p>35.00</text:p>
          </table:table-cell>
          <table:table-cell table:style-name="ce32" table:formula="of:=100 - 100 * [.J18]/[.C18]" office:value-type="float" office:value="52.5038454964963">
            <text:p>52.50</text:p>
          </table:table-cell>
          <table:table-cell table:style-name="ce32" table:formula="of:=100 - 100 * [.K18]/[.C18]" office:value-type="float" office:value="17.5175590660123">
            <text:p>17.52</text:p>
          </table:table-cell>
          <table:table-cell table:style-name="ce32" table:formula="of:=100 - 100 * [.L18]/[.C18]" office:value-type="float" office:value="91.6245493240879">
            <text:p>91.62</text:p>
          </table:table-cell>
          <table:table-cell table:style-name="ce32" table:formula="of:=100 - 100 * [.M18]/[.C18]" office:value-type="float" office:value="0">
            <text:p>0.00</text:p>
          </table:table-cell>
          <table:table-cell table:style-name="ce32" table:formula="of:=100 - 100 * [.N18]/[.C18]" office:value-type="float" office:value="99.8657128207632">
            <text:p>99.87</text:p>
          </table:table-cell>
          <table:table-cell table:style-name="ce34" table:formula="of:=100 - 100 * [.O18]/[.C18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32" table:formula="of:=100 - 100 * [.D19]/[.C19]" office:value-type="float" office:value="53.125">
            <text:p>53.13</text:p>
          </table:table-cell>
          <table:table-cell table:style-name="ce32" table:formula="of:=100 - 100 * [.E19]/[.C19]" office:value-type="float" office:value="51.5625">
            <text:p>51.56</text:p>
          </table:table-cell>
          <table:table-cell table:style-name="ce32" table:formula="of:=100 - 100 * [.F19]/[.C19]" office:value-type="float" office:value="51.5625">
            <text:p>51.56</text:p>
          </table:table-cell>
          <table:table-cell table:style-name="ce32" table:formula="of:=100 - 100 * [.G19]/[.C19]" office:value-type="float" office:value="3.125">
            <text:p>3.13</text:p>
          </table:table-cell>
          <table:table-cell table:style-name="ce32" table:formula="of:=100 - 100 * [.H19]/[.C19]" office:value-type="float" office:value="6.25">
            <text:p>6.25</text:p>
          </table:table-cell>
          <table:table-cell table:style-name="ce32" table:formula="of:=100 - 100 * [.I19]/[.C19]" office:value-type="float" office:value="9.375">
            <text:p>9.38</text:p>
          </table:table-cell>
          <table:table-cell table:style-name="ce32" table:formula="of:=100 - 100 * [.J19]/[.C19]" office:value-type="float" office:value="14.0625">
            <text:p>14.06</text:p>
          </table:table-cell>
          <table:table-cell table:style-name="ce32" table:formula="of:=100 - 100 * [.K19]/[.C19]" office:value-type="float" office:value="11.4583333333333">
            <text:p>11.46</text:p>
          </table:table-cell>
          <table:table-cell table:style-name="ce32" table:formula="of:=100 - 100 * [.L19]/[.C19]" office:value-type="float" office:value="-6.25">
            <text:p>-6.25</text:p>
          </table:table-cell>
          <table:table-cell table:style-name="ce32" table:formula="of:=100 - 100 * [.M19]/[.C19]" office:value-type="float" office:value="-1.5625">
            <text:p>-1.56</text:p>
          </table:table-cell>
          <table:table-cell table:style-name="ce32" table:formula="of:=100 - 100 * [.N19]/[.C19]" office:value-type="float" office:value="53.125">
            <text:p>53.13</text:p>
          </table:table-cell>
          <table:table-cell table:style-name="ce34" table:formula="of:=100 - 100 * [.O19]/[.C19]" office:value-type="float" office:value="53.125">
            <text:p>53.13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2" table:formula="of:=100 - 100 * [.D20]/[.C20]" office:value-type="float" office:value="0">
            <text:p>0.00</text:p>
          </table:table-cell>
          <table:table-cell table:style-name="ce32" table:formula="of:=100 - 100 * [.E20]/[.C20]" office:value-type="float" office:value="0">
            <text:p>0.00</text:p>
          </table:table-cell>
          <table:table-cell table:style-name="ce32" table:formula="of:=100 - 100 * [.F20]/[.C20]" office:value-type="float" office:value="0">
            <text:p>0.00</text:p>
          </table:table-cell>
          <table:table-cell table:style-name="ce32" table:formula="of:=100 - 100 * [.G20]/[.C20]" office:value-type="float" office:value="0">
            <text:p>0.00</text:p>
          </table:table-cell>
          <table:table-cell table:style-name="ce32" table:formula="of:=100 - 100 * [.H20]/[.C20]" office:value-type="float" office:value="0">
            <text:p>0.00</text:p>
          </table:table-cell>
          <table:table-cell table:style-name="ce32" table:formula="of:=100 - 100 * [.I20]/[.C20]" office:value-type="float" office:value="0">
            <text:p>0.00</text:p>
          </table:table-cell>
          <table:table-cell table:style-name="ce32" table:formula="of:=100 - 100 * [.J20]/[.C20]" office:value-type="float" office:value="0">
            <text:p>0.00</text:p>
          </table:table-cell>
          <table:table-cell table:style-name="ce32" table:formula="of:=100 - 100 * [.K20]/[.C20]" office:value-type="float" office:value="0">
            <text:p>0.00</text:p>
          </table:table-cell>
          <table:table-cell table:style-name="ce32" table:formula="of:=100 - 100 * [.L20]/[.C20]" office:value-type="float" office:value="0">
            <text:p>0.00</text:p>
          </table:table-cell>
          <table:table-cell table:style-name="ce32" table:formula="of:=100 - 100 * [.M20]/[.C20]" office:value-type="float" office:value="0">
            <text:p>0.00</text:p>
          </table:table-cell>
          <table:table-cell table:style-name="ce32" table:formula="of:=100 - 100 * [.N20]/[.C20]" office:value-type="float" office:value="0">
            <text:p>0.00</text:p>
          </table:table-cell>
          <table:table-cell table:style-name="ce34" table:formula="of:=100 - 100 * [.O20]/[.C2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32" table:formula="of:=100 - 100 * [.D21]/[.C21]" office:value-type="float" office:value="0">
            <text:p>0.00</text:p>
          </table:table-cell>
          <table:table-cell table:style-name="ce32" table:formula="of:=100 - 100 * [.E21]/[.C21]" office:value-type="float" office:value="0">
            <text:p>0.00</text:p>
          </table:table-cell>
          <table:table-cell table:style-name="ce32" table:formula="of:=100 - 100 * [.F21]/[.C21]" office:value-type="float" office:value="0">
            <text:p>0.00</text:p>
          </table:table-cell>
          <table:table-cell table:style-name="ce32" table:formula="of:=100 - 100 * [.G21]/[.C21]" office:value-type="float" office:value="0">
            <text:p>0.00</text:p>
          </table:table-cell>
          <table:table-cell table:style-name="ce32" table:formula="of:=100 - 100 * [.H21]/[.C21]" office:value-type="float" office:value="0">
            <text:p>0.00</text:p>
          </table:table-cell>
          <table:table-cell table:style-name="ce32" table:formula="of:=100 - 100 * [.I21]/[.C21]" office:value-type="float" office:value="0">
            <text:p>0.00</text:p>
          </table:table-cell>
          <table:table-cell table:style-name="ce32" table:formula="of:=100 - 100 * [.J21]/[.C21]" office:value-type="float" office:value="0">
            <text:p>0.00</text:p>
          </table:table-cell>
          <table:table-cell table:style-name="ce32" table:formula="of:=100 - 100 * [.K21]/[.C21]" office:value-type="float" office:value="0">
            <text:p>0.00</text:p>
          </table:table-cell>
          <table:table-cell table:style-name="ce32" table:formula="of:=100 - 100 * [.L21]/[.C21]" office:value-type="float" office:value="-20.1550387596899">
            <text:p>-20.16</text:p>
          </table:table-cell>
          <table:table-cell table:style-name="ce32" table:formula="of:=100 - 100 * [.M21]/[.C21]" office:value-type="float" office:value="0">
            <text:p>0.00</text:p>
          </table:table-cell>
          <table:table-cell table:style-name="ce32" table:formula="of:=100 - 100 * [.N21]/[.C21]" office:value-type="float" office:value="0">
            <text:p>0.00</text:p>
          </table:table-cell>
          <table:table-cell table:style-name="ce34" table:formula="of:=100 - 100 * [.O21]/[.C21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32" table:formula="of:=100 - 100 * [.D22]/[.C22]" office:value-type="float" office:value="96.0669456066946">
            <text:p>96.07</text:p>
          </table:table-cell>
          <table:table-cell table:style-name="ce32" table:formula="of:=100 - 100 * [.E22]/[.C22]" office:value-type="float" office:value="96.1506276150628">
            <text:p>96.15</text:p>
          </table:table-cell>
          <table:table-cell table:style-name="ce32" table:formula="of:=100 - 100 * [.F22]/[.C22]" office:value-type="float" office:value="95.5927475592748">
            <text:p>95.59</text:p>
          </table:table-cell>
          <table:table-cell table:style-name="ce32" table:formula="of:=100 - 100 * [.G22]/[.C22]" office:value-type="float" office:value="5.35564853556485">
            <text:p>5.36</text:p>
          </table:table-cell>
          <table:table-cell table:style-name="ce32" table:formula="of:=100 - 100 * [.H22]/[.C22]" office:value-type="float" office:value="8.36820083682008">
            <text:p>8.37</text:p>
          </table:table-cell>
          <table:table-cell table:style-name="ce32" table:formula="of:=100 - 100 * [.I22]/[.C22]" office:value-type="float" office:value="11.3807531380753">
            <text:p>11.38</text:p>
          </table:table-cell>
          <table:table-cell table:style-name="ce32" table:formula="of:=100 - 100 * [.J22]/[.C22]" office:value-type="float" office:value="14.5606694560669">
            <text:p>14.56</text:p>
          </table:table-cell>
          <table:table-cell table:style-name="ce32" table:formula="of:=100 - 100 * [.K22]/[.C22]" office:value-type="float" office:value="11.1854951185495">
            <text:p>11.19</text:p>
          </table:table-cell>
          <table:table-cell table:style-name="ce32" table:formula="of:=100 - 100 * [.L22]/[.C22]" office:value-type="float" office:value="0">
            <text:p>0.00</text:p>
          </table:table-cell>
          <table:table-cell table:style-name="ce32" table:formula="of:=100 - 100 * [.M22]/[.C22]" office:value-type="float" office:value="91.7433751743375">
            <text:p>91.74</text:p>
          </table:table-cell>
          <table:table-cell table:style-name="ce32" table:formula="of:=100 - 100 * [.N22]/[.C22]" office:value-type="float" office:value="96.0669456066946">
            <text:p>96.07</text:p>
          </table:table-cell>
          <table:table-cell table:style-name="ce34" table:formula="of:=100 - 100 * [.O22]/[.C22]" office:value-type="float" office:value="96.0669456066946">
            <text:p>96.07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32" table:formula="of:=100 - 100 * [.D23]/[.C23]" office:value-type="float" office:value="70.0636942675159">
            <text:p>70.06</text:p>
          </table:table-cell>
          <table:table-cell table:style-name="ce32" table:formula="of:=100 - 100 * [.E23]/[.C23]" office:value-type="float" office:value="71.9745222929936">
            <text:p>71.97</text:p>
          </table:table-cell>
          <table:table-cell table:style-name="ce32" table:formula="of:=100 - 100 * [.F23]/[.C23]" office:value-type="float" office:value="68.7898089171974">
            <text:p>68.79</text:p>
          </table:table-cell>
          <table:table-cell table:style-name="ce32" table:formula="of:=100 - 100 * [.G23]/[.C23]" office:value-type="float" office:value="6.36942675159236">
            <text:p>6.37</text:p>
          </table:table-cell>
          <table:table-cell table:style-name="ce32" table:formula="of:=100 - 100 * [.H23]/[.C23]" office:value-type="float" office:value="11.4649681528662">
            <text:p>11.46</text:p>
          </table:table-cell>
          <table:table-cell table:style-name="ce32" table:formula="of:=100 - 100 * [.I23]/[.C23]" office:value-type="float" office:value="21.656050955414">
            <text:p>21.66</text:p>
          </table:table-cell>
          <table:table-cell table:style-name="ce32" table:formula="of:=100 - 100 * [.J23]/[.C23]" office:value-type="float" office:value="26.7515923566879">
            <text:p>26.75</text:p>
          </table:table-cell>
          <table:table-cell table:style-name="ce32" table:formula="of:=100 - 100 * [.K23]/[.C23]" office:value-type="float" office:value="15.9235668789809">
            <text:p>15.92</text:p>
          </table:table-cell>
          <table:table-cell table:style-name="ce32" table:formula="of:=100 - 100 * [.L23]/[.C23]" office:value-type="float" office:value="36.9426751592357">
            <text:p>36.94</text:p>
          </table:table-cell>
          <table:table-cell table:style-name="ce32" table:formula="of:=100 - 100 * [.M23]/[.C23]" office:value-type="float" office:value="59.0233545647558">
            <text:p>59.02</text:p>
          </table:table-cell>
          <table:table-cell table:style-name="ce32" table:formula="of:=100 - 100 * [.N23]/[.C23]" office:value-type="float" office:value="71.9745222929936">
            <text:p>71.97</text:p>
          </table:table-cell>
          <table:table-cell table:style-name="ce34" table:formula="of:=100 - 100 * [.O23]/[.C23]" office:value-type="float" office:value="71.9745222929936">
            <text:p>71.97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32" table:formula="of:=100 - 100 * [.D24]/[.C24]" office:value-type="float" office:value="0">
            <text:p>0.00</text:p>
          </table:table-cell>
          <table:table-cell table:style-name="ce32" table:formula="of:=100 - 100 * [.E24]/[.C24]" office:value-type="float" office:value="0">
            <text:p>0.00</text:p>
          </table:table-cell>
          <table:table-cell table:style-name="ce32" table:formula="of:=100 - 100 * [.F24]/[.C24]" office:value-type="float" office:value="0">
            <text:p>0.00</text:p>
          </table:table-cell>
          <table:table-cell table:style-name="ce32" table:formula="of:=100 - 100 * [.G24]/[.C24]" office:value-type="float" office:value="0">
            <text:p>0.00</text:p>
          </table:table-cell>
          <table:table-cell table:style-name="ce32" table:formula="of:=100 - 100 * [.H24]/[.C24]" office:value-type="float" office:value="0">
            <text:p>0.00</text:p>
          </table:table-cell>
          <table:table-cell table:style-name="ce32" table:formula="of:=100 - 100 * [.I24]/[.C24]" office:value-type="float" office:value="0">
            <text:p>0.00</text:p>
          </table:table-cell>
          <table:table-cell table:style-name="ce32" table:formula="of:=100 - 100 * [.J24]/[.C24]" office:value-type="float" office:value="0">
            <text:p>0.00</text:p>
          </table:table-cell>
          <table:table-cell table:style-name="ce32" table:formula="of:=100 - 100 * [.K24]/[.C24]" office:value-type="float" office:value="0">
            <text:p>0.00</text:p>
          </table:table-cell>
          <table:table-cell table:style-name="ce32" table:formula="of:=100 - 100 * [.L24]/[.C24]" office:value-type="float" office:value="-535.714285714286">
            <text:p>-535.71</text:p>
          </table:table-cell>
          <table:table-cell table:style-name="ce32" table:formula="of:=100 - 100 * [.M24]/[.C24]" office:value-type="float" office:value="-193.650793650794">
            <text:p>-193.65</text:p>
          </table:table-cell>
          <table:table-cell table:style-name="ce32" table:formula="of:=100 - 100 * [.N24]/[.C24]" office:value-type="float" office:value="0">
            <text:p>0.00</text:p>
          </table:table-cell>
          <table:table-cell table:style-name="ce34" table:formula="of:=100 - 100 * [.O24]/[.C24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32" table:formula="of:=100 - 100 * [.D25]/[.C25]" office:value-type="float" office:value="96.2384669978708">
            <text:p>96.24</text:p>
          </table:table-cell>
          <table:table-cell table:style-name="ce32" table:formula="of:=100 - 100 * [.E25]/[.C25]" office:value-type="float" office:value="97.1611071682044">
            <text:p>97.16</text:p>
          </table:table-cell>
          <table:table-cell table:style-name="ce32" table:formula="of:=100 - 100 * [.F25]/[.C25]" office:value-type="float" office:value="96.0728649160161">
            <text:p>96.07</text:p>
          </table:table-cell>
          <table:table-cell table:style-name="ce32" table:formula="of:=100 - 100 * [.G25]/[.C25]" office:value-type="float" office:value="3.40667139815471">
            <text:p>3.41</text:p>
          </table:table-cell>
          <table:table-cell table:style-name="ce32" table:formula="of:=100 - 100 * [.H25]/[.C25]" office:value-type="float" office:value="6.81334279630944">
            <text:p>6.81</text:p>
          </table:table-cell>
          <table:table-cell table:style-name="ce32" table:formula="of:=100 - 100 * [.I25]/[.C25]" office:value-type="float" office:value="11.3555713271824">
            <text:p>11.36</text:p>
          </table:table-cell>
          <table:table-cell table:style-name="ce32" table:formula="of:=100 - 100 * [.J25]/[.C25]" office:value-type="float" office:value="17.0333569907736">
            <text:p>17.03</text:p>
          </table:table-cell>
          <table:table-cell table:style-name="ce32" table:formula="of:=100 - 100 * [.K25]/[.C25]" office:value-type="float" office:value="32.883841968299">
            <text:p>32.88</text:p>
          </table:table-cell>
          <table:table-cell table:style-name="ce32" table:formula="of:=100 - 100 * [.L25]/[.C25]" office:value-type="float" office:value="88.2185947480483">
            <text:p>88.22</text:p>
          </table:table-cell>
          <table:table-cell table:style-name="ce32" table:formula="of:=100 - 100 * [.M25]/[.C25]" office:value-type="float" office:value="89.8273006860658">
            <text:p>89.83</text:p>
          </table:table-cell>
          <table:table-cell table:style-name="ce32" table:formula="of:=100 - 100 * [.N25]/[.C25]" office:value-type="float" office:value="96.3094393186657">
            <text:p>96.31</text:p>
          </table:table-cell>
          <table:table-cell table:style-name="ce34" table:formula="of:=100 - 100 * [.O25]/[.C25]" office:value-type="float" office:value="96.3094393186657">
            <text:p>96.31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32" table:formula="of:=100 - 100 * [.D26]/[.C26]" office:value-type="float" office:value="0">
            <text:p>0.00</text:p>
          </table:table-cell>
          <table:table-cell table:style-name="ce32" table:formula="of:=100 - 100 * [.E26]/[.C26]" office:value-type="float" office:value="0">
            <text:p>0.00</text:p>
          </table:table-cell>
          <table:table-cell table:style-name="ce32" table:formula="of:=100 - 100 * [.F26]/[.C26]" office:value-type="float" office:value="0">
            <text:p>0.00</text:p>
          </table:table-cell>
          <table:table-cell table:style-name="ce32" table:formula="of:=100 - 100 * [.G26]/[.C26]" office:value-type="float" office:value="0">
            <text:p>0.00</text:p>
          </table:table-cell>
          <table:table-cell table:style-name="ce32" table:formula="of:=100 - 100 * [.H26]/[.C26]" office:value-type="float" office:value="0">
            <text:p>0.00</text:p>
          </table:table-cell>
          <table:table-cell table:style-name="ce32" table:formula="of:=100 - 100 * [.I26]/[.C26]" office:value-type="float" office:value="0">
            <text:p>0.00</text:p>
          </table:table-cell>
          <table:table-cell table:style-name="ce32" table:formula="of:=100 - 100 * [.J26]/[.C26]" office:value-type="float" office:value="0">
            <text:p>0.00</text:p>
          </table:table-cell>
          <table:table-cell table:style-name="ce32" table:formula="of:=100 - 100 * [.K26]/[.C26]" office:value-type="float" office:value="0">
            <text:p>0.00</text:p>
          </table:table-cell>
          <table:table-cell table:style-name="ce32" table:formula="of:=100 - 100 * [.L26]/[.C26]" office:value-type="float" office:value="0">
            <text:p>0.00</text:p>
          </table:table-cell>
          <table:table-cell table:style-name="ce32" table:formula="of:=100 - 100 * [.M26]/[.C26]" office:value-type="float" office:value="0">
            <text:p>0.00</text:p>
          </table:table-cell>
          <table:table-cell table:style-name="ce32" table:formula="of:=100 - 100 * [.N26]/[.C26]" office:value-type="float" office:value="0">
            <text:p>0.00</text:p>
          </table:table-cell>
          <table:table-cell table:style-name="ce34" table:formula="of:=100 - 100 * [.O26]/[.C26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27]/[.C27]" office:value-type="float" office:value="99.7631662475279">
            <text:p>99.76</text:p>
          </table:table-cell>
          <table:table-cell table:style-name="ce32" table:formula="of:=100 - 100 * [.E27]/[.C27]" office:value-type="float" office:value="99.7533999072198">
            <text:p>99.75</text:p>
          </table:table-cell>
          <table:table-cell table:style-name="ce32" table:formula="of:=100 - 100 * [.F27]/[.C27]" office:value-type="float" office:value="99.4962196124391">
            <text:p>99.50</text:p>
          </table:table-cell>
          <table:table-cell table:style-name="ce32" table:formula="of:=100 - 100 * [.G27]/[.C27]" office:value-type="float" office:value="0">
            <text:p>0.00</text:p>
          </table:table-cell>
          <table:table-cell table:style-name="ce32" table:formula="of:=100 - 100 * [.H27]/[.C27]" office:value-type="float" office:value="20.0014649510462">
            <text:p>20.00</text:p>
          </table:table-cell>
          <table:table-cell table:style-name="ce32" table:formula="of:=100 - 100 * [.I27]/[.C27]" office:value-type="float" office:value="35.0025636643309">
            <text:p>35.00</text:p>
          </table:table-cell>
          <table:table-cell table:style-name="ce32" table:formula="of:=100 - 100 * [.J27]/[.C27]" office:value-type="float" office:value="52.5038454964963">
            <text:p>52.50</text:p>
          </table:table-cell>
          <table:table-cell table:style-name="ce32" table:formula="of:=100 - 100 * [.K27]/[.C27]" office:value-type="float" office:value="17.5175590660123">
            <text:p>17.52</text:p>
          </table:table-cell>
          <table:table-cell table:style-name="ce32" table:formula="of:=100 - 100 * [.L27]/[.C27]" office:value-type="float" office:value="88.4211897030219">
            <text:p>88.42</text:p>
          </table:table-cell>
          <table:table-cell table:style-name="ce32" table:formula="of:=100 - 100 * [.M27]/[.C27]" office:value-type="float" office:value="0">
            <text:p>0.00</text:p>
          </table:table-cell>
          <table:table-cell table:style-name="ce32" table:formula="of:=100 - 100 * [.N27]/[.C27]" office:value-type="float" office:value="99.8657128207632">
            <text:p>99.87</text:p>
          </table:table-cell>
          <table:table-cell table:style-name="ce34" table:formula="of:=100 - 100 * [.O27]/[.C27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69" office:value-type="string">
            <text:p>Avg</text:p>
          </table:table-cell>
          <table:table-cell table:style-name="ce32" table:formula="of:=SUM([.B32:.B56])/25" office:value-type="float" office:value="27.44">
            <text:p>27.44</text:p>
          </table:table-cell>
          <table:table-cell table:style-name="ce32" table:formula="of:=SUM([.C32:.C56])/25" office:value-type="float" office:value="6382.72">
            <text:p>6382.72</text:p>
          </table:table-cell>
          <table:table-cell table:style-name="ce32" table:formula="of:=SUM([.D32:.D56])/25" office:value-type="float" office:value="43.7913756672647">
            <text:p>43.79</text:p>
          </table:table-cell>
          <table:table-cell table:style-name="ce32" table:formula="of:=SUM([.E32:.E56])/25" office:value-type="float" office:value="44.867333549821">
            <text:p>44.87</text:p>
          </table:table-cell>
          <table:table-cell table:style-name="ce32" table:formula="of:=SUM([.F32:.F56])/25" office:value-type="float" office:value="44.1984264963136">
            <text:p>44.20</text:p>
          </table:table-cell>
          <table:table-cell table:style-name="ce32" table:formula="of:=SUM([.G32:.G56])/25" office:value-type="float" office:value="1.53381123789575">
            <text:p>1.53</text:p>
          </table:table-cell>
          <table:table-cell table:style-name="ce32" table:formula="of:=SUM([.H32:.H56])/25" office:value-type="float" office:value="5.71130009411501">
            <text:p>5.71</text:p>
          </table:table-cell>
          <table:table-cell table:style-name="ce32" table:formula="of:=SUM([.I32:.I56])/25" office:value-type="float" office:value="9.29400287844994">
            <text:p>9.29</text:p>
          </table:table-cell>
          <table:table-cell table:style-name="ce32" table:formula="of:=SUM([.J32:.J56])/25" office:value-type="float" office:value="12.8801588221739">
            <text:p>12.88</text:p>
          </table:table-cell>
          <table:table-cell table:style-name="ce32" table:formula="of:=SUM([.K32:.K56])/25" office:value-type="float" office:value="7.76507302962043">
            <text:p>7.77</text:p>
          </table:table-cell>
          <table:table-cell table:style-name="ce32" table:formula="of:=SUM([.L32:.L56])/25" office:value-type="float" office:value="-6.80219492017558">
            <text:p>-6.80</text:p>
          </table:table-cell>
          <table:table-cell table:style-name="ce32" table:formula="of:=SUM([.M32:.M56])/25" office:value-type="float" office:value="4.72201905706253">
            <text:p>4.72</text:p>
          </table:table-cell>
          <table:table-cell table:style-name="ce32" table:formula="of:=SUM([.N32:.N56])/25" office:value-type="float" office:value="46.7618397161827">
            <text:p>46.76</text:p>
          </table:table-cell>
          <table:table-cell table:style-name="ce34" table:formula="of:=SUM([.O32:.O56])/25" office:value-type="float" office:value="46.7618397161827">
            <text:p>46.76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Std. Desv. of Red. Perc. </text:p>
          </table:table-cell>
          <table:table-cell table:style-name="ce72" table:number-columns-repeated="2"/>
          <table:table-cell table:style-name="ce72" table:formula="of:=STDEVPA([.D32:.D56])" office:value-type="float" office:value="38.2779589772212">
            <text:p>38.28</text:p>
          </table:table-cell>
          <table:table-cell table:style-name="ce72" table:formula="of:=STDEVPA([.E32:.E56])" office:value-type="float" office:value="38.7804461372749">
            <text:p>38.78</text:p>
          </table:table-cell>
          <table:table-cell table:style-name="ce72" table:formula="of:=STDEVPA([.F32:.F56])" office:value-type="float" office:value="38.4782644170929">
            <text:p>38.48</text:p>
          </table:table-cell>
          <table:table-cell table:style-name="ce72" table:formula="of:=STDEVPA([.G32:.G56])" office:value-type="float" office:value="1.91303353647416">
            <text:p>1.91</text:p>
          </table:table-cell>
          <table:table-cell table:style-name="ce72" table:formula="of:=STDEVPA([.H32:.H56])" office:value-type="float" office:value="6.12311373737478">
            <text:p>6.12</text:p>
          </table:table-cell>
          <table:table-cell table:style-name="ce72" table:formula="of:=STDEVPA([.I32:.I56])" office:value-type="float" office:value="10.7879369149042">
            <text:p>10.79</text:p>
          </table:table-cell>
          <table:table-cell table:style-name="ce72" table:formula="of:=STDEVPA([.J32:.J56])" office:value-type="float" office:value="16.2483098789427">
            <text:p>16.25</text:p>
          </table:table-cell>
          <table:table-cell table:style-name="ce72" table:formula="of:=STDEVPA([.K32:.K56])" office:value-type="float" office:value="8.3774996234844">
            <text:p>8.38</text:p>
          </table:table-cell>
          <table:table-cell table:style-name="ce72" table:formula="of:=STDEVPA([.L32:.L56])" office:value-type="float" office:value="112.491693165467">
            <text:p>112.49</text:p>
          </table:table-cell>
          <table:table-cell table:style-name="ce72" table:formula="of:=STDEVPA([.M32:.M56])" office:value-type="float" office:value="57.7427451451589">
            <text:p>57.74</text:p>
          </table:table-cell>
          <table:table-cell table:style-name="ce72" table:formula="of:=STDEVPA([.N32:.N56])" office:value-type="float" office:value="40.2933784985425">
            <text:p>40.29</text:p>
          </table:table-cell>
          <table:table-cell table:style-name="ce74" table:formula="of:=STDEVPA([.O32:.O56])" office:value-type="float" office:value="40.2933784985425">
            <text:p>40.29</text:p>
          </table:table-cell>
          <table:table-cell table:style-name="ce75" table:number-columns-repeated="100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1">
        <table:shapes>
          <draw:frame draw:z-index="0" draw:style-name="gr1" svg:width="15.999cm" svg:height="8.999cm" svg:x="35.687cm" svg:y="0.212cm">
            <draw:object draw:notify-on-update-of-ranges="Graph.A2:Graph.A14 Graph.B1:Graph.B1 Graph.B2:Graph.B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19.604cm" svg:y="0.427cm">
            <draw:object draw:notify-on-update-of-ranges="Graph.B1:Graph.B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9.723cm" svg:height="8.991cm" svg:x="0cm" svg:y="6.802cm">
            <draw:object draw:notify-on-update-of-ranges="Graph.A3:Graph.A14 Graph.C1:Graph.C1 Graph.C3:Graph.C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15.999cm" svg:height="8.999cm" svg:x="35.659cm" svg:y="9.252cm">
            <draw:object draw:notify-on-update-of-ranges="Graph.C1:Graph.C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0" table:default-cell-style-name="ce77"/>
        <table:table-column table:style-name="co41" table:default-cell-style-name="Default"/>
        <table:table-column table:style-name="co42" table:default-cell-style-name="ce81"/>
        <table:table-row table:style-name="ro6">
          <table:table-cell table:style-name="ce76" office:value-type="string">
            <text:p>Algorithm</text:p>
          </table:table-cell>
          <table:table-cell table:style-name="ce78" office:value-type="string">
            <text:p>Average Reduction</text:p>
          </table:table-cell>
          <table:table-cell table:style-name="ce80" office:value-type="string">
            <text:p>Reduction Percentage</text:p>
          </table:table-cell>
        </table:table-row>
        <table:table-row table:style-name="ro2">
          <table:table-cell table:style-name="ce76" table:formula="of:=[Comparison.C2]" office:value-type="string" office:string-value="InitSize">
            <text:p>InitSize</text:p>
          </table:table-cell>
          <table:table-cell table:style-name="ce79" table:formula="of:=[Comparison.C28]" office:value-type="float" office:value="6382.72">
            <text:p>6382.72</text:p>
          </table:table-cell>
          <table:table-cell table:style-name="ce79" table:formula="of:=100 - 100*([.B2]/[.B2])" office:value-type="float" office:value="0">
            <text:p>0.00</text:p>
          </table:table-cell>
        </table:table-row>
        <table:table-row table:style-name="ro2">
          <table:table-cell table:style-name="ce76" table:formula="of:=[Comparison.D2]" office:value-type="string" office:string-value="Sifting">
            <text:p>Sifting</text:p>
          </table:table-cell>
          <table:table-cell table:style-name="ce79" table:formula="of:=[Comparison.D28]" office:value-type="float" office:value="428.88">
            <text:p>428.88</text:p>
          </table:table-cell>
          <table:table-cell table:style-name="ce79" table:formula="of:=100 - 100*([.B3]/[.B2])" office:value-type="float" office:value="93.2806076406297">
            <text:p>93.28</text:p>
          </table:table-cell>
        </table:table-row>
        <table:table-row table:style-name="ro2">
          <table:table-cell table:style-name="ce76" table:formula="of:=[Comparison.E2]" office:value-type="string" office:string-value="Sifting (s. o.)">
            <text:p>Sifting (s. o.)</text:p>
          </table:table-cell>
          <table:table-cell table:style-name="ce79" table:formula="of:=[Comparison.E28]" office:value-type="float" office:value="321.16">
            <text:p>321.16</text:p>
          </table:table-cell>
          <table:table-cell table:style-name="ce79" table:formula="of:=100 - 100*([.B4]/[.B2])" office:value-type="float" office:value="94.9682893813296">
            <text:p>94.97</text:p>
          </table:table-cell>
        </table:table-row>
        <table:table-row table:style-name="ro2">
          <table:table-cell table:style-name="ce76" table:formula="of:=[Comparison.F2]" office:value-type="string" office:string-value="Sifting (r. o.)">
            <text:p>Sifting (r. o.)</text:p>
          </table:table-cell>
          <table:table-cell table:style-name="ce79" table:formula="of:=[Comparison.F28]" office:value-type="float" office:value="393.32">
            <text:p>393.32</text:p>
          </table:table-cell>
          <table:table-cell table:style-name="ce79" table:formula="of:=100 - 100*([.B5]/[.B2])" office:value-type="float" office:value="93.8377368896019">
            <text:p>93.84</text:p>
          </table:table-cell>
        </table:table-row>
        <table:table-row table:style-name="ro2">
          <table:table-cell table:style-name="ce76" table:formula="of:=[Comparison.G2]" office:value-type="string" office:string-value="WP K=2">
            <text:p>WP K=2</text:p>
          </table:table-cell>
          <table:table-cell table:style-name="ce79" table:formula="of:=[Comparison.G28]" office:value-type="float" office:value="6354.68">
            <text:p>6354.68</text:p>
          </table:table-cell>
          <table:table-cell table:style-name="ce79" table:formula="of:=100 - 100*([.B6]/[.B2])" office:value-type="float" office:value="0.439311140078218">
            <text:p>0.44</text:p>
          </table:table-cell>
        </table:table-row>
        <table:table-row table:style-name="ro2">
          <table:table-cell table:style-name="ce76" table:formula="of:=[Comparison.H2]" office:value-type="string" office:string-value="WP K=3">
            <text:p>WP K=3</text:p>
          </table:table-cell>
          <table:table-cell table:style-name="ce79" table:formula="of:=[Comparison.H28]" office:value-type="float" office:value="5345.76">
            <text:p>5345.76</text:p>
          </table:table-cell>
          <table:table-cell table:style-name="ce79" table:formula="of:=100 - 100*([.B7]/[.B2])" office:value-type="float" office:value="16.2463651860022">
            <text:p>16.25</text:p>
          </table:table-cell>
        </table:table-row>
        <table:table-row table:style-name="ro2">
          <table:table-cell table:style-name="ce76" table:formula="of:=[Comparison.I2]" office:value-type="string" office:string-value="WP K=4">
            <text:p>WP K=4</text:p>
          </table:table-cell>
          <table:table-cell table:style-name="ce79" table:formula="of:=[Comparison.I28]" office:value-type="float" office:value="4564">
            <text:p>4564.00</text:p>
          </table:table-cell>
          <table:table-cell table:style-name="ce79" table:formula="of:=100 - 100*([.B8]/[.B2])" office:value-type="float" office:value="28.494434974431">
            <text:p>28.49</text:p>
          </table:table-cell>
        </table:table-row>
        <table:table-row table:style-name="ro2">
          <table:table-cell table:style-name="ce76" table:formula="of:=[Comparison.J2]" office:value-type="string" office:string-value="WP K=5">
            <text:p>WP K=5</text:p>
          </table:table-cell>
          <table:table-cell table:style-name="ce79" table:formula="of:=[Comparison.J28]" office:value-type="float" office:value="3657.32">
            <text:p>3657.32</text:p>
          </table:table-cell>
          <table:table-cell table:style-name="ce79" table:formula="of:=100 - 100*([.B9]/[.B2])" office:value-type="float" office:value="42.6996640930512">
            <text:p>42.70</text:p>
          </table:table-cell>
        </table:table-row>
        <table:table-row table:style-name="ro2">
          <table:table-cell table:style-name="ce76" table:formula="of:=[Comparison.K2]" office:value-type="string" office:string-value="RandSwapper">
            <text:p>RandSwapper</text:p>
          </table:table-cell>
          <table:table-cell table:style-name="ce79" table:formula="of:=[Comparison.K28]" office:value-type="float" office:value="5477.18666666667">
            <text:p>5477.19</text:p>
          </table:table-cell>
          <table:table-cell table:style-name="ce79" table:formula="of:=100 - 100*([.B10]/[.B2])" office:value-type="float" office:value="14.1872639459875">
            <text:p>14.19</text:p>
          </table:table-cell>
        </table:table-row>
        <table:table-row table:style-name="ro2">
          <table:table-cell table:style-name="ce76" table:formula="of:=[Comparison.L2]" office:value-type="string" office:string-value="Genetic">
            <text:p>Genetic</text:p>
          </table:table-cell>
          <table:table-cell table:style-name="ce79" table:formula="of:=[Comparison.L28]" office:value-type="float" office:value="3378.09333333333">
            <text:p>3378.09</text:p>
          </table:table-cell>
          <table:table-cell table:style-name="ce79" table:formula="of:=100 - 100*([.B11]/[.B2])" office:value-type="float" office:value="47.0743925264882">
            <text:p>47.07</text:p>
          </table:table-cell>
        </table:table-row>
        <table:table-row table:style-name="ro2">
          <table:table-cell table:style-name="ce76" table:formula="of:=[Comparison.M2]" office:value-type="string" office:string-value="Memetic">
            <text:p>Memetic</text:p>
          </table:table-cell>
          <table:table-cell table:style-name="ce79" table:formula="of:=[Comparison.M28]" office:value-type="float" office:value="6260.4">
            <text:p>6260.40</text:p>
          </table:table-cell>
          <table:table-cell table:style-name="ce79" table:formula="of:=100 - 100*([.B12]/[.B2])" office:value-type="float" office:value="1.91642434573349">
            <text:p>1.92</text:p>
          </table:table-cell>
        </table:table-row>
        <table:table-row table:style-name="ro2">
          <table:table-cell table:style-name="ce76" table:formula="of:=[Comparison.N2]" office:value-type="string" office:string-value="Isifting NR">
            <text:p>Isifting NR</text:p>
          </table:table-cell>
          <table:table-cell table:style-name="ce79" table:formula="of:=[Comparison.N28]" office:value-type="float" office:value="68.64">
            <text:p>68.64</text:p>
          </table:table-cell>
          <table:table-cell table:style-name="ce79" table:formula="of:=100 - 100*([.B13]/[.B2])" office:value-type="float" office:value="98.9245964103078">
            <text:p>98.92</text:p>
          </table:table-cell>
        </table:table-row>
        <table:table-row table:style-name="ro2">
          <table:table-cell table:style-name="ce76" table:formula="of:=[Comparison.O2]" office:value-type="string" office:string-value="Isifting">
            <text:p>Isifting</text:p>
          </table:table-cell>
          <table:table-cell table:style-name="ce79" table:formula="of:=[Comparison.O28]" office:value-type="float" office:value="68.64">
            <text:p>68.64</text:p>
          </table:table-cell>
          <table:table-cell table:style-name="ce79" table:formula="of:=100 - 100*([.B14]/[.B2])" office:value-type="float" office:value="98.9245964103078">
            <text:p>98.92</text:p>
          </table:table-cell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Hoja12" table:style-name="ta1">
        <table:table-column table:style-name="co9" table:default-cell-style-name="Default"/>
        <table:table-row table:style-name="ro6">
          <table:table-cell/>
        </table:table-row>
        <table:table-row table:style-name="ro2" table:number-rows-repeated="1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number:number-style style:name="N10120" number:language="en" number:country="US">
      <number:number number:decimal-places="4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4-13T02:15:47</dc:date>
    <dc:creator>diegoj </dc:creator>
    <meta:editing-duration>P1DT6H50M16S</meta:editing-duration>
    <meta:editing-cycles>122</meta:editing-cycles>
    <meta:generator>LibreOffice/3.5$Linux_X86_64 LibreOffice_project/350m1$Build-2</meta:generator>
    <meta:printed-by>diegoj </meta:printed-by>
    <meta:print-date>2014-04-09T20:36:50</meta:print-date>
    <meta:document-statistic meta:table-count="12" meta:cell-count="50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00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00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00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002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8.76cm" style:legend-expansion="high" chart:style-name="ch2"/>
        <chart:plot-area chart:style-name="ch3" table:cell-range-address="Comparison.A3:Comparison.A27 Comparison.C2:Comparison.O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19" chart:values-cell-range-address="Comparison.O3:Comparison.O27" chart:label-cell-address="Comparison.O2:Comparison.O2" chart:class="chart:bar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 K=2</text:p>
                <draw:g>
                  <svg:desc>Comparison.G2:Comparison.G2</svg:desc>
                </draw:g>
              </table:table-cell>
              <table:table-cell office:value-type="string">
                <text:p>WP K=3</text:p>
                <draw:g>
                  <svg:desc>Comparison.H2:Comparison.H2</svg:desc>
                </draw:g>
              </table:table-cell>
              <table:table-cell office:value-type="string">
                <text:p>WP K=4</text:p>
                <draw:g>
                  <svg:desc>Comparison.I2:Comparison.I2</svg:desc>
                </draw:g>
              </table:table-cell>
              <table:table-cell office:value-type="string">
                <text:p>WP 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 NR</text:p>
                <draw:g>
                  <svg:desc>Comparison.N2:Comparison.N2</svg:desc>
                </draw:g>
              </table:table-cell>
              <table:table-cell office:value-type="string">
                <text:p>Isifting</text:p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57.66666666667">
                <text:p>1057.66666666667</text:p>
                <draw:g>
                  <svg:desc>Comparison.K3:Comparison.K27</svg:desc>
                </draw:g>
              </table:table-cell>
              <table:table-cell office:value-type="float" office:value="992.666666666667">
                <text:p>992.666666666667</text:p>
                <draw:g>
                  <svg:desc>Comparison.L3:Comparison.L27</svg:desc>
                </draw:g>
              </table:table-cell>
              <table:table-cell office:value-type="float" office:value="757">
                <text:p>75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191">
                <text:p>191</text:p>
                <draw:g>
                  <svg:desc>Comparison.O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4">
                <text:p>34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65">
                <text:p>31165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129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4">
                <text:p>44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4.333333333333">
                <text:p>104.333333333333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3430.33333333333">
                <text:p>3430.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195">
                <text:p>1195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99">
                <text:p>99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7">
                <text:p>267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66">
                <text:p>166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742.33333333333">
                <text:p>4742.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57cm" svg:y="0.316cm" chart:style-name="ch2">
          <text:p>Comparison between BDD size reduction algorithms</text:p>
        </chart:title>
        <chart:legend chart:legend-position="end" svg:x="12.335cm" svg:y="4.201cm" style:legend-expansion="high" chart:style-name="ch3"/>
        <chart:plot-area chart:style-name="ch4" table:cell-range-address="Graph.A1:Graph.B14" chart:data-source-has-labels="both" svg:x="0.77cm" svg:y="1.635cm" svg:width="10.925cm" svg:height="6.765cm">
          <chartooo:coordinate-region svg:x="2.238cm" svg:y="1.835cm" svg:width="9.288cm" svg:height="5.52cm"/>
          <chart:axis chart:dimension="x" chart:name="primary-x" chart:style-name="ch5" chartooo:axis-type="auto">
            <chartooo:date-scale/>
            <chart:categories table:cell-range-address="Graph.A2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2:Graph.B14" chart:label-cell-address="Graph.B1:Graph.B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duction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Size</text:p>
                <draw:g>
                  <svg:desc>Graph.A2:Graph.A14</svg:desc>
                </draw:g>
              </table:table-cell>
              <table:table-cell office:value-type="float" office:value="6382.72">
                <text:p>6382.72</text:p>
                <draw:g>
                  <svg:desc>Graph.B2:Graph.B14</svg:desc>
                </draw:g>
              </table:table-cell>
            </table:table-row>
            <table:table-row>
              <table:table-cell office:value-type="string">
                <text:p>Sifting</text:p>
              </table:table-cell>
              <table:table-cell office:value-type="float" office:value="428.88">
                <text:p>428.88</text:p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WP K=2</text:p>
              </table:table-cell>
              <table:table-cell office:value-type="float" office:value="6354.68">
                <text:p>6354.68</text:p>
              </table:table-cell>
            </table:table-row>
            <table:table-row>
              <table:table-cell office:value-type="string">
                <text:p>WP K=3</text:p>
              </table:table-cell>
              <table:table-cell office:value-type="float" office:value="5345.76">
                <text:p>5345.76</text:p>
              </table:table-cell>
            </table:table-row>
            <table:table-row>
              <table:table-cell office:value-type="string">
                <text:p>WP K=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WP K=5</text:p>
              </table:table-cell>
              <table:table-cell office:value-type="float" office:value="3657.32">
                <text:p>3657.32</text:p>
              </table:table-cell>
            </table:table-row>
            <table:table-row>
              <table:table-cell office:value-type="string">
                <text:p>RandSwapper</text:p>
              </table:table-cell>
              <table:table-cell office:value-type="float" office:value="5477.18666666667">
                <text:p>5477.18666666667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3378.09333333333">
                <text:p>3378.09333333333</text:p>
              </table:table-cell>
            </table:table-row>
            <table:table-row>
              <table:table-cell office:value-type="string">
                <text:p>Memetic</text:p>
              </table:table-cell>
              <table:table-cell office:value-type="float" office:value="6260.4">
                <text:p>6260.4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udell's Sifting vs. Iterative Sifting</text:p>
        </chart:title>
        <chart:legend chart:legend-position="end" svg:x="12.335cm" svg:y="4.201cm" style:legend-expansion="high" chart:style-name="ch3"/>
        <chart:plot-area chart:style-name="ch4" table:cell-range-address="Graph.A1:Graph.B5 Graph.A13:Graph.B14" chart:data-source-has-labels="both" svg:x="0.77cm" svg:y="1.635cm" svg:width="10.925cm" svg:height="6.765cm">
          <chartooo:coordinate-region svg:x="2.238cm" svg:y="1.835cm" svg:width="9.457cm" svg:height="5.52cm"/>
          <chart:axis chart:dimension="x" chart:name="primary-x" chart:style-name="ch5" chartooo:axis-type="auto">
            <chartooo:date-scale/>
            <chart:categories table:cell-range-address="Graph.A2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2:Graph.B5 Graph.B13:Graph.B14" chart:label-cell-address="Graph.B1:Graph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duction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Size</text:p>
                <draw:g>
                  <svg:desc>Graph.A2:Graph.A5 Graph.A13:Graph.A14</svg:desc>
                </draw:g>
              </table:table-cell>
              <table:table-cell office:value-type="float" office:value="6382.72">
                <text:p>6382.72</text:p>
                <draw:g>
                  <svg:desc>Graph.B2:Graph.B5 Graph.B13:Graph.B14</svg:desc>
                </draw:g>
              </table:table-cell>
            </table:table-row>
            <table:table-row>
              <table:table-cell office:value-type="string">
                <text:p>Sifting</text:p>
              </table:table-cell>
              <table:table-cell office:value-type="float" office:value="428.88">
                <text:p>428.88</text:p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24cm" svg:height="8.992cm" xlink:href=".." xlink:type="simple" chart:class="chart:bar" chart:style-name="ch1">
        <chart:title svg:x="4.818cm" svg:y="0.315cm" chart:style-name="ch2">
          <text:p>Reduction percentage achieved for each algorithm</text:p>
        </chart:title>
        <chart:legend chart:legend-position="end" svg:x="15.582cm" svg:y="4.197cm" style:legend-expansion="high" chart:style-name="ch3"/>
        <chart:plot-area chart:style-name="ch4" table:cell-range-address="Graph.A3:Graph.A14 Graph.C1:Graph.C1 Graph.C3:Graph.C14" chart:data-source-has-labels="both" svg:x="0.844cm" svg:y="1.631cm" svg:width="13.95cm" svg:height="6.762cm">
          <chartooo:coordinate-region svg:x="1.651cm" svg:y="1.83cm" svg:width="13.143cm" svg:height="5.518cm"/>
          <chart:axis chart:dimension="x" chart:name="primary-x" chart:style-name="ch5" chartooo:axis-type="auto">
            <chartooo:date-scale/>
            <chart:categories table:cell-range-address="Graph.A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C3:Graph.C14" chart:label-cell-address="Graph.C1:Graph.C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ction Percentage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14</svg:desc>
                </draw:g>
              </table:table-cell>
              <table:table-cell office:value-type="float" office:value="93.2806076406297">
                <text:p>93.2806076406297</text:p>
                <draw:g>
                  <svg:desc>Graph.C3:Graph.C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94.9682893813296">
                <text:p>94.968289381329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93.8377368896019">
                <text:p>93.8377368896019</text:p>
              </table:table-cell>
            </table:table-row>
            <table:table-row>
              <table:table-cell office:value-type="string">
                <text:p>WP K=2</text:p>
              </table:table-cell>
              <table:table-cell office:value-type="float" office:value="0.439311140078218">
                <text:p>0.439311140078218</text:p>
              </table:table-cell>
            </table:table-row>
            <table:table-row>
              <table:table-cell office:value-type="string">
                <text:p>WP K=3</text:p>
              </table:table-cell>
              <table:table-cell office:value-type="float" office:value="16.2463651860022">
                <text:p>16.2463651860022</text:p>
              </table:table-cell>
            </table:table-row>
            <table:table-row>
              <table:table-cell office:value-type="string">
                <text:p>WP K=4</text:p>
              </table:table-cell>
              <table:table-cell office:value-type="float" office:value="28.494434974431">
                <text:p>28.494434974431</text:p>
              </table:table-cell>
            </table:table-row>
            <table:table-row>
              <table:table-cell office:value-type="string">
                <text:p>WP K=5</text:p>
              </table:table-cell>
              <table:table-cell office:value-type="float" office:value="42.6996640930512">
                <text:p>42.6996640930512</text:p>
              </table:table-cell>
            </table:table-row>
            <table:table-row>
              <table:table-cell office:value-type="string">
                <text:p>RandSwapper</text:p>
              </table:table-cell>
              <table:table-cell office:value-type="float" office:value="14.1872639459875">
                <text:p>14.1872639459875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47.0743925264882">
                <text:p>47.0743925264882</text:p>
              </table:table-cell>
            </table:table-row>
            <table:table-row>
              <table:table-cell office:value-type="string">
                <text:p>Memetic</text:p>
              </table:table-cell>
              <table:table-cell office:value-type="float" office:value="1.91642434573349">
                <text:p>1.91642434573349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98.9245964103078">
                <text:p>98.9245964103078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98.9245964103078">
                <text:p>98.92459641030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09cm" svg:y="0.316cm" chart:style-name="ch2">
          <text:p>Reduction percentage of Rudell's Sifting vs Iterative Sifting</text:p>
        </chart:title>
        <chart:legend chart:legend-position="end" svg:x="11.858cm" svg:y="4.201cm" style:legend-expansion="high" chart:style-name="ch3"/>
        <chart:plot-area chart:style-name="ch4" table:cell-range-address="Graph.A3:Graph.A5 Graph.A13:Graph.A14 Graph.C1:Graph.C1 Graph.C3:Graph.C5 Graph.C13:Graph.C14" chart:data-source-has-labels="both" svg:x="0.77cm" svg:y="1.635cm" svg:width="10.448cm" svg:height="6.765cm">
          <chartooo:coordinate-region svg:x="1.577cm" svg:y="1.834cm" svg:width="9.641cm" svg:height="5.521cm"/>
          <chart:axis chart:dimension="x" chart:name="primary-x" chart:style-name="ch5" chartooo:axis-type="auto">
            <chartooo:date-scale/>
            <chart:categories table:cell-range-address="Graph.A3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C3:Graph.C5 Graph.C13:Graph.C14" chart:label-cell-address="Graph.C1:Graph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ction Percentage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5 Graph.A13:Graph.A14</svg:desc>
                </draw:g>
              </table:table-cell>
              <table:table-cell office:value-type="float" office:value="93.2806076406297">
                <text:p>93.2806076406297</text:p>
                <draw:g>
                  <svg:desc>Graph.C3:Graph.C5 Graph.C13:Graph.C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94.9682893813296">
                <text:p>94.968289381329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93.8377368896019">
                <text:p>93.8377368896019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98.9245964103078">
                <text:p>98.9245964103078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98.9245964103078">
                <text:p>98.9245964103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